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5" style:family="table-cell" style:parent-style-name="Default">
      <style:table-cell-properties fo:background-color="#adc5e7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/>
    </style:style>
    <style:style style:name="ce12" style:family="table-cell" style:parent-style-name="Default">
      <style:table-cell-properties fo:background-color="#faa61a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2">
      <style:table-cell-properties fo:background-color="#e0efd4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22" style:family="table-cell" style:parent-style-name="Default" style:data-style-name="N121">
      <style:table-cell-properties fo:background-color="#e0efd4"/>
      <style:text-properties fo:font-weight="bold" style:font-weight-asian="bold" style:font-weight-complex="bold"/>
    </style:style>
    <style:style style:name="ce2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ackground-color="#adc5e7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vg for 1000 trial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7"/>
        <table:table-column table:style-name="co1" table:number-columns-repeated="10" table:default-cell-style-name="Default"/>
        <table:table-row table:style-name="ro1">
          <table:table-cell table:style-name="ce15" office:value-type="string" calcext:value-type="string">
            <text:p>01_01</text:p>
          </table:table-cell>
          <table:table-cell table:style-name="ce15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xz</text:p>
          </table:table-cell>
          <table:table-cell table:style-name="ce8" office:value-type="string" calcext:value-type="string">
            <text:p>yz</text:p>
          </table:table-cell>
          <table:table-cell table:style-name="ce8" office:value-type="string" calcext:value-type="string">
            <text:p>xyz</text:p>
          </table:table-cell>
          <table:table-cell table:style-name="ce16" office:value-type="string" calcext:value-type="string">
            <text:p>baseline</text:p>
          </table:table-cell>
          <table:table-cell/>
          <table:table-cell table:style-name="ce8" office:value-type="string" calcext:value-type="string">
            <text:p>X → xy</text:p>
          </table:table-cell>
          <table:table-cell table:style-name="ce8" office:value-type="string" calcext:value-type="string">
            <text:p>Y – xy</text:p>
          </table:table-cell>
          <table:table-cell table:style-name="ce8" office:value-type="string" calcext:value-type="string">
            <text:p>X → xz</text:p>
          </table:table-cell>
          <table:table-cell table:style-name="ce8" office:value-type="string" calcext:value-type="string">
            <text:p>Z → xz</text:p>
          </table:table-cell>
          <table:table-cell table:style-name="ce8" office:value-type="string" calcext:value-type="string">
            <text:p>Y → yz</text:p>
          </table:table-cell>
          <table:table-cell table:style-name="ce8" office:value-type="string" calcext:value-type="string">
            <text:p>Z → yz</text:p>
          </table:table-cell>
          <table:table-cell table:style-name="ce8" office:value-type="string" calcext:value-type="string">
            <text:p>Xy → xyz</text:p>
          </table:table-cell>
          <table:table-cell table:style-name="ce8" office:value-type="string" calcext:value-type="string">
            <text:p>Xz → xyz</text:p>
          </table:table-cell>
          <table:table-cell table:style-name="ce8" office:value-type="string" calcext:value-type="string">
            <text:p>Yz → xyz</text:p>
          </table:table-cell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1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.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3]/3" office:value-type="float" office:value="0" calcext:value-type="float">
            <text:p>0</text:p>
          </table:table-cell>
          <table:table-cell table:style-name="ce11" table:formula="of:=[.D3]/3" office:value-type="float" office:value="0.502" calcext:value-type="float">
            <text:p>0.502</text:p>
          </table:table-cell>
          <table:table-cell table:style-name="ce11" table:formula="of:=[.E3]/3" office:value-type="float" office:value="0.666666666666667" calcext:value-type="float">
            <text:p>0.666666666666667</text:p>
          </table:table-cell>
          <table:table-cell table:style-name="ce11" table:formula="of:=[.F3]/3" office:value-type="float" office:value="0.504333333333333" calcext:value-type="float">
            <text:p>0.504333333333333</text:p>
          </table:table-cell>
          <table:table-cell table:style-name="ce11" table:formula="of:=[.G3]/3" office:value-type="float" office:value="0.333333333333333" calcext:value-type="float">
            <text:p>0.333333333333333</text:p>
          </table:table-cell>
          <table:table-cell table:style-name="ce11" table:formula="of:=[.H3]/3" office:value-type="float" office:value="0.666666666666667" calcext:value-type="float">
            <text:p>0.666666666666667</text:p>
          </table:table-cell>
          <table:table-cell table:style-name="ce11" table:formula="of:=[.I3]/3" office:value-type="float" office:value="0.333333333333333" calcext:value-type="float">
            <text:p>0.333333333333333</text:p>
          </table:table-cell>
          <table:table-cell table:style-name="ce11" office:value-type="float" office:value="0.44" calcext:value-type="float">
            <text:p>0.44</text:p>
          </table:table-cell>
          <table:table-cell/>
          <table:table-cell table:formula="of:=[.F4]-[.C4]" office:value-type="float" office:value="0.504333333333333" calcext:value-type="float">
            <text:p>0.504333333333333</text:p>
          </table:table-cell>
          <table:table-cell table:formula="of:=[.F4]-[.D4]" office:value-type="float" office:value="0.0023333333333333" calcext:value-type="float">
            <text:p>0.002333333333333</text:p>
          </table:table-cell>
          <table:table-cell table:formula="of:=[.G4]-[.C4]" office:value-type="float" office:value="0.333333333333333" calcext:value-type="float">
            <text:p>0.333333333333333</text:p>
          </table:table-cell>
          <table:table-cell table:formula="of:=[.G4]-[.E4]" office:value-type="float" office:value="-0.333333333333333" calcext:value-type="float">
            <text:p>-0.333333333333333</text:p>
          </table:table-cell>
          <table:table-cell table:formula="of:=[.H4]-[.D4]" office:value-type="float" office:value="0.164666666666667" calcext:value-type="float">
            <text:p>0.164666666666667</text:p>
          </table:table-cell>
          <table:table-cell table:formula="of:=[.H4]-[.E4]" office:value-type="float" office:value="0" calcext:value-type="float">
            <text:p>0</text:p>
          </table:table-cell>
          <table:table-cell table:formula="of:=[.I4]-[.F4]" office:value-type="float" office:value="-0.171" calcext:value-type="float">
            <text:p>-0.171</text:p>
          </table:table-cell>
          <table:table-cell table:formula="of:=[.I4]-[.G4]" office:value-type="float" office:value="0" calcext:value-type="float">
            <text:p>0</text:p>
          </table:table-cell>
          <table:table-cell table:formula="of:=[.I4]-[.H4]" office:value-type="float" office:value="-0.333333333333333" calcext:value-type="float">
            <text:p>-0.3333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01_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19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edit distance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 calcext:value-type="string">
            <text:p>normalized</text:p>
          </table:table-cell>
          <table:table-cell table:style-name="ce12" table:formula="of:=[.C8]/5" office:value-type="float" office:value="0.6458" calcext:value-type="float">
            <text:p>0.6458</text:p>
          </table:table-cell>
          <table:table-cell table:style-name="ce12" table:formula="of:=[.D8]/5" office:value-type="float" office:value="0.8" calcext:value-type="float">
            <text:p>0.8</text:p>
          </table:table-cell>
          <table:table-cell table:style-name="ce12" table:formula="of:=[.E8]/5" office:value-type="float" office:value="0.8" calcext:value-type="float">
            <text:p>0.8</text:p>
          </table:table-cell>
          <table:table-cell table:style-name="ce12" table:formula="of:=[.F8]/5" office:value-type="float" office:value="0.653" calcext:value-type="float">
            <text:p>0.653</text:p>
          </table:table-cell>
          <table:table-cell table:style-name="ce12" table:formula="of:=[.G8]/5" office:value-type="float" office:value="0.4" calcext:value-type="float">
            <text:p>0.4</text:p>
          </table:table-cell>
          <table:table-cell table:style-name="ce12" table:formula="of:=[.H8]/5" office:value-type="float" office:value="0.8" calcext:value-type="float">
            <text:p>0.8</text:p>
          </table:table-cell>
          <table:table-cell table:style-name="ce12" table:formula="of:=[.I8]/5" office:value-type="float" office:value="0.8" calcext:value-type="float">
            <text:p>0.8</text:p>
          </table:table-cell>
          <table:table-cell table:style-name="ce12" office:value-type="float" office:value="0.666" calcext:value-type="float">
            <text:p>0.666</text:p>
          </table:table-cell>
          <table:table-cell/>
          <table:table-cell table:formula="of:=[.F9]-[.C9]" office:value-type="float" office:value="0.00719999999999998" calcext:value-type="float">
            <text:p>0.0072</text:p>
          </table:table-cell>
          <table:table-cell table:formula="of:=[.F9]-[.D9]" office:value-type="float" office:value="-0.147" calcext:value-type="float">
            <text:p>-0.147</text:p>
          </table:table-cell>
          <table:table-cell table:formula="of:=[.G9]-[.C9]" office:value-type="float" office:value="-0.2458" calcext:value-type="float">
            <text:p>-0.2458</text:p>
          </table:table-cell>
          <table:table-cell table:formula="of:=[.G9]-[.E9]" office:value-type="float" office:value="-0.4" calcext:value-type="float">
            <text:p>-0.4</text:p>
          </table:table-cell>
          <table:table-cell table:formula="of:=[.H9]-[.D9]" office:value-type="float" office:value="0" calcext:value-type="float">
            <text:p>0</text:p>
          </table:table-cell>
          <table:table-cell table:formula="of:=[.H9]-[.E9]" office:value-type="float" office:value="0" calcext:value-type="float">
            <text:p>0</text:p>
          </table:table-cell>
          <table:table-cell table:formula="of:=[.I9]-[.F9]" office:value-type="float" office:value="0.147" calcext:value-type="float">
            <text:p>0.147</text:p>
          </table:table-cell>
          <table:table-cell table:formula="of:=[.I9]-[.G9]" office:value-type="float" office:value="0.4" calcext:value-type="float">
            <text:p>0.4</text:p>
          </table:table-cell>
          <table:table-cell table:formula="of:=[.I9]-[.H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01_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19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edit distance</text:p>
          </table:table-cell>
          <table:table-cell office:value-type="float" office:value="3.076" calcext:value-type="float">
            <text:p>3.076</text:p>
          </table:table-cell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  <table:table-cell office:value-type="float" office:value="2" calcext:value-type="float">
            <text:p>2</text:p>
          </table:table-cell>
          <table:table-cell office:value-type="float" office:value="2.954" calcext:value-type="float">
            <text:p>2.954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]/4" office:value-type="float" office:value="0.769" calcext:value-type="float">
            <text:p>0.769</text:p>
          </table:table-cell>
          <table:table-cell table:formula="of:=[.D13]/4" office:value-type="float" office:value="0.5" calcext:value-type="float">
            <text:p>0.5</text:p>
          </table:table-cell>
          <table:table-cell table:formula="of:=[.E13]/4" office:value-type="float" office:value="0.753" calcext:value-type="float">
            <text:p>0.753</text:p>
          </table:table-cell>
          <table:table-cell table:formula="of:=[.F13]/4" office:value-type="float" office:value="0.5" calcext:value-type="float">
            <text:p>0.5</text:p>
          </table:table-cell>
          <table:table-cell table:formula="of:=[.G13]/4" office:value-type="float" office:value="0.7385" calcext:value-type="float">
            <text:p>0.7385</text:p>
          </table:table-cell>
          <table:table-cell table:formula="of:=[.H13]/4" office:value-type="float" office:value="0.7475" calcext:value-type="float">
            <text:p>0.7475</text:p>
          </table:table-cell>
          <table:table-cell table:formula="of:=[.I13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14]-[.C14]" office:value-type="float" office:value="-0.269" calcext:value-type="float">
            <text:p>-0.269</text:p>
          </table:table-cell>
          <table:table-cell table:formula="of:=[.F14]-[.D14]" office:value-type="float" office:value="0" calcext:value-type="float">
            <text:p>0</text:p>
          </table:table-cell>
          <table:table-cell table:formula="of:=[.G14]-[.C14]" office:value-type="float" office:value="-0.0305" calcext:value-type="float">
            <text:p>-0.0305</text:p>
          </table:table-cell>
          <table:table-cell table:formula="of:=[.G14]-[.E14]" office:value-type="float" office:value="-0.0145" calcext:value-type="float">
            <text:p>-0.0145</text:p>
          </table:table-cell>
          <table:table-cell table:formula="of:=[.H14]-[.D14]" office:value-type="float" office:value="0.2475" calcext:value-type="float">
            <text:p>0.2475</text:p>
          </table:table-cell>
          <table:table-cell table:formula="of:=[.H14]-[.E14]" office:value-type="float" office:value="-0.00549999999999995" calcext:value-type="float">
            <text:p>-0.0055</text:p>
          </table:table-cell>
          <table:table-cell table:formula="of:=[.I14]-[.F14]" office:value-type="float" office:value="0" calcext:value-type="float">
            <text:p>0</text:p>
          </table:table-cell>
          <table:table-cell table:formula="of:=[.I14]-[.G14]" office:value-type="float" office:value="-0.2385" calcext:value-type="float">
            <text:p>-0.2385</text:p>
          </table:table-cell>
          <table:table-cell table:formula="of:=[.I14]-[.H14]" office:value-type="float" office:value="-0.2475" calcext:value-type="float">
            <text:p>-0.247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01_0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1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edit 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8" calcext:value-type="float">
            <text:p>2.83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]/4" office:value-type="float" office:value="1" calcext:value-type="float">
            <text:p>1</text:p>
          </table:table-cell>
          <table:table-cell table:formula="of:=[.D18]/4" office:value-type="float" office:value="1" calcext:value-type="float">
            <text:p>1</text:p>
          </table:table-cell>
          <table:table-cell table:formula="of:=[.E18]/4" office:value-type="float" office:value="0.703" calcext:value-type="float">
            <text:p>0.703</text:p>
          </table:table-cell>
          <table:table-cell table:formula="of:=[.F18]/4" office:value-type="float" office:value="1" calcext:value-type="float">
            <text:p>1</text:p>
          </table:table-cell>
          <table:table-cell table:formula="of:=[.G18]/4" office:value-type="float" office:value="1" calcext:value-type="float">
            <text:p>1</text:p>
          </table:table-cell>
          <table:table-cell table:formula="of:=[.H18]/4" office:value-type="float" office:value="0.7095" calcext:value-type="float">
            <text:p>0.7095</text:p>
          </table:table-cell>
          <table:table-cell table:formula="of:=[.I18]/4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19]-[.C19]" office:value-type="float" office:value="0" calcext:value-type="float">
            <text:p>0</text:p>
          </table:table-cell>
          <table:table-cell table:formula="of:=[.F19]-[.D19]" office:value-type="float" office:value="0" calcext:value-type="float">
            <text:p>0</text:p>
          </table:table-cell>
          <table:table-cell table:formula="of:=[.G19]-[.C19]" office:value-type="float" office:value="0" calcext:value-type="float">
            <text:p>0</text:p>
          </table:table-cell>
          <table:table-cell table:formula="of:=[.G19]-[.E19]" office:value-type="float" office:value="0.297" calcext:value-type="float">
            <text:p>0.297</text:p>
          </table:table-cell>
          <table:table-cell table:formula="of:=[.H19]-[.D19]" office:value-type="float" office:value="-0.2905" calcext:value-type="float">
            <text:p>-0.2905</text:p>
          </table:table-cell>
          <table:table-cell table:formula="of:=[.H19]-[.E19]" office:value-type="float" office:value="0.00649999999999995" calcext:value-type="float">
            <text:p>0.0065</text:p>
          </table:table-cell>
          <table:table-cell table:formula="of:=[.I19]-[.F19]" office:value-type="float" office:value="0" calcext:value-type="float">
            <text:p>0</text:p>
          </table:table-cell>
          <table:table-cell table:formula="of:=[.I19]-[.G19]" office:value-type="float" office:value="0" calcext:value-type="float">
            <text:p>0</text:p>
          </table:table-cell>
          <table:table-cell table:formula="of:=[.I19]-[.H19]" office:value-type="float" office:value="0.2905" calcext:value-type="float">
            <text:p>0.290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10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19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edit distance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4333333333333" calcext:value-type="float">
            <text:p>0.164333333333333</text:p>
          </table:table-cell>
          <table:table-cell table:formula="of:=[.D23]/3" office:value-type="float" office:value="0.335333333333333" calcext:value-type="float">
            <text:p>0.335333333333333</text:p>
          </table:table-cell>
          <table:table-cell table:formula="of:=[.E23]/3" office:value-type="float" office:value="0.446333333333333" calcext:value-type="float">
            <text:p>0.446333333333333</text:p>
          </table:table-cell>
          <table:table-cell table:formula="of:=[.F23]/3" office:value-type="float" office:value="0" calcext:value-type="float">
            <text:p>0</text:p>
          </table:table-cell>
          <table:table-cell table:formula="of:=[.G23]/3" office:value-type="float" office:value="0.170333333333333" calcext:value-type="float">
            <text:p>0.170333333333333</text:p>
          </table:table-cell>
          <table:table-cell table:formula="of:=[.H23]/3" office:value-type="float" office:value="0.447333333333333" calcext:value-type="float">
            <text:p>0.447333333333333</text:p>
          </table:table-cell>
          <table:table-cell table:formula="of:=[.I23]/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F24]-[.C24]" office:value-type="float" office:value="-0.164333333333333" calcext:value-type="float">
            <text:p>-0.164333333333333</text:p>
          </table:table-cell>
          <table:table-cell table:formula="of:=[.F24]-[.D24]" office:value-type="float" office:value="-0.335333333333333" calcext:value-type="float">
            <text:p>-0.335333333333333</text:p>
          </table:table-cell>
          <table:table-cell table:formula="of:=[.G24]-[.C24]" office:value-type="float" office:value="0.00600000000000001" calcext:value-type="float">
            <text:p>0.006</text:p>
          </table:table-cell>
          <table:table-cell table:formula="of:=[.G24]-[.E24]" office:value-type="float" office:value="-0.276" calcext:value-type="float">
            <text:p>-0.276</text:p>
          </table:table-cell>
          <table:table-cell table:formula="of:=[.H24]-[.D24]" office:value-type="float" office:value="0.112" calcext:value-type="float">
            <text:p>0.112</text:p>
          </table:table-cell>
          <table:table-cell table:formula="of:=[.H24]-[.E24]" office:value-type="float" office:value="0.00100000000000006" calcext:value-type="float">
            <text:p>0.001</text:p>
          </table:table-cell>
          <table:table-cell table:formula="of:=[.I24]-[.F24]" office:value-type="float" office:value="0" calcext:value-type="float">
            <text:p>0</text:p>
          </table:table-cell>
          <table:table-cell table:formula="of:=[.I24]-[.G24]" office:value-type="float" office:value="-0.170333333333333" calcext:value-type="float">
            <text:p>-0.170333333333333</text:p>
          </table:table-cell>
          <table:table-cell table:formula="of:=[.I24]-[.H24]" office:value-type="float" office:value="-0.447333333333333" calcext:value-type="float">
            <text:p>-0.4473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12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1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8]/3" office:value-type="float" office:value="0.168333333333333" calcext:value-type="float">
            <text:p>0.168333333333333</text:p>
          </table:table-cell>
          <table:table-cell table:formula="of:=[.D28]/3" office:value-type="float" office:value="0.501333333333333" calcext:value-type="float">
            <text:p>0.501333333333333</text:p>
          </table:table-cell>
          <table:table-cell table:formula="of:=[.E28]/3" office:value-type="float" office:value="0.166666666666667" calcext:value-type="float">
            <text:p>0.166666666666667</text:p>
          </table:table-cell>
          <table:table-cell table:formula="of:=[.F28]/3" office:value-type="float" office:value="0.333333333333333" calcext:value-type="float">
            <text:p>0.333333333333333</text:p>
          </table:table-cell>
          <table:table-cell table:formula="of:=[.G28]/3" office:value-type="float" office:value="0.174" calcext:value-type="float">
            <text:p>0.174</text:p>
          </table:table-cell>
          <table:table-cell table:formula="of:=[.H28]/3" office:value-type="float" office:value="0.160666666666667" calcext:value-type="float">
            <text:p>0.160666666666667</text:p>
          </table:table-cell>
          <table:table-cell table:formula="of:=[.I28]/3" office:value-type="float" office:value="0.333333333333333" calcext:value-type="float">
            <text:p>0.333333333333333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F29]-[.C29]" office:value-type="float" office:value="0.165" calcext:value-type="float">
            <text:p>0.165</text:p>
          </table:table-cell>
          <table:table-cell table:formula="of:=[.F29]-[.D29]" office:value-type="float" office:value="-0.168" calcext:value-type="float">
            <text:p>-0.168</text:p>
          </table:table-cell>
          <table:table-cell table:formula="of:=[.G29]-[.C29]" office:value-type="float" office:value="0.00566666666666668" calcext:value-type="float">
            <text:p>0.005666666666667</text:p>
          </table:table-cell>
          <table:table-cell table:formula="of:=[.G29]-[.E29]" office:value-type="float" office:value="0.00733333333333336" calcext:value-type="float">
            <text:p>0.007333333333333</text:p>
          </table:table-cell>
          <table:table-cell table:formula="of:=[.H29]-[.D29]" office:value-type="float" office:value="-0.340666666666667" calcext:value-type="float">
            <text:p>-0.340666666666667</text:p>
          </table:table-cell>
          <table:table-cell table:formula="of:=[.H29]-[.E29]" office:value-type="float" office:value="-0.00600000000000001" calcext:value-type="float">
            <text:p>-0.006</text:p>
          </table:table-cell>
          <table:table-cell table:formula="of:=[.I29]-[.F29]" office:value-type="float" office:value="0" calcext:value-type="float">
            <text:p>0</text:p>
          </table:table-cell>
          <table:table-cell table:formula="of:=[.I29]-[.G29]" office:value-type="float" office:value="0.159333333333333" calcext:value-type="float">
            <text:p>0.159333333333333</text:p>
          </table:table-cell>
          <table:table-cell table:formula="of:=[.I29]-[.H29]" office:value-type="float" office:value="0.172666666666667" calcext:value-type="float">
            <text:p>0.172666666666667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12_0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19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edit distance</text:p>
          </table:table-cell>
          <table:table-cell office:value-type="float" office:value="3.579" calcext:value-type="float">
            <text:p>3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  <table:table-cell office:value-type="float" office:value="3.496" calcext:value-type="float">
            <text:p>3.496</text:p>
          </table:table-cell>
          <table:table-cell table:number-columns-repeated="2" office:value-type="float" office:value="3.476" calcext:value-type="float">
            <text:p>3.47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7158" calcext:value-type="float">
            <text:p>0.7158</text:p>
          </table:table-cell>
          <table:table-cell table:formula="of:=[.D33]/5" office:value-type="float" office:value="0.4648" calcext:value-type="float">
            <text:p>0.4648</text:p>
          </table:table-cell>
          <table:table-cell table:formula="of:=[.E33]/5" office:value-type="float" office:value="0.7008" calcext:value-type="float">
            <text:p>0.7008</text:p>
          </table:table-cell>
          <table:table-cell table:formula="of:=[.F33]/5" office:value-type="float" office:value="0.6" calcext:value-type="float">
            <text:p>0.6</text:p>
          </table:table-cell>
          <table:table-cell table:formula="of:=[.G33]/5" office:value-type="float" office:value="0.6992" calcext:value-type="float">
            <text:p>0.6992</text:p>
          </table:table-cell>
          <table:table-cell table:formula="of:=[.H33]/5" office:value-type="float" office:value="0.6952" calcext:value-type="float">
            <text:p>0.6952</text:p>
          </table:table-cell>
          <table:table-cell table:formula="of:=[.I33]/5" office:value-type="float" office:value="0.6952" calcext:value-type="float">
            <text:p>0.6952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F34]-[.C34]" office:value-type="float" office:value="-0.1158" calcext:value-type="float">
            <text:p>-0.1158</text:p>
          </table:table-cell>
          <table:table-cell table:formula="of:=[.F34]-[.D34]" office:value-type="float" office:value="0.1352" calcext:value-type="float">
            <text:p>0.1352</text:p>
          </table:table-cell>
          <table:table-cell table:formula="of:=[.G34]-[.C34]" office:value-type="float" office:value="-0.0165999999999999" calcext:value-type="float">
            <text:p>-0.0166</text:p>
          </table:table-cell>
          <table:table-cell table:formula="of:=[.G34]-[.E34]" office:value-type="float" office:value="-0.00159999999999993" calcext:value-type="float">
            <text:p>-0.0016</text:p>
          </table:table-cell>
          <table:table-cell table:formula="of:=[.H34]-[.D34]" office:value-type="float" office:value="0.2304" calcext:value-type="float">
            <text:p>0.2304</text:p>
          </table:table-cell>
          <table:table-cell table:formula="of:=[.H34]-[.E34]" office:value-type="float" office:value="-0.00559999999999994" calcext:value-type="float">
            <text:p>-0.0056</text:p>
          </table:table-cell>
          <table:table-cell table:formula="of:=[.I34]-[.F34]" office:value-type="float" office:value="0.0952000000000001" calcext:value-type="float">
            <text:p>0.0952</text:p>
          </table:table-cell>
          <table:table-cell table:formula="of:=[.I34]-[.G34]" office:value-type="float" office:value="-0.004" calcext:value-type="float">
            <text:p>-0.004</text:p>
          </table:table-cell>
          <table:table-cell table:formula="of:=[.I34]-[.H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1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19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edit distance</text:p>
          </table:table-cell>
          <table:table-cell office:value-type="float" office:value="4.347" calcext:value-type="float">
            <text:p>4.347</text:p>
          </table:table-cell>
          <table:table-cell office:value-type="float" office:value="4.201" calcext:value-type="float">
            <text:p>4.20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85" calcext:value-type="float">
            <text:p>4.185</text:p>
          </table:table-cell>
          <table:table-cell office:value-type="float" office:value="4.331" calcext:value-type="float">
            <text:p>4.331</text:p>
          </table:table-cell>
          <table:table-cell office:value-type="float" office:value="4.291" calcext:value-type="float">
            <text:p>4.291</text:p>
          </table:table-cell>
          <table:table-cell office:value-type="float" office:value="4.336" calcext:value-type="float">
            <text:p>4.3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8]/6" office:value-type="float" office:value="0.7245" calcext:value-type="float">
            <text:p>0.7245</text:p>
          </table:table-cell>
          <table:table-cell table:formula="of:=[.D38]/6" office:value-type="float" office:value="0.700166666666667" calcext:value-type="float">
            <text:p>0.700166666666667</text:p>
          </table:table-cell>
          <table:table-cell table:formula="of:=[.E38]/6" office:value-type="float" office:value="0.728166666666667" calcext:value-type="float">
            <text:p>0.728166666666667</text:p>
          </table:table-cell>
          <table:table-cell table:formula="of:=[.F38]/6" office:value-type="float" office:value="0.6975" calcext:value-type="float">
            <text:p>0.6975</text:p>
          </table:table-cell>
          <table:table-cell table:formula="of:=[.G38]/6" office:value-type="float" office:value="0.721833333333333" calcext:value-type="float">
            <text:p>0.721833333333333</text:p>
          </table:table-cell>
          <table:table-cell table:formula="of:=[.H38]/6" office:value-type="float" office:value="0.715166666666667" calcext:value-type="float">
            <text:p>0.715166666666667</text:p>
          </table:table-cell>
          <table:table-cell table:formula="of:=[.I38]/6" office:value-type="float" office:value="0.722666666666667" calcext:value-type="float">
            <text:p>0.722666666666667</text:p>
          </table:table-cell>
          <table:table-cell office:value-type="float" office:value="0.723" calcext:value-type="float">
            <text:p>0.723</text:p>
          </table:table-cell>
          <table:table-cell/>
          <table:table-cell table:formula="of:=[.F39]-[.C39]" office:value-type="float" office:value="-0.0270000000000001" calcext:value-type="float">
            <text:p>-0.027</text:p>
          </table:table-cell>
          <table:table-cell table:formula="of:=[.F39]-[.D39]" office:value-type="float" office:value="-0.00266666666666671" calcext:value-type="float">
            <text:p>-0.002666666666667</text:p>
          </table:table-cell>
          <table:table-cell table:formula="of:=[.G39]-[.C39]" office:value-type="float" office:value="-0.00266666666666659" calcext:value-type="float">
            <text:p>-0.002666666666667</text:p>
          </table:table-cell>
          <table:table-cell table:formula="of:=[.G39]-[.E39]" office:value-type="float" office:value="-0.00633333333333319" calcext:value-type="float">
            <text:p>-0.006333333333333</text:p>
          </table:table-cell>
          <table:table-cell table:formula="of:=[.H39]-[.D39]" office:value-type="float" office:value="0.0150000000000001" calcext:value-type="float">
            <text:p>0.015</text:p>
          </table:table-cell>
          <table:table-cell table:formula="of:=[.H39]-[.E39]" office:value-type="float" office:value="-0.0129999999999999" calcext:value-type="float">
            <text:p>-0.013</text:p>
          </table:table-cell>
          <table:table-cell table:formula="of:=[.I39]-[.F39]" office:value-type="float" office:value="0.0251666666666668" calcext:value-type="float">
            <text:p>0.025166666666667</text:p>
          </table:table-cell>
          <table:table-cell table:formula="of:=[.I39]-[.G39]" office:value-type="float" office:value="0.000833333333333242" calcext:value-type="float">
            <text:p>0.000833333333333</text:p>
          </table:table-cell>
          <table:table-cell table:formula="of:=[.I39]-[.H39]" office:value-type="float" office:value="0.00749999999999995" calcext:value-type="float">
            <text:p>0.007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1_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19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edit distance</text:p>
          </table:table-cell>
          <table:table-cell office:value-type="float" office:value="2.45" calcext:value-type="float">
            <text:p>2.45</text:p>
          </table:table-cell>
          <table:table-cell office:value-type="float" office:value="1.48" calcext:value-type="float">
            <text:p>1.48</text:p>
          </table:table-cell>
          <table:table-cell office:value-type="float" office:value="2.315" calcext:value-type="float">
            <text:p>2.315</text:p>
          </table:table-cell>
          <table:table-cell office:value-type="float" office:value="1.487" calcext:value-type="float">
            <text:p>1.487</text:p>
          </table:table-cell>
          <table:table-cell office:value-type="float" office:value="2.319" calcext:value-type="float">
            <text:p>2.319</text:p>
          </table:table-cell>
          <table:table-cell office:value-type="float" office:value="2.317" calcext:value-type="float">
            <text:p>2.317</text:p>
          </table:table-cell>
          <table:table-cell office:value-type="float" office:value="1.525" calcext:value-type="float">
            <text:p>1.5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4" office:value-type="float" office:value="0.6125" calcext:value-type="float">
            <text:p>0.6125</text:p>
          </table:table-cell>
          <table:table-cell table:formula="of:=[.D43]/4" office:value-type="float" office:value="0.37" calcext:value-type="float">
            <text:p>0.37</text:p>
          </table:table-cell>
          <table:table-cell table:formula="of:=[.E43]/4" office:value-type="float" office:value="0.57875" calcext:value-type="float">
            <text:p>0.57875</text:p>
          </table:table-cell>
          <table:table-cell table:formula="of:=[.F43]/4" office:value-type="float" office:value="0.37175" calcext:value-type="float">
            <text:p>0.37175</text:p>
          </table:table-cell>
          <table:table-cell table:formula="of:=[.G43]/4" office:value-type="float" office:value="0.57975" calcext:value-type="float">
            <text:p>0.57975</text:p>
          </table:table-cell>
          <table:table-cell table:formula="of:=[.H43]/4" office:value-type="float" office:value="0.57925" calcext:value-type="float">
            <text:p>0.57925</text:p>
          </table:table-cell>
          <table:table-cell table:formula="of:=[.I43]/4" office:value-type="float" office:value="0.38125" calcext:value-type="float">
            <text:p>0.3812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44]-[.C44]" office:value-type="float" office:value="-0.24075" calcext:value-type="float">
            <text:p>-0.24075</text:p>
          </table:table-cell>
          <table:table-cell table:formula="of:=[.F44]-[.D44]" office:value-type="float" office:value="0.00175000000000003" calcext:value-type="float">
            <text:p>0.00175</text:p>
          </table:table-cell>
          <table:table-cell table:formula="of:=[.G44]-[.C44]" office:value-type="float" office:value="-0.0327500000000001" calcext:value-type="float">
            <text:p>-0.03275</text:p>
          </table:table-cell>
          <table:table-cell table:formula="of:=[.G44]-[.E44]" office:value-type="float" office:value="0.001" calcext:value-type="float">
            <text:p>0.001</text:p>
          </table:table-cell>
          <table:table-cell table:formula="of:=[.H44]-[.D44]" office:value-type="float" office:value="0.20925" calcext:value-type="float">
            <text:p>0.20925</text:p>
          </table:table-cell>
          <table:table-cell table:formula="of:=[.H44]-[.E44]" office:value-type="float" office:value="0.000500000000000056" calcext:value-type="float">
            <text:p>0.0005</text:p>
          </table:table-cell>
          <table:table-cell table:formula="of:=[.I44]-[.F44]" office:value-type="float" office:value="0.00949999999999995" calcext:value-type="float">
            <text:p>0.0095</text:p>
          </table:table-cell>
          <table:table-cell table:formula="of:=[.I44]-[.G44]" office:value-type="float" office:value="-0.1985" calcext:value-type="float">
            <text:p>-0.1985</text:p>
          </table:table-cell>
          <table:table-cell table:formula="of:=[.I44]-[.H44]" office:value-type="float" office:value="-0.198" calcext:value-type="float">
            <text:p>-0.198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1_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1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edit distance</text:p>
          </table:table-cell>
          <table:table-cell office:value-type="float" office:value="5.269" calcext:value-type="float">
            <text:p>5.269</text:p>
          </table:table-cell>
          <table:table-cell office:value-type="float" office:value="5.582" calcext:value-type="float">
            <text:p>5.582</text:p>
          </table:table-cell>
          <table:table-cell office:value-type="float" office:value="5.64" calcext:value-type="float">
            <text:p>5.64</text:p>
          </table:table-cell>
          <table:table-cell office:value-type="float" office:value="5.111" calcext:value-type="float">
            <text:p>5.111</text:p>
          </table:table-cell>
          <table:table-cell office:value-type="float" office:value="5.501" calcext:value-type="float">
            <text:p>5.501</text:p>
          </table:table-cell>
          <table:table-cell office:value-type="float" office:value="5.595" calcext:value-type="float">
            <text:p>5.595</text:p>
          </table:table-cell>
          <table:table-cell office:value-type="float" office:value="5.502" calcext:value-type="float">
            <text:p>5.5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8]/7" office:value-type="float" office:value="0.752714285714286" calcext:value-type="float">
            <text:p>0.752714285714286</text:p>
          </table:table-cell>
          <table:table-cell table:formula="of:=[.D48]/7" office:value-type="float" office:value="0.797428571428571" calcext:value-type="float">
            <text:p>0.797428571428571</text:p>
          </table:table-cell>
          <table:table-cell table:formula="of:=[.E48]/7" office:value-type="float" office:value="0.805714285714286" calcext:value-type="float">
            <text:p>0.805714285714286</text:p>
          </table:table-cell>
          <table:table-cell table:formula="of:=[.F48]/7" office:value-type="float" office:value="0.730142857142857" calcext:value-type="float">
            <text:p>0.730142857142857</text:p>
          </table:table-cell>
          <table:table-cell table:formula="of:=[.G48]/7" office:value-type="float" office:value="0.785857142857143" calcext:value-type="float">
            <text:p>0.785857142857143</text:p>
          </table:table-cell>
          <table:table-cell table:formula="of:=[.H48]/7" office:value-type="float" office:value="0.799285714285714" calcext:value-type="float">
            <text:p>0.799285714285714</text:p>
          </table:table-cell>
          <table:table-cell table:formula="of:=[.I48]/7" office:value-type="float" office:value="0.786" calcext:value-type="float">
            <text:p>0.786</text:p>
          </table:table-cell>
          <table:table-cell office:value-type="float" office:value="0.756" calcext:value-type="float">
            <text:p>0.756</text:p>
          </table:table-cell>
          <table:table-cell/>
          <table:table-cell table:formula="of:=[.F49]-[.C49]" office:value-type="float" office:value="-0.0225714285714287" calcext:value-type="float">
            <text:p>-0.022571428571429</text:p>
          </table:table-cell>
          <table:table-cell table:formula="of:=[.F49]-[.D49]" office:value-type="float" office:value="-0.0672857142857143" calcext:value-type="float">
            <text:p>-0.067285714285714</text:p>
          </table:table-cell>
          <table:table-cell table:formula="of:=[.G49]-[.C49]" office:value-type="float" office:value="0.0331428571428571" calcext:value-type="float">
            <text:p>0.033142857142857</text:p>
          </table:table-cell>
          <table:table-cell table:formula="of:=[.G49]-[.E49]" office:value-type="float" office:value="-0.0198571428571428" calcext:value-type="float">
            <text:p>-0.019857142857143</text:p>
          </table:table-cell>
          <table:table-cell table:formula="of:=[.H49]-[.D49]" office:value-type="float" office:value="0.00185714285714289" calcext:value-type="float">
            <text:p>0.001857142857143</text:p>
          </table:table-cell>
          <table:table-cell table:formula="of:=[.H49]-[.E49]" office:value-type="float" office:value="-0.00642857142857145" calcext:value-type="float">
            <text:p>-0.006428571428571</text:p>
          </table:table-cell>
          <table:table-cell table:formula="of:=[.I49]-[.F49]" office:value-type="float" office:value="0.0558571428571428" calcext:value-type="float">
            <text:p>0.055857142857143</text:p>
          </table:table-cell>
          <table:table-cell table:formula="of:=[.I49]-[.G49]" office:value-type="float" office:value="0.000142857142857" calcext:value-type="float">
            <text:p>0.000142857142857</text:p>
          </table:table-cell>
          <table:table-cell table:formula="of:=[.I49]-[.H49]" office:value-type="float" office:value="-0.0132857142857143" calcext:value-type="float">
            <text:p>-0.01328571428571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2_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19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edit distance</text:p>
          </table:table-cell>
          <table:table-cell office:value-type="float" office:value="4.37" calcext:value-type="float">
            <text:p>4.37</text:p>
          </table:table-cell>
          <table:table-cell office:value-type="float" office:value="3.325" calcext:value-type="float">
            <text:p>3.325</text:p>
          </table:table-cell>
          <table:table-cell office:value-type="float" office:value="4.379" calcext:value-type="float">
            <text:p>4.379</text:p>
          </table:table-cell>
          <table:table-cell office:value-type="float" office:value="3.56" calcext:value-type="float">
            <text:p>3.56</text:p>
          </table:table-cell>
          <table:table-cell office:value-type="float" office:value="4.331" calcext:value-type="float">
            <text:p>4.331</text:p>
          </table:table-cell>
          <table:table-cell office:value-type="float" office:value="4.354" calcext:value-type="float">
            <text:p>4.354</text:p>
          </table:table-cell>
          <table:table-cell office:value-type="float" office:value="4.313" calcext:value-type="float">
            <text:p>4.313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53]/6" office:value-type="float" office:value="0.728333333333333" calcext:value-type="float">
            <text:p>0.728333333333333</text:p>
          </table:table-cell>
          <table:table-cell table:style-name="ce11" table:formula="of:=[.D53]/6" office:value-type="float" office:value="0.554166666666667" calcext:value-type="float">
            <text:p>0.554166666666667</text:p>
          </table:table-cell>
          <table:table-cell table:style-name="ce11" table:formula="of:=[.E53]/6" office:value-type="float" office:value="0.729833333333333" calcext:value-type="float">
            <text:p>0.729833333333333</text:p>
          </table:table-cell>
          <table:table-cell table:style-name="ce11" table:formula="of:=[.F53]/6" office:value-type="float" office:value="0.593333333333333" calcext:value-type="float">
            <text:p>0.593333333333333</text:p>
          </table:table-cell>
          <table:table-cell table:style-name="ce11" table:formula="of:=[.G53]/6" office:value-type="float" office:value="0.721833333333333" calcext:value-type="float">
            <text:p>0.721833333333333</text:p>
          </table:table-cell>
          <table:table-cell table:style-name="ce11" table:formula="of:=[.H53]/6" office:value-type="float" office:value="0.725666666666667" calcext:value-type="float">
            <text:p>0.725666666666667</text:p>
          </table:table-cell>
          <table:table-cell table:style-name="ce11" table:formula="of:=[.I53]/6" office:value-type="float" office:value="0.718833333333333" calcext:value-type="float">
            <text:p>0.718833333333333</text:p>
          </table:table-cell>
          <table:table-cell table:style-name="ce11" office:value-type="float" office:value="0.723" calcext:value-type="float">
            <text:p>0.723</text:p>
          </table:table-cell>
          <table:table-cell/>
          <table:table-cell table:formula="of:=[.F54]-[.C54]" office:value-type="float" office:value="-0.135" calcext:value-type="float">
            <text:p>-0.135</text:p>
          </table:table-cell>
          <table:table-cell table:formula="of:=[.F54]-[.D54]" office:value-type="float" office:value="0.0391666666666667" calcext:value-type="float">
            <text:p>0.039166666666667</text:p>
          </table:table-cell>
          <table:table-cell table:formula="of:=[.G54]-[.C54]" office:value-type="float" office:value="-0.00649999999999995" calcext:value-type="float">
            <text:p>-0.0065</text:p>
          </table:table-cell>
          <table:table-cell table:formula="of:=[.G54]-[.E54]" office:value-type="float" office:value="-0.00799999999999979" calcext:value-type="float">
            <text:p>-0.008</text:p>
          </table:table-cell>
          <table:table-cell table:formula="of:=[.H54]-[.D54]" office:value-type="float" office:value="0.1715" calcext:value-type="float">
            <text:p>0.1715</text:p>
          </table:table-cell>
          <table:table-cell table:formula="of:=[.H54]-[.E54]" office:value-type="float" office:value="-0.00416666666666654" calcext:value-type="float">
            <text:p>-0.004166666666667</text:p>
          </table:table-cell>
          <table:table-cell table:formula="of:=[.I54]-[.F54]" office:value-type="float" office:value="0.1255" calcext:value-type="float">
            <text:p>0.1255</text:p>
          </table:table-cell>
          <table:table-cell table:formula="of:=[.I54]-[.G54]" office:value-type="float" office:value="-0.00300000000000011" calcext:value-type="float">
            <text:p>-0.003</text:p>
          </table:table-cell>
          <table:table-cell table:formula="of:=[.I54]-[.H54]" office:value-type="float" office:value="-0.00683333333333336" calcext:value-type="float">
            <text:p>-0.0068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2_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9"/>
          <table:table-cell table:number-columns-repeated="17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edit distance</text:p>
          </table:table-cell>
          <table:table-cell office:value-type="float" office:value="7.15" calcext:value-type="float">
            <text:p>7.15</text:p>
          </table:table-cell>
          <table:table-cell office:value-type="float" office:value="7.647" calcext:value-type="float">
            <text:p>7.647</text:p>
          </table:table-cell>
          <table:table-cell office:value-type="float" office:value="6.914" calcext:value-type="float">
            <text:p>6.914</text:p>
          </table:table-cell>
          <table:table-cell office:value-type="float" office:value="7.539" calcext:value-type="float">
            <text:p>7.539</text:p>
          </table:table-cell>
          <table:table-cell office:value-type="float" office:value="7.238" calcext:value-type="float">
            <text:p>7.238</text:p>
          </table:table-cell>
          <table:table-cell office:value-type="float" office:value="6.923" calcext:value-type="float">
            <text:p>6.923</text:p>
          </table:table-cell>
          <table:table-cell office:value-type="float" office:value="7.338" calcext:value-type="float">
            <text:p>7.3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8]/9" office:value-type="float" office:value="0.794444444444444" calcext:value-type="float">
            <text:p>0.794444444444444</text:p>
          </table:table-cell>
          <table:table-cell table:formula="of:=[.D58]/9" office:value-type="float" office:value="0.849666666666667" calcext:value-type="float">
            <text:p>0.849666666666667</text:p>
          </table:table-cell>
          <table:table-cell table:formula="of:=[.E58]/9" office:value-type="float" office:value="0.768222222222222" calcext:value-type="float">
            <text:p>0.768222222222222</text:p>
          </table:table-cell>
          <table:table-cell table:formula="of:=[.F58]/9" office:value-type="float" office:value="0.837666666666667" calcext:value-type="float">
            <text:p>0.837666666666667</text:p>
          </table:table-cell>
          <table:table-cell table:formula="of:=[.G58]/9" office:value-type="float" office:value="0.804222222222222" calcext:value-type="float">
            <text:p>0.804222222222222</text:p>
          </table:table-cell>
          <table:table-cell table:formula="of:=[.H58]/9" office:value-type="float" office:value="0.769222222222222" calcext:value-type="float">
            <text:p>0.769222222222222</text:p>
          </table:table-cell>
          <table:table-cell table:formula="of:=[.I58]/9" office:value-type="float" office:value="0.815333333333333" calcext:value-type="float">
            <text:p>0.815333333333333</text:p>
          </table:table-cell>
          <table:table-cell office:value-type="float" office:value="0.806" calcext:value-type="float">
            <text:p>0.806</text:p>
          </table:table-cell>
          <table:table-cell/>
          <table:table-cell table:formula="of:=[.F59]-[.C59]" office:value-type="float" office:value="0.0432222222222222" calcext:value-type="float">
            <text:p>0.043222222222222</text:p>
          </table:table-cell>
          <table:table-cell table:formula="of:=[.F59]-[.D59]" office:value-type="float" office:value="-0.012" calcext:value-type="float">
            <text:p>-0.012</text:p>
          </table:table-cell>
          <table:table-cell table:formula="of:=[.G59]-[.C59]" office:value-type="float" office:value="0.00977777777777777" calcext:value-type="float">
            <text:p>0.009777777777778</text:p>
          </table:table-cell>
          <table:table-cell table:formula="of:=[.G59]-[.E59]" office:value-type="float" office:value="0.0360000000000001" calcext:value-type="float">
            <text:p>0.036</text:p>
          </table:table-cell>
          <table:table-cell table:formula="of:=[.H59]-[.D59]" office:value-type="float" office:value="-0.0804444444444444" calcext:value-type="float">
            <text:p>-0.080444444444445</text:p>
          </table:table-cell>
          <table:table-cell table:formula="of:=[.H59]-[.E59]" office:value-type="float" office:value="0.00100000000000011" calcext:value-type="float">
            <text:p>0.001</text:p>
          </table:table-cell>
          <table:table-cell table:formula="of:=[.I59]-[.F59]" office:value-type="float" office:value="-0.0223333333333333" calcext:value-type="float">
            <text:p>-0.022333333333333</text:p>
          </table:table-cell>
          <table:table-cell table:formula="of:=[.I59]-[.G59]" office:value-type="float" office:value="0.0111111111111111" calcext:value-type="float">
            <text:p>0.011111111111111</text:p>
          </table:table-cell>
          <table:table-cell table:formula="of:=[.I59]-[.H59]" office:value-type="float" office:value="0.0461111111111111" calcext:value-type="float">
            <text:p>0.046111111111111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4_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19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edit distance</text:p>
          </table:table-cell>
          <table:table-cell office:value-type="float" office:value="3.367" calcext:value-type="float">
            <text:p>3.367</text:p>
          </table:table-cell>
          <table:table-cell office:value-type="float" office:value="4.263" calcext:value-type="float">
            <text:p>4.2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4.155" calcext:value-type="float">
            <text:p>4.15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734" calcext:value-type="float">
            <text:p>0.6734</text:p>
          </table:table-cell>
          <table:table-cell table:formula="of:=[.D63]/5" office:value-type="float" office:value="0.8526" calcext:value-type="float">
            <text:p>0.8526</text:p>
          </table:table-cell>
          <table:table-cell table:formula="of:=[.E63]/5" office:value-type="float" office:value="0.8356" calcext:value-type="float">
            <text:p>0.8356</text:p>
          </table:table-cell>
          <table:table-cell table:formula="of:=[.F63]/5" office:value-type="float" office:value="0.8478" calcext:value-type="float">
            <text:p>0.8478</text:p>
          </table:table-cell>
          <table:table-cell table:formula="of:=[.G63]/5" office:value-type="float" office:value="0.8" calcext:value-type="float">
            <text:p>0.8</text:p>
          </table:table-cell>
          <table:table-cell table:formula="of:=[.H63]/5" office:value-type="float" office:value="0.831" calcext:value-type="float">
            <text:p>0.831</text:p>
          </table:table-cell>
          <table:table-cell table:formula="of:=[.I63]/5"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F64]-[.C64]" office:value-type="float" office:value="0.1744" calcext:value-type="float">
            <text:p>0.1744</text:p>
          </table:table-cell>
          <table:table-cell table:formula="of:=[.F64]-[.D64]" office:value-type="float" office:value="-0.00480000000000003" calcext:value-type="float">
            <text:p>-0.0048</text:p>
          </table:table-cell>
          <table:table-cell table:formula="of:=[.G64]-[.C64]" office:value-type="float" office:value="0.1266" calcext:value-type="float">
            <text:p>0.1266</text:p>
          </table:table-cell>
          <table:table-cell table:formula="of:=[.G64]-[.E64]" office:value-type="float" office:value="-0.0356" calcext:value-type="float">
            <text:p>-0.0356</text:p>
          </table:table-cell>
          <table:table-cell table:formula="of:=[.H64]-[.D64]" office:value-type="float" office:value="-0.0216" calcext:value-type="float">
            <text:p>-0.0216</text:p>
          </table:table-cell>
          <table:table-cell table:formula="of:=[.H64]-[.E64]" office:value-type="float" office:value="-0.00459999999999994" calcext:value-type="float">
            <text:p>-0.0046</text:p>
          </table:table-cell>
          <table:table-cell table:formula="of:=[.I64]-[.F64]" office:value-type="float" office:value="-0.0478" calcext:value-type="float">
            <text:p>-0.0478</text:p>
          </table:table-cell>
          <table:table-cell table:formula="of:=[.I64]-[.G64]" office:value-type="float" office:value="0" calcext:value-type="float">
            <text:p>0</text:p>
          </table:table-cell>
          <table:table-cell table:formula="of:=[.I64]-[.H64]" office:value-type="float" office:value="-0.031" calcext:value-type="float">
            <text:p>-0.031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4_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19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" calcext:value-type="float">
            <text:p>0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8]/2" office:value-type="float" office:value="0.2525" calcext:value-type="float">
            <text:p>0.2525</text:p>
          </table:table-cell>
          <table:table-cell table:formula="of:=[.D68]/2" office:value-type="float" office:value="0.2485" calcext:value-type="float">
            <text:p>0.2485</text:p>
          </table:table-cell>
          <table:table-cell table:formula="of:=[.E68]/2" office:value-type="float" office:value="0.2805" calcext:value-type="float">
            <text:p>0.2805</text:p>
          </table:table-cell>
          <table:table-cell table:formula="of:=[.F68]/2" office:value-type="float" office:value="0.256" calcext:value-type="float">
            <text:p>0.256</text:p>
          </table:table-cell>
          <table:table-cell table:formula="of:=[.G68]/2" office:value-type="float" office:value="0.241" calcext:value-type="float">
            <text:p>0.241</text:p>
          </table:table-cell>
          <table:table-cell table:formula="of:=[.H68]/2" office:value-type="float" office:value="0.2545" calcext:value-type="float">
            <text:p>0.2545</text:p>
          </table:table-cell>
          <table:table-cell table:formula="of:=[.I68]/2"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F69]-[.C69]" office:value-type="float" office:value="0.0035" calcext:value-type="float">
            <text:p>0.0035</text:p>
          </table:table-cell>
          <table:table-cell table:formula="of:=[.F69]-[.D69]" office:value-type="float" office:value="0.00750000000000001" calcext:value-type="float">
            <text:p>0.0075</text:p>
          </table:table-cell>
          <table:table-cell table:formula="of:=[.G69]-[.C69]" office:value-type="float" office:value="-0.0115" calcext:value-type="float">
            <text:p>-0.0115</text:p>
          </table:table-cell>
          <table:table-cell table:formula="of:=[.G69]-[.E69]" office:value-type="float" office:value="-0.0395" calcext:value-type="float">
            <text:p>-0.0395</text:p>
          </table:table-cell>
          <table:table-cell table:formula="of:=[.H69]-[.D69]" office:value-type="float" office:value="0.00600000000000001" calcext:value-type="float">
            <text:p>0.006</text:p>
          </table:table-cell>
          <table:table-cell table:formula="of:=[.H69]-[.E69]" office:value-type="float" office:value="-0.026" calcext:value-type="float">
            <text:p>-0.026</text:p>
          </table:table-cell>
          <table:table-cell table:formula="of:=[.I69]-[.F69]" office:value-type="float" office:value="-0.021" calcext:value-type="float">
            <text:p>-0.021</text:p>
          </table:table-cell>
          <table:table-cell table:formula="of:=[.I69]-[.G69]" office:value-type="float" office:value="-0.00599999999999998" calcext:value-type="float">
            <text:p>-0.006</text:p>
          </table:table-cell>
          <table:table-cell table:formula="of:=[.I69]-[.H69]" office:value-type="float" office:value="-0.0195" calcext:value-type="float">
            <text:p>-0.019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4_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19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edit distance</text:p>
          </table:table-cell>
          <table:table-cell office:value-type="float" office:value="4.343" calcext:value-type="float">
            <text:p>4.3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22" calcext:value-type="float">
            <text:p>4.522</text:p>
          </table:table-cell>
          <table:table-cell office:value-type="float" office:value="4.336" calcext:value-type="float">
            <text:p>4.336</text:p>
          </table:table-cell>
          <table:table-cell office:value-type="float" office:value="4.5" calcext:value-type="float">
            <text:p>4.5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2" calcext:value-type="float">
            <text:p>2.482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3]/5" office:value-type="float" office:value="0.8686" calcext:value-type="float">
            <text:p>0.8686</text:p>
          </table:table-cell>
          <table:table-cell table:style-name="ce11" table:formula="of:=[.D73]/5" office:value-type="float" office:value="0.9054" calcext:value-type="float">
            <text:p>0.9054</text:p>
          </table:table-cell>
          <table:table-cell table:style-name="ce11" table:formula="of:=[.E73]/5" office:value-type="float" office:value="0.9044" calcext:value-type="float">
            <text:p>0.9044</text:p>
          </table:table-cell>
          <table:table-cell table:style-name="ce11" table:formula="of:=[.F73]/5" office:value-type="float" office:value="0.8672" calcext:value-type="float">
            <text:p>0.8672</text:p>
          </table:table-cell>
          <table:table-cell table:style-name="ce11" table:formula="of:=[.G73]/5" office:value-type="float" office:value="0.9" calcext:value-type="float">
            <text:p>0.9</text:p>
          </table:table-cell>
          <table:table-cell table:style-name="ce11" table:formula="of:=[.H73]/5" office:value-type="float" office:value="0.4968" calcext:value-type="float">
            <text:p>0.4968</text:p>
          </table:table-cell>
          <table:table-cell table:style-name="ce11" table:formula="of:=[.I73]/5" office:value-type="float" office:value="0.4964" calcext:value-type="float">
            <text:p>0.4964</text:p>
          </table:table-cell>
          <table:table-cell table:style-name="ce11" office:value-type="float" office:value="0.666" calcext:value-type="float">
            <text:p>0.666</text:p>
          </table:table-cell>
          <table:table-cell/>
          <table:table-cell table:formula="of:=[.F74]-[.C74]" office:value-type="float" office:value="-0.00139999999999996" calcext:value-type="float">
            <text:p>-0.0014</text:p>
          </table:table-cell>
          <table:table-cell table:formula="of:=[.F74]-[.D74]" office:value-type="float" office:value="-0.0381999999999999" calcext:value-type="float">
            <text:p>-0.0382</text:p>
          </table:table-cell>
          <table:table-cell table:formula="of:=[.G74]-[.C74]" office:value-type="float" office:value="0.0314" calcext:value-type="float">
            <text:p>0.0314</text:p>
          </table:table-cell>
          <table:table-cell table:formula="of:=[.G74]-[.E74]" office:value-type="float" office:value="-0.00440000000000007" calcext:value-type="float">
            <text:p>-0.0044</text:p>
          </table:table-cell>
          <table:table-cell table:formula="of:=[.H74]-[.D74]" office:value-type="float" office:value="-0.4086" calcext:value-type="float">
            <text:p>-0.4086</text:p>
          </table:table-cell>
          <table:table-cell table:formula="of:=[.H74]-[.E74]" office:value-type="float" office:value="-0.4076" calcext:value-type="float">
            <text:p>-0.4076</text:p>
          </table:table-cell>
          <table:table-cell table:formula="of:=[.I74]-[.F74]" office:value-type="float" office:value="-0.3708" calcext:value-type="float">
            <text:p>-0.3708</text:p>
          </table:table-cell>
          <table:table-cell table:formula="of:=[.I74]-[.G74]" office:value-type="float" office:value="-0.4036" calcext:value-type="float">
            <text:p>-0.4036</text:p>
          </table:table-cell>
          <table:table-cell table:formula="of:=[.I74]-[.H74]" office:value-type="float" office:value="-0.000399999999999956" calcext:value-type="float">
            <text:p>-0.000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6_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19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edit distance</text:p>
          </table:table-cell>
          <table:table-cell office:value-type="float" office:value="3.433" calcext:value-type="float">
            <text:p>3.433</text:p>
          </table:table-cell>
          <table:table-cell office:value-type="float" office:value="2.922" calcext:value-type="float">
            <text:p>2.922</text:p>
          </table:table-cell>
          <table:table-cell office:value-type="float" office:value="3.008" calcext:value-type="float">
            <text:p>3.008</text:p>
          </table:table-cell>
          <table:table-cell office:value-type="float" office:value="2.98" calcext:value-type="float">
            <text:p>2.98</text:p>
          </table:table-cell>
          <table:table-cell office:value-type="float" office:value="4" calcext:value-type="float">
            <text:p>4</text:p>
          </table:table-cell>
          <table:table-cell office:value-type="float" office:value="2.971" calcext:value-type="float">
            <text:p>2.97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8]/5" office:value-type="float" office:value="0.6866" calcext:value-type="float">
            <text:p>0.6866</text:p>
          </table:table-cell>
          <table:table-cell table:style-name="ce11" table:formula="of:=[.D78]/5" office:value-type="float" office:value="0.5844" calcext:value-type="float">
            <text:p>0.5844</text:p>
          </table:table-cell>
          <table:table-cell table:style-name="ce11" table:formula="of:=[.E78]/5" office:value-type="float" office:value="0.6016" calcext:value-type="float">
            <text:p>0.6016</text:p>
          </table:table-cell>
          <table:table-cell table:style-name="ce11" table:formula="of:=[.F78]/5" office:value-type="float" office:value="0.596" calcext:value-type="float">
            <text:p>0.596</text:p>
          </table:table-cell>
          <table:table-cell table:style-name="ce11" table:formula="of:=[.G78]/5" office:value-type="float" office:value="0.8" calcext:value-type="float">
            <text:p>0.8</text:p>
          </table:table-cell>
          <table:table-cell table:style-name="ce11" table:formula="of:=[.H78]/5" office:value-type="float" office:value="0.5942" calcext:value-type="float">
            <text:p>0.5942</text:p>
          </table:table-cell>
          <table:table-cell table:style-name="ce11" table:formula="of:=[.I78]/5" office:value-type="float" office:value="0.8" calcext:value-type="float">
            <text:p>0.8</text:p>
          </table:table-cell>
          <table:table-cell table:style-name="ce11" office:value-type="float" office:value="0.666" calcext:value-type="float">
            <text:p>0.666</text:p>
          </table:table-cell>
          <table:table-cell/>
          <table:table-cell table:formula="of:=[.F79]-[.C79]" office:value-type="float" office:value="-0.0906" calcext:value-type="float">
            <text:p>-0.0906</text:p>
          </table:table-cell>
          <table:table-cell table:formula="of:=[.F79]-[.D79]" office:value-type="float" office:value="0.0115999999999999" calcext:value-type="float">
            <text:p>0.0116</text:p>
          </table:table-cell>
          <table:table-cell table:formula="of:=[.G79]-[.C79]" office:value-type="float" office:value="0.1134" calcext:value-type="float">
            <text:p>0.1134</text:p>
          </table:table-cell>
          <table:table-cell table:formula="of:=[.G79]-[.E79]" office:value-type="float" office:value="0.1984" calcext:value-type="float">
            <text:p>0.1984</text:p>
          </table:table-cell>
          <table:table-cell table:formula="of:=[.H79]-[.D79]" office:value-type="float" office:value="0.00980000000000003" calcext:value-type="float">
            <text:p>0.0098</text:p>
          </table:table-cell>
          <table:table-cell table:formula="of:=[.H79]-[.E79]" office:value-type="float" office:value="-0.00739999999999996" calcext:value-type="float">
            <text:p>-0.0074</text:p>
          </table:table-cell>
          <table:table-cell table:formula="of:=[.I79]-[.F79]" office:value-type="float" office:value="0.204" calcext:value-type="float">
            <text:p>0.204</text:p>
          </table:table-cell>
          <table:table-cell table:formula="of:=[.I79]-[.G79]" office:value-type="float" office:value="0" calcext:value-type="float">
            <text:p>0</text:p>
          </table:table-cell>
          <table:table-cell table:formula="of:=[.I79]-[.H79]" office:value-type="float" office:value="0.2058" calcext:value-type="float">
            <text:p>0.2058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4]/5" office:value-type="float" office:value="0.1952" calcext:value-type="float">
            <text:p>0.1952</text:p>
          </table:table-cell>
          <table:table-cell table:formula="of:=[.D84]/5" office:value-type="float" office:value="0.4778" calcext:value-type="float">
            <text:p>0.4778</text:p>
          </table:table-cell>
          <table:table-cell table:formula="of:=[.E84]/5" office:value-type="float" office:value="0.4672" calcext:value-type="float">
            <text:p>0.4672</text:p>
          </table:table-cell>
          <table:table-cell table:formula="of:=[.F84]/5" office:value-type="float" office:value="0.3" calcext:value-type="float">
            <text:p>0.3</text:p>
          </table:table-cell>
          <table:table-cell table:formula="of:=[.G84]/5" office:value-type="float" office:value="0.306" calcext:value-type="float">
            <text:p>0.306</text:p>
          </table:table-cell>
          <table:table-cell table:formula="of:=[.H84]/5" office:value-type="float" office:value="0.4728" calcext:value-type="float">
            <text:p>0.4728</text:p>
          </table:table-cell>
          <table:table-cell table:formula="of:=[.I84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0]/5" office:value-type="float" office:value="0.1952" calcext:value-type="float">
            <text:p>0.1952</text:p>
          </table:table-cell>
          <table:table-cell table:formula="of:=[.D90]/5" office:value-type="float" office:value="0.4778" calcext:value-type="float">
            <text:p>0.4778</text:p>
          </table:table-cell>
          <table:table-cell table:formula="of:=[.E90]/5" office:value-type="float" office:value="0.4672" calcext:value-type="float">
            <text:p>0.4672</text:p>
          </table:table-cell>
          <table:table-cell table:formula="of:=[.F90]/5" office:value-type="float" office:value="0.3" calcext:value-type="float">
            <text:p>0.3</text:p>
          </table:table-cell>
          <table:table-cell table:formula="of:=[.G90]/5" office:value-type="float" office:value="0.306" calcext:value-type="float">
            <text:p>0.306</text:p>
          </table:table-cell>
          <table:table-cell table:formula="of:=[.H90]/5" office:value-type="float" office:value="0.4728" calcext:value-type="float">
            <text:p>0.4728</text:p>
          </table:table-cell>
          <table:table-cell table:formula="of:=[.I90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2]/5" office:value-type="float" office:value="0.1952" calcext:value-type="float">
            <text:p>0.1952</text:p>
          </table:table-cell>
          <table:table-cell table:formula="of:=[.D102]/5" office:value-type="float" office:value="0.4778" calcext:value-type="float">
            <text:p>0.4778</text:p>
          </table:table-cell>
          <table:table-cell table:formula="of:=[.E102]/5" office:value-type="float" office:value="0.4672" calcext:value-type="float">
            <text:p>0.4672</text:p>
          </table:table-cell>
          <table:table-cell table:formula="of:=[.F102]/5" office:value-type="float" office:value="0.3" calcext:value-type="float">
            <text:p>0.3</text:p>
          </table:table-cell>
          <table:table-cell table:formula="of:=[.G102]/5" office:value-type="float" office:value="0.306" calcext:value-type="float">
            <text:p>0.306</text:p>
          </table:table-cell>
          <table:table-cell table:formula="of:=[.H102]/5" office:value-type="float" office:value="0.4728" calcext:value-type="float">
            <text:p>0.4728</text:p>
          </table:table-cell>
          <table:table-cell table:formula="of:=[.I102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8]/5" office:value-type="float" office:value="0.1952" calcext:value-type="float">
            <text:p>0.1952</text:p>
          </table:table-cell>
          <table:table-cell table:formula="of:=[.D108]/5" office:value-type="float" office:value="0.4778" calcext:value-type="float">
            <text:p>0.4778</text:p>
          </table:table-cell>
          <table:table-cell table:formula="of:=[.E108]/5" office:value-type="float" office:value="0.4672" calcext:value-type="float">
            <text:p>0.4672</text:p>
          </table:table-cell>
          <table:table-cell table:formula="of:=[.F108]/5" office:value-type="float" office:value="0.3" calcext:value-type="float">
            <text:p>0.3</text:p>
          </table:table-cell>
          <table:table-cell table:formula="of:=[.G108]/5" office:value-type="float" office:value="0.306" calcext:value-type="float">
            <text:p>0.306</text:p>
          </table:table-cell>
          <table:table-cell table:formula="of:=[.H108]/5" office:value-type="float" office:value="0.4728" calcext:value-type="float">
            <text:p>0.4728</text:p>
          </table:table-cell>
          <table:table-cell table:formula="of:=[.I108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14]/5" office:value-type="float" office:value="0.1952" calcext:value-type="float">
            <text:p>0.1952</text:p>
          </table:table-cell>
          <table:table-cell table:formula="of:=[.D114]/5" office:value-type="float" office:value="0.4778" calcext:value-type="float">
            <text:p>0.4778</text:p>
          </table:table-cell>
          <table:table-cell table:formula="of:=[.E114]/5" office:value-type="float" office:value="0.4672" calcext:value-type="float">
            <text:p>0.4672</text:p>
          </table:table-cell>
          <table:table-cell table:formula="of:=[.F114]/5" office:value-type="float" office:value="0.3" calcext:value-type="float">
            <text:p>0.3</text:p>
          </table:table-cell>
          <table:table-cell table:formula="of:=[.G114]/5" office:value-type="float" office:value="0.306" calcext:value-type="float">
            <text:p>0.306</text:p>
          </table:table-cell>
          <table:table-cell table:formula="of:=[.H114]/5" office:value-type="float" office:value="0.4728" calcext:value-type="float">
            <text:p>0.4728</text:p>
          </table:table-cell>
          <table:table-cell table:formula="of:=[.I114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20]/5" office:value-type="float" office:value="0.1952" calcext:value-type="float">
            <text:p>0.1952</text:p>
          </table:table-cell>
          <table:table-cell table:formula="of:=[.D120]/5" office:value-type="float" office:value="0.4778" calcext:value-type="float">
            <text:p>0.4778</text:p>
          </table:table-cell>
          <table:table-cell table:formula="of:=[.E120]/5" office:value-type="float" office:value="0.4672" calcext:value-type="float">
            <text:p>0.4672</text:p>
          </table:table-cell>
          <table:table-cell table:formula="of:=[.F120]/5" office:value-type="float" office:value="0.3" calcext:value-type="float">
            <text:p>0.3</text:p>
          </table:table-cell>
          <table:table-cell table:formula="of:=[.G120]/5" office:value-type="float" office:value="0.306" calcext:value-type="float">
            <text:p>0.306</text:p>
          </table:table-cell>
          <table:table-cell table:formula="of:=[.H120]/5" office:value-type="float" office:value="0.4728" calcext:value-type="float">
            <text:p>0.4728</text:p>
          </table:table-cell>
          <table:table-cell table:formula="of:=[.I120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26]/5" office:value-type="float" office:value="0.1952" calcext:value-type="float">
            <text:p>0.1952</text:p>
          </table:table-cell>
          <table:table-cell table:formula="of:=[.D126]/5" office:value-type="float" office:value="0.4778" calcext:value-type="float">
            <text:p>0.4778</text:p>
          </table:table-cell>
          <table:table-cell table:formula="of:=[.E126]/5" office:value-type="float" office:value="0.4672" calcext:value-type="float">
            <text:p>0.4672</text:p>
          </table:table-cell>
          <table:table-cell table:formula="of:=[.F126]/5" office:value-type="float" office:value="0.3" calcext:value-type="float">
            <text:p>0.3</text:p>
          </table:table-cell>
          <table:table-cell table:formula="of:=[.G126]/5" office:value-type="float" office:value="0.306" calcext:value-type="float">
            <text:p>0.306</text:p>
          </table:table-cell>
          <table:table-cell table:formula="of:=[.H126]/5" office:value-type="float" office:value="0.4728" calcext:value-type="float">
            <text:p>0.4728</text:p>
          </table:table-cell>
          <table:table-cell table:formula="of:=[.I126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2]/5" office:value-type="float" office:value="0.1952" calcext:value-type="float">
            <text:p>0.1952</text:p>
          </table:table-cell>
          <table:table-cell table:formula="of:=[.D132]/5" office:value-type="float" office:value="0.4778" calcext:value-type="float">
            <text:p>0.4778</text:p>
          </table:table-cell>
          <table:table-cell table:formula="of:=[.E132]/5" office:value-type="float" office:value="0.4672" calcext:value-type="float">
            <text:p>0.4672</text:p>
          </table:table-cell>
          <table:table-cell table:formula="of:=[.F132]/5" office:value-type="float" office:value="0.3" calcext:value-type="float">
            <text:p>0.3</text:p>
          </table:table-cell>
          <table:table-cell table:formula="of:=[.G132]/5" office:value-type="float" office:value="0.306" calcext:value-type="float">
            <text:p>0.306</text:p>
          </table:table-cell>
          <table:table-cell table:formula="of:=[.H132]/5" office:value-type="float" office:value="0.4728" calcext:value-type="float">
            <text:p>0.4728</text:p>
          </table:table-cell>
          <table:table-cell table:formula="of:=[.I132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8]/5" office:value-type="float" office:value="0.1952" calcext:value-type="float">
            <text:p>0.1952</text:p>
          </table:table-cell>
          <table:table-cell table:formula="of:=[.D138]/5" office:value-type="float" office:value="0.4778" calcext:value-type="float">
            <text:p>0.4778</text:p>
          </table:table-cell>
          <table:table-cell table:formula="of:=[.E138]/5" office:value-type="float" office:value="0.4672" calcext:value-type="float">
            <text:p>0.4672</text:p>
          </table:table-cell>
          <table:table-cell table:formula="of:=[.F138]/5" office:value-type="float" office:value="0.3" calcext:value-type="float">
            <text:p>0.3</text:p>
          </table:table-cell>
          <table:table-cell table:formula="of:=[.G138]/5" office:value-type="float" office:value="0.306" calcext:value-type="float">
            <text:p>0.306</text:p>
          </table:table-cell>
          <table:table-cell table:formula="of:=[.H138]/5" office:value-type="float" office:value="0.4728" calcext:value-type="float">
            <text:p>0.4728</text:p>
          </table:table-cell>
          <table:table-cell table:formula="of:=[.I138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44]/5" office:value-type="float" office:value="0.1952" calcext:value-type="float">
            <text:p>0.1952</text:p>
          </table:table-cell>
          <table:table-cell table:formula="of:=[.D144]/5" office:value-type="float" office:value="0.4778" calcext:value-type="float">
            <text:p>0.4778</text:p>
          </table:table-cell>
          <table:table-cell table:formula="of:=[.E144]/5" office:value-type="float" office:value="0.4672" calcext:value-type="float">
            <text:p>0.4672</text:p>
          </table:table-cell>
          <table:table-cell table:formula="of:=[.F144]/5" office:value-type="float" office:value="0.3" calcext:value-type="float">
            <text:p>0.3</text:p>
          </table:table-cell>
          <table:table-cell table:formula="of:=[.G144]/5" office:value-type="float" office:value="0.306" calcext:value-type="float">
            <text:p>0.306</text:p>
          </table:table-cell>
          <table:table-cell table:formula="of:=[.H144]/5" office:value-type="float" office:value="0.4728" calcext:value-type="float">
            <text:p>0.4728</text:p>
          </table:table-cell>
          <table:table-cell table:formula="of:=[.I144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56]/5" office:value-type="float" office:value="0.1952" calcext:value-type="float">
            <text:p>0.1952</text:p>
          </table:table-cell>
          <table:table-cell table:formula="of:=[.D156]/5" office:value-type="float" office:value="0.4778" calcext:value-type="float">
            <text:p>0.4778</text:p>
          </table:table-cell>
          <table:table-cell table:formula="of:=[.E156]/5" office:value-type="float" office:value="0.4672" calcext:value-type="float">
            <text:p>0.4672</text:p>
          </table:table-cell>
          <table:table-cell table:formula="of:=[.F156]/5" office:value-type="float" office:value="0.3" calcext:value-type="float">
            <text:p>0.3</text:p>
          </table:table-cell>
          <table:table-cell table:formula="of:=[.G156]/5" office:value-type="float" office:value="0.306" calcext:value-type="float">
            <text:p>0.306</text:p>
          </table:table-cell>
          <table:table-cell table:formula="of:=[.H156]/5" office:value-type="float" office:value="0.4728" calcext:value-type="float">
            <text:p>0.4728</text:p>
          </table:table-cell>
          <table:table-cell table:formula="of:=[.I156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1.036" calcext:value-type="float">
            <text:p>1.036</text:p>
          </table:table-cell>
          <table:table-cell office:value-type="float" office:value="2.877" calcext:value-type="float">
            <text:p>2.877</text:p>
          </table:table-cell>
          <table:table-cell office:value-type="float" office:value="2.639" calcext:value-type="float">
            <text:p>2.639</text:p>
          </table:table-cell>
          <table:table-cell office:value-type="float" office:value="0.512" calcext:value-type="float">
            <text:p>0.512</text:p>
          </table:table-cell>
          <table:table-cell office:value-type="float" office:value="2.511" calcext:value-type="float">
            <text:p>2.511</text:p>
          </table:table-cell>
          <table:table-cell office:value-type="float" office:value="2.666" calcext:value-type="float">
            <text:p>2.666</text:p>
          </table:table-cell>
          <table:table-cell office:value-type="float" office:value="2.48" calcext:value-type="float">
            <text:p>2.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62]/5" office:value-type="float" office:value="0.2072" calcext:value-type="float">
            <text:p>0.2072</text:p>
          </table:table-cell>
          <table:table-cell table:formula="of:=[.D162]/5" office:value-type="float" office:value="0.5754" calcext:value-type="float">
            <text:p>0.5754</text:p>
          </table:table-cell>
          <table:table-cell table:formula="of:=[.E162]/5" office:value-type="float" office:value="0.5278" calcext:value-type="float">
            <text:p>0.5278</text:p>
          </table:table-cell>
          <table:table-cell table:formula="of:=[.F162]/5" office:value-type="float" office:value="0.1024" calcext:value-type="float">
            <text:p>0.1024</text:p>
          </table:table-cell>
          <table:table-cell table:formula="of:=[.G162]/5" office:value-type="float" office:value="0.5022" calcext:value-type="float">
            <text:p>0.5022</text:p>
          </table:table-cell>
          <table:table-cell table:formula="of:=[.H162]/5" office:value-type="float" office:value="0.5332" calcext:value-type="float">
            <text:p>0.5332</text:p>
          </table:table-cell>
          <table:table-cell table:formula="of:=[.I162]/5" office:value-type="float" office:value="0.496" calcext:value-type="float">
            <text:p>0.496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1.036" calcext:value-type="float">
            <text:p>1.036</text:p>
          </table:table-cell>
          <table:table-cell office:value-type="float" office:value="2.877" calcext:value-type="float">
            <text:p>2.877</text:p>
          </table:table-cell>
          <table:table-cell office:value-type="float" office:value="2.639" calcext:value-type="float">
            <text:p>2.639</text:p>
          </table:table-cell>
          <table:table-cell office:value-type="float" office:value="0.512" calcext:value-type="float">
            <text:p>0.512</text:p>
          </table:table-cell>
          <table:table-cell office:value-type="float" office:value="2.511" calcext:value-type="float">
            <text:p>2.511</text:p>
          </table:table-cell>
          <table:table-cell office:value-type="float" office:value="2.666" calcext:value-type="float">
            <text:p>2.666</text:p>
          </table:table-cell>
          <table:table-cell office:value-type="float" office:value="2.48" calcext:value-type="float">
            <text:p>2.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68]/5" office:value-type="float" office:value="0.2072" calcext:value-type="float">
            <text:p>0.2072</text:p>
          </table:table-cell>
          <table:table-cell table:formula="of:=[.D168]/5" office:value-type="float" office:value="0.5754" calcext:value-type="float">
            <text:p>0.5754</text:p>
          </table:table-cell>
          <table:table-cell table:formula="of:=[.E168]/5" office:value-type="float" office:value="0.5278" calcext:value-type="float">
            <text:p>0.5278</text:p>
          </table:table-cell>
          <table:table-cell table:formula="of:=[.F168]/5" office:value-type="float" office:value="0.1024" calcext:value-type="float">
            <text:p>0.1024</text:p>
          </table:table-cell>
          <table:table-cell table:formula="of:=[.G168]/5" office:value-type="float" office:value="0.5022" calcext:value-type="float">
            <text:p>0.5022</text:p>
          </table:table-cell>
          <table:table-cell table:formula="of:=[.H168]/5" office:value-type="float" office:value="0.5332" calcext:value-type="float">
            <text:p>0.5332</text:p>
          </table:table-cell>
          <table:table-cell table:formula="of:=[.I168]/5" office:value-type="float" office:value="0.496" calcext:value-type="float">
            <text:p>0.496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74]/5" office:value-type="float" office:value="0.1952" calcext:value-type="float">
            <text:p>0.1952</text:p>
          </table:table-cell>
          <table:table-cell table:formula="of:=[.D174]/5" office:value-type="float" office:value="0.4778" calcext:value-type="float">
            <text:p>0.4778</text:p>
          </table:table-cell>
          <table:table-cell table:formula="of:=[.E174]/5" office:value-type="float" office:value="0.4672" calcext:value-type="float">
            <text:p>0.4672</text:p>
          </table:table-cell>
          <table:table-cell table:formula="of:=[.F174]/5" office:value-type="float" office:value="0.3" calcext:value-type="float">
            <text:p>0.3</text:p>
          </table:table-cell>
          <table:table-cell table:formula="of:=[.G174]/5" office:value-type="float" office:value="0.304" calcext:value-type="float">
            <text:p>0.304</text:p>
          </table:table-cell>
          <table:table-cell table:formula="of:=[.H174]/5" office:value-type="float" office:value="0.4728" calcext:value-type="float">
            <text:p>0.4728</text:p>
          </table:table-cell>
          <table:table-cell table:formula="of:=[.I174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0]/5" office:value-type="float" office:value="0.1952" calcext:value-type="float">
            <text:p>0.1952</text:p>
          </table:table-cell>
          <table:table-cell table:formula="of:=[.D180]/5" office:value-type="float" office:value="0.4778" calcext:value-type="float">
            <text:p>0.4778</text:p>
          </table:table-cell>
          <table:table-cell table:formula="of:=[.E180]/5" office:value-type="float" office:value="0.4672" calcext:value-type="float">
            <text:p>0.4672</text:p>
          </table:table-cell>
          <table:table-cell table:formula="of:=[.F180]/5" office:value-type="float" office:value="0.3" calcext:value-type="float">
            <text:p>0.3</text:p>
          </table:table-cell>
          <table:table-cell table:formula="of:=[.G180]/5" office:value-type="float" office:value="0.304" calcext:value-type="float">
            <text:p>0.304</text:p>
          </table:table-cell>
          <table:table-cell table:formula="of:=[.H180]/5" office:value-type="float" office:value="0.4728" calcext:value-type="float">
            <text:p>0.4728</text:p>
          </table:table-cell>
          <table:table-cell table:formula="of:=[.I180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004" calcext:value-type="float">
            <text:p>2.004</text:p>
          </table:table-cell>
          <table:table-cell office:value-type="float" office:value="1.317" calcext:value-type="float">
            <text:p>1.317</text:p>
          </table:table-cell>
          <table:table-cell office:value-type="float" office:value="1.336" calcext:value-type="float">
            <text:p>1.336</text:p>
          </table:table-cell>
          <table:table-cell office:value-type="float" office:value="2.487" calcext:value-type="float">
            <text:p>2.487</text:p>
          </table:table-cell>
          <table:table-cell office:value-type="float" office:value="0.498" calcext:value-type="float">
            <text:p>0.498</text:p>
          </table:table-cell>
          <table:table-cell office:value-type="float" office:value="1.376" calcext:value-type="float">
            <text:p>1.376</text:p>
          </table:table-cell>
          <table:table-cell office:value-type="float" office:value="0.509" calcext:value-type="float">
            <text:p>0.5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6]/5" office:value-type="float" office:value="0.4008" calcext:value-type="float">
            <text:p>0.4008</text:p>
          </table:table-cell>
          <table:table-cell table:formula="of:=[.D186]/5" office:value-type="float" office:value="0.2634" calcext:value-type="float">
            <text:p>0.2634</text:p>
          </table:table-cell>
          <table:table-cell table:formula="of:=[.E186]/5" office:value-type="float" office:value="0.2672" calcext:value-type="float">
            <text:p>0.2672</text:p>
          </table:table-cell>
          <table:table-cell table:formula="of:=[.F186]/5" office:value-type="float" office:value="0.4974" calcext:value-type="float">
            <text:p>0.4974</text:p>
          </table:table-cell>
          <table:table-cell table:formula="of:=[.G186]/5" office:value-type="float" office:value="0.0996" calcext:value-type="float">
            <text:p>0.0996</text:p>
          </table:table-cell>
          <table:table-cell table:formula="of:=[.H186]/5" office:value-type="float" office:value="0.2752" calcext:value-type="float">
            <text:p>0.2752</text:p>
          </table:table-cell>
          <table:table-cell table:formula="of:=[.I186]/5" office:value-type="float" office:value="0.1018" calcext:value-type="float">
            <text:p>0.1018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004" calcext:value-type="float">
            <text:p>2.004</text:p>
          </table:table-cell>
          <table:table-cell office:value-type="float" office:value="1.317" calcext:value-type="float">
            <text:p>1.317</text:p>
          </table:table-cell>
          <table:table-cell office:value-type="float" office:value="1.336" calcext:value-type="float">
            <text:p>1.336</text:p>
          </table:table-cell>
          <table:table-cell office:value-type="float" office:value="2.487" calcext:value-type="float">
            <text:p>2.487</text:p>
          </table:table-cell>
          <table:table-cell office:value-type="float" office:value="0.498" calcext:value-type="float">
            <text:p>0.498</text:p>
          </table:table-cell>
          <table:table-cell office:value-type="float" office:value="1.376" calcext:value-type="float">
            <text:p>1.376</text:p>
          </table:table-cell>
          <table:table-cell office:value-type="float" office:value="0.509" calcext:value-type="float">
            <text:p>0.5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92]/5" office:value-type="float" office:value="0.4008" calcext:value-type="float">
            <text:p>0.4008</text:p>
          </table:table-cell>
          <table:table-cell table:formula="of:=[.D192]/5" office:value-type="float" office:value="0.2634" calcext:value-type="float">
            <text:p>0.2634</text:p>
          </table:table-cell>
          <table:table-cell table:formula="of:=[.E192]/5" office:value-type="float" office:value="0.2672" calcext:value-type="float">
            <text:p>0.2672</text:p>
          </table:table-cell>
          <table:table-cell table:formula="of:=[.F192]/5" office:value-type="float" office:value="0.4974" calcext:value-type="float">
            <text:p>0.4974</text:p>
          </table:table-cell>
          <table:table-cell table:formula="of:=[.G192]/5" office:value-type="float" office:value="0.0996" calcext:value-type="float">
            <text:p>0.0996</text:p>
          </table:table-cell>
          <table:table-cell table:formula="of:=[.H192]/5" office:value-type="float" office:value="0.2752" calcext:value-type="float">
            <text:p>0.2752</text:p>
          </table:table-cell>
          <table:table-cell table:formula="of:=[.I192]/5" office:value-type="float" office:value="0.1018" calcext:value-type="float">
            <text:p>0.1018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7"/>
          <table:table-cell table:style-name="ce19" table:formula="of:=SUM([.C24];[.C29];[.C34];[.C39];[.C44];[.C49];[.C54];[.C59];[.C64];[.C69];[.C74];[.C79];[.C85];[.C91];[.C103];[.C109];[.C115];[.C121];[.C127];[.C133];[.C139];[.C145];[.C157];[.C163];[.C169];[.C175];[.C181];[.C187];[.C193])/33" office:value-type="float" office:value="0.330171476671477" calcext:value-type="float">
            <text:p>0.330</text:p>
          </table:table-cell>
          <table:table-cell table:style-name="ce19" table:formula="of:=SUM([.D24];[.D29];[.D34];[.D39];[.D44];[.D49];[.D54];[.D59];[.D64];[.D69];[.D74];[.D79];[.D85];[.D91];[.D103];[.D109];[.D115];[.D121];[.D127];[.D133];[.D139];[.D145];[.D157];[.D163];[.D169];[.D175];[.D181];[.D187];[.D193])/33" office:value-type="float" office:value="0.45614531024531" calcext:value-type="float">
            <text:p>0.456</text:p>
          </table:table-cell>
          <table:table-cell table:style-name="ce19" table:formula="of:=SUM([.E24];[.E29];[.E34];[.E39];[.E44];[.E49];[.E54];[.E59];[.E64];[.E69];[.E74];[.E79];[.E85];[.E91];[.E103];[.E109];[.E115];[.E121];[.E127];[.E133];[.E139];[.E145];[.E157];[.E163];[.E169];[.E175];[.E181];[.E187];[.E193])/33" office:value-type="float" office:value="0.460914742664743" calcext:value-type="float">
            <text:p>0.461</text:p>
          </table:table-cell>
          <table:table-cell table:style-name="ce19" table:formula="of:=SUM([.F24];[.F29];[.F34];[.F39];[.F44];[.F49];[.F54];[.F59];[.F64];[.F69];[.F74];[.F79];[.F85];[.F91];[.F103];[.F109];[.F115];[.F121];[.F127];[.F133];[.F139];[.F145];[.F157];[.F163];[.F169];[.F175];[.F181];[.F187];[.F193])/33" office:value-type="float" office:value="0.358494733044733" calcext:value-type="float">
            <text:p>0.358</text:p>
          </table:table-cell>
          <table:table-cell table:style-name="ce19" table:formula="of:=SUM([.G24];[.G29];[.G34];[.G39];[.G44];[.G49];[.G54];[.G59];[.G64];[.G69];[.G74];[.G79];[.G85];[.G91];[.G103];[.G109];[.G115];[.G121];[.G127];[.G133];[.G139];[.G145];[.G157];[.G163];[.G169];[.G175];[.G181];[.G187];[.G193])/33" office:value-type="float" office:value="0.381079677729678" calcext:value-type="float">
            <text:p>0.381</text:p>
          </table:table-cell>
          <table:table-cell table:style-name="ce19" table:formula="of:=SUM([.H24];[.H29];[.H34];[.H39];[.H44];[.H49];[.H54];[.H59];[.H64];[.H69];[.H74];[.H79];[.H85];[.H91];[.H103];[.H109];[.H115];[.H121];[.H127];[.H133];[.H139];[.H145];[.H157];[.H163];[.H169];[.H175];[.H181];[.H187];[.H193])/33" office:value-type="float" office:value="0.449439129389129" calcext:value-type="float">
            <text:p>0.449</text:p>
          </table:table-cell>
          <table:table-cell table:style-name="ce19" table:formula="of:=SUM([.I24];[.I29];[.I34];[.I39];[.I44];[.I49];[.I54];[.I59];[.I64];[.I69];[.I74];[.I79];[.I85];[.I91];[.I103];[.I109];[.I115];[.I121];[.I127];[.I133];[.I139];[.I145];[.I157];[.I163];[.I169];[.I175];[.I181];[.I187];[.I193])/33" office:value-type="float" office:value="0.281279292929293" calcext:value-type="float">
            <text:p>0.281</text:p>
          </table:table-cell>
          <table:table-cell table:style-name="ce19" table:formula="of:=SUM([.J24];[.J29];[.J34];[.J39];[.J44];[.J49];[.J54];[.J59];[.J64];[.J69];[.J74];[.J79];[.J85];[.J91];[.J103];[.J109];[.J115];[.J121];[.J127];[.J133];[.J139];[.J145];[.J157];[.J163];[.J169];[.J175];[.J181];[.J187];[.J193])/33" office:value-type="float" office:value="0.567545454545455" calcext:value-type="float">
            <text:p>0.568</text:p>
          </table:table-cell>
          <table:table-cell/>
          <table:table-cell table:style-name="ce22" table:formula="of:=SUM([.L24];[.L29];[.L34];[.L39];[.L44];[.L49];[.L54];[.L59];[.L64];[.L69];[.L74];[.L79])/16" office:value-type="float" office:value="-0.0257082837301588" calcext:value-type="float">
            <text:p>-0.03</text:p>
          </table:table-cell>
          <table:table-cell table:style-name="ce22" table:formula="of:=SUM([.M24];[.M29];[.M34];[.M39];[.M44];[.M49];[.M54];[.M59];[.M64];[.M69];[.M74];[.M79])/16" office:value-type="float" office:value="-0.0270668154761905" calcext:value-type="float">
            <text:p>-0.03</text:p>
          </table:table-cell>
          <table:table-cell table:style-name="ce22" table:formula="of:=SUM([.N24];[.N29];[.N34];[.N39];[.N44];[.N49];[.N54];[.N59];[.N64];[.N69];[.N74];[.N79])/16" office:value-type="float" office:value="0.0159981646825397" calcext:value-type="float">
            <text:p>0.02</text:p>
          </table:table-cell>
          <table:table-cell table:style-name="ce22" table:formula="of:=SUM([.O24];[.O29];[.O34];[.O39];[.O44];[.O49];[.O54];[.O59];[.O64];[.O69];[.O74];[.O79])/16" office:value-type="float" office:value="-0.00928482142857139" calcext:value-type="float">
            <text:p>-0.01</text:p>
          </table:table-cell>
          <table:table-cell table:style-name="ce22" table:formula="of:=SUM([.P24];[.P29];[.P34];[.P39];[.P44];[.P49];[.P54];[.P59];[.P64];[.P69];[.P74];[.P79])/16" office:value-type="float" office:value="-0.00596899801587299" calcext:value-type="float">
            <text:p>-0.01</text:p>
          </table:table-cell>
          <table:table-cell table:style-name="ce22" table:formula="of:=SUM([.Q24];[.Q29];[.Q34];[.Q39];[.Q44];[.Q49];[.Q54];[.Q59];[.Q64];[.Q69];[.Q74];[.Q79])/16" office:value-type="float" office:value="-0.0298934523809523" calcext:value-type="float">
            <text:p>-0.03</text:p>
          </table:table-cell>
          <table:table-cell table:style-name="ce22" table:formula="of:=SUM([.R24];[.R29];[.R34];[.R39];[.R44];[.R49];[.R54];[.R59];[.R64];[.R69];[.R74];[.R79])/16" office:value-type="float" office:value="0.00333065476190477" calcext:value-type="float">
            <text:p>0.00</text:p>
          </table:table-cell>
          <table:table-cell table:style-name="ce22" table:formula="of:=SUM([.S24];[.S29];[.S34];[.S39];[.S44];[.S49];[.S54];[.S59];[.S64];[.S69];[.S74];[.S79])/16" office:value-type="float" office:value="-0.0383757936507937" calcext:value-type="float">
            <text:p>-0.04</text:p>
          </table:table-cell>
          <table:table-cell table:style-name="ce22" table:formula="of:=SUM([.T24];[.T29];[.T34];[.T39];[.T44];[.T49];[.T54];[.T59];[.T64];[.T69];[.T74];[.T79])/16" office:value-type="float" office:value="-0.0177671626984127" calcext:value-type="float">
            <text:p>-0.02</text:p>
          </table:table-cell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7"/>
          <table:table-cell table:style-name="ce19" table:formula="of:=MEDIAN([.C24];[.C29];[.C34];[.C39];[.C44];[.C49];[.C54];[.C59];[.C64];[.C69];[.C74];[.C79];[.C85];[.C91];[.C103];[.C109];[.C115];[.C121];[.C127];[.C133];[.C139];[.C145];[.C157];[.C163];[.C169];[.C175];[.C181];[.C187];[.C193])" office:value-type="float" office:value="0.1952" calcext:value-type="float">
            <text:p>0.195</text:p>
          </table:table-cell>
          <table:table-cell table:style-name="ce19" table:formula="of:=MEDIAN([.D24];[.D29];[.D34];[.D39];[.D44];[.D49];[.D54];[.D59];[.D64];[.D69];[.D74];[.D79];[.D85];[.D91];[.D103];[.D109];[.D115];[.D121];[.D127];[.D133];[.D139];[.D145];[.D157];[.D163];[.D169];[.D175];[.D181];[.D187];[.D193])" office:value-type="float" office:value="0.4778" calcext:value-type="float">
            <text:p>0.478</text:p>
          </table:table-cell>
          <table:table-cell table:style-name="ce19" table:formula="of:=MEDIAN([.E24];[.E29];[.E34];[.E39];[.E44];[.E49];[.E54];[.E59];[.E64];[.E69];[.E74];[.E79];[.E85];[.E91];[.E103];[.E109];[.E115];[.E121];[.E127];[.E133];[.E139];[.E145];[.E157];[.E163];[.E169];[.E175];[.E181];[.E187];[.E193])" office:value-type="float" office:value="0.4672" calcext:value-type="float">
            <text:p>0.467</text:p>
          </table:table-cell>
          <table:table-cell table:style-name="ce19" table:formula="of:=MEDIAN([.F24];[.F29];[.F34];[.F39];[.F44];[.F49];[.F54];[.F59];[.F64];[.F69];[.F74];[.F79];[.F85];[.F91];[.F103];[.F109];[.F115];[.F121];[.F127];[.F133];[.F139];[.F145];[.F157];[.F163];[.F169];[.F175];[.F181];[.F187];[.F193])" office:value-type="float" office:value="0.3" calcext:value-type="float">
            <text:p>0.300</text:p>
          </table:table-cell>
          <table:table-cell table:style-name="ce19" table:formula="of:=MEDIAN([.G24];[.G29];[.G34];[.G39];[.G44];[.G49];[.G54];[.G59];[.G64];[.G69];[.G74];[.G79];[.G85];[.G91];[.G103];[.G109];[.G115];[.G121];[.G127];[.G133];[.G139];[.G145];[.G157];[.G163];[.G169];[.G175];[.G181];[.G187];[.G193])" office:value-type="float" office:value="0.306" calcext:value-type="float">
            <text:p>0.306</text:p>
          </table:table-cell>
          <table:table-cell table:style-name="ce19" table:formula="of:=MEDIAN([.H24];[.H29];[.H34];[.H39];[.H44];[.H49];[.H54];[.H59];[.H64];[.H69];[.H74];[.H79];[.H85];[.H91];[.H103];[.H109];[.H115];[.H121];[.H127];[.H133];[.H139];[.H145];[.H157];[.H163];[.H169];[.H175];[.H181];[.H187];[.H193])" office:value-type="float" office:value="0.4728" calcext:value-type="float">
            <text:p>0.473</text:p>
          </table:table-cell>
          <table:table-cell table:style-name="ce19" table:formula="of:=MEDIAN([.I24];[.I29];[.I34];[.I39];[.I44];[.I49];[.I54];[.I59];[.I64];[.I69];[.I74];[.I79];[.I85];[.I91];[.I103];[.I109];[.I115];[.I121];[.I127];[.I133];[.I139];[.I145];[.I157];[.I163];[.I169];[.I175];[.I181];[.I187];[.I193])" office:value-type="float" office:value="0.1018" calcext:value-type="float">
            <text:p>0.102</text:p>
          </table:table-cell>
          <table:table-cell table:style-name="ce19" table:formula="of:=MEDIAN([.J24];[.J29];[.J34];[.J39];[.J44];[.J49];[.J54];[.J59];[.J64];[.J69];[.J74];[.J79];[.J85];[.J91];[.J103];[.J109];[.J115];[.J121];[.J127];[.J133];[.J139];[.J145];[.J157];[.J163];[.J169];[.J175];[.J181];[.J187];[.J193])" office:value-type="float" office:value="0.666" calcext:value-type="float">
            <text:p>0.666</text:p>
          </table:table-cell>
          <table:table-cell/>
          <table:table-cell table:style-name="ce22" table:formula="of:=MEDIAN([.L24];[.L29];[.L34];[.L39];[.L44];[.L49];[.L54];[.L59];[.L64];[.L69];[.L74];[.L79])" office:value-type="float" office:value="-0.0247857142857144" calcext:value-type="float">
            <text:p>-0.02</text:p>
          </table:table-cell>
          <table:table-cell table:style-name="ce22" table:formula="of:=MEDIAN([.M24];[.M29];[.M34];[.M39];[.M44];[.M49];[.M54];[.M59];[.M64];[.M69];[.M74];[.M79])" office:value-type="float" office:value="-0.00373333333333337" calcext:value-type="float">
            <text:p>-0.00</text:p>
          </table:table-cell>
          <table:table-cell table:style-name="ce22" table:formula="of:=MEDIAN([.N24];[.N29];[.N34];[.N39];[.N44];[.N49];[.N54];[.N59];[.N64];[.N69];[.N74];[.N79])" office:value-type="float" office:value="0.00583333333333334" calcext:value-type="float">
            <text:p>0.01</text:p>
          </table:table-cell>
          <table:table-cell table:style-name="ce22" table:formula="of:=MEDIAN([.O24];[.O29];[.O34];[.O39];[.O44];[.O49];[.O54];[.O59];[.O64];[.O69];[.O74];[.O79])" office:value-type="float" office:value="-0.00536666666666663" calcext:value-type="float">
            <text:p>-0.01</text:p>
          </table:table-cell>
          <table:table-cell table:style-name="ce22" table:formula="of:=MEDIAN([.P24];[.P29];[.P34];[.P39];[.P44];[.P49];[.P54];[.P59];[.P64];[.P69];[.P74];[.P79])" office:value-type="float" office:value="0.00790000000000002" calcext:value-type="float">
            <text:p>0.01</text:p>
          </table:table-cell>
          <table:table-cell table:style-name="ce22" table:formula="of:=MEDIAN([.Q24];[.Q29];[.Q34];[.Q39];[.Q44];[.Q49];[.Q54];[.Q59];[.Q64];[.Q69];[.Q74];[.Q79])" office:value-type="float" office:value="-0.00579999999999997" calcext:value-type="float">
            <text:p>-0.01</text:p>
          </table:table-cell>
          <table:table-cell table:style-name="ce22" table:formula="of:=MEDIAN([.R24];[.R29];[.R34];[.R39];[.R44];[.R49];[.R54];[.R59];[.R64];[.R69];[.R74];[.R79])" office:value-type="float" office:value="0.00474999999999998" calcext:value-type="float">
            <text:p>0.00</text:p>
          </table:table-cell>
          <table:table-cell table:style-name="ce22" table:formula="of:=MEDIAN([.S24];[.S29];[.S34];[.S39];[.S44];[.S49];[.S54];[.S59];[.S64];[.S69];[.S74];[.S79])" office:value-type="float" office:value="-0.00150000000000006" calcext:value-type="float">
            <text:p>-0.00</text:p>
          </table:table-cell>
          <table:table-cell table:style-name="ce22" table:formula="of:=MEDIAN([.T24];[.T29];[.T34];[.T39];[.T44];[.T49];[.T54];[.T59];[.T64];[.T69];[.T74];[.T79])" office:value-type="float" office:value="-0.00361666666666666" calcext:value-type="float">
            <text:p>-0.00</text:p>
          </table:table-cell>
        </table:table-row>
        <table:table-row table:style-name="ro1">
          <table:table-cell table:style-name="ce6" office:value-type="string" calcext:value-type="string">
            <text:p>standard dev.</text:p>
          </table:table-cell>
          <table:table-cell table:style-name="ce7"/>
          <table:table-cell table:style-name="ce19" table:formula="of:=STDEV([.C24];[.C29];[.C34];[.C39];[.C44];[.C49];[.C54];[.C59];[.C64];[.C69];[.C74];[.C79];[.C85];[.C91];[.C103];[.C109];[.C115];[.C121];[.C127];[.C133];[.C139];[.C145];[.C157];[.C163];[.C169];[.C175];[.C181];[.C187];[.C193])" office:value-type="float" office:value="0.249851238379121" calcext:value-type="float">
            <text:p>0.250</text:p>
          </table:table-cell>
          <table:table-cell table:style-name="ce19" table:formula="of:=STDEV([.D24];[.D29];[.D34];[.D39];[.D44];[.D49];[.D54];[.D59];[.D64];[.D69];[.D74];[.D79];[.D85];[.D91];[.D103];[.D109];[.D115];[.D121];[.D127];[.D133];[.D139];[.D145];[.D157];[.D163];[.D169];[.D175];[.D181];[.D187];[.D193])" office:value-type="float" office:value="0.166608795837255" calcext:value-type="float">
            <text:p>0.167</text:p>
          </table:table-cell>
          <table:table-cell table:style-name="ce19" table:formula="of:=STDEV([.E24];[.E29];[.E34];[.E39];[.E44];[.E49];[.E54];[.E59];[.E64];[.E69];[.E74];[.E79];[.E85];[.E91];[.E103];[.E109];[.E115];[.E121];[.E127];[.E133];[.E139];[.E145];[.E157];[.E163];[.E169];[.E175];[.E181];[.E187];[.E193])" office:value-type="float" office:value="0.176473603481105" calcext:value-type="float">
            <text:p>0.176</text:p>
          </table:table-cell>
          <table:table-cell table:style-name="ce19" table:formula="of:=STDEV([.F24];[.F29];[.F34];[.F39];[.F44];[.F49];[.F54];[.F59];[.F64];[.F69];[.F74];[.F79];[.F85];[.F91];[.F103];[.F109];[.F115];[.F121];[.F127];[.F133];[.F139];[.F145];[.F157];[.F163];[.F169];[.F175];[.F181];[.F187];[.F193])" office:value-type="float" office:value="0.22629795121697" calcext:value-type="float">
            <text:p>0.226</text:p>
          </table:table-cell>
          <table:table-cell table:style-name="ce19" table:formula="of:=STDEV([.G24];[.G29];[.G34];[.G39];[.G44];[.G49];[.G54];[.G59];[.G64];[.G69];[.G74];[.G79];[.G85];[.G91];[.G103];[.G109];[.G115];[.G121];[.G127];[.G133];[.G139];[.G145];[.G157];[.G163];[.G169];[.G175];[.G181];[.G187];[.G193])" office:value-type="float" office:value="0.240872276717526" calcext:value-type="float">
            <text:p>0.241</text:p>
          </table:table-cell>
          <table:table-cell table:style-name="ce19" table:formula="of:=STDEV([.H24];[.H29];[.H34];[.H39];[.H44];[.H49];[.H54];[.H59];[.H64];[.H69];[.H74];[.H79];[.H85];[.H91];[.H103];[.H109];[.H115];[.H121];[.H127];[.H133];[.H139];[.H145];[.H157];[.H163];[.H169];[.H175];[.H181];[.H187];[.H193])" office:value-type="float" office:value="0.159171694770076" calcext:value-type="float">
            <text:p>0.159</text:p>
          </table:table-cell>
          <table:table-cell table:style-name="ce19" table:formula="of:=STDEV([.I24];[.I29];[.I34];[.I39];[.I44];[.I49];[.I54];[.I59];[.I64];[.I69];[.I74];[.I79];[.I85];[.I91];[.I103];[.I109];[.I115];[.I121];[.I127];[.I133];[.I139];[.I145];[.I157];[.I163];[.I169];[.I175];[.I181];[.I187];[.I193])" office:value-type="float" office:value="0.28755103610218" calcext:value-type="float">
            <text:p>0.288</text:p>
          </table:table-cell>
          <table:table-cell table:style-name="ce19" table:formula="of:=STDEV([.J24];[.J29];[.J34];[.J39];[.J44];[.J49];[.J54];[.J59];[.J64];[.J69];[.J74];[.J79];[.J85];[.J91];[.J103];[.J109];[.J115];[.J121];[.J127];[.J133];[.J139];[.J145];[.J157];[.J163];[.J169];[.J175];[.J181];[.J187];[.J193])" office:value-type="float" office:value="0.103738362158129" calcext:value-type="float">
            <text:p>0.104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ranking avg.</text:p>
          </table:table-cell>
          <table:table-cell table:style-name="ce7"/>
          <table:table-cell table:style-name="ce19" table:formula="of:=SUM([.C25];[.C30];[.C35];[.C40];[.C45];[.C50];[.C55];[.C60];[.C65];[.C70];[.C75];[.C80];[.C86];[.C92];[.C104];[.C110];[.C116];[.C122];[.C128];[.C134];[.C140];[.C146];[.C158];[.C164];[.C170];[.C176];[.C182];[.C188];[.C194])/33" office:value-type="float" office:value="2.72727272727273" calcext:value-type="float">
            <text:p>2.727</text:p>
          </table:table-cell>
          <table:table-cell table:style-name="ce19" table:formula="of:=SUM([.D25];[.D30];[.D35];[.D40];[.D45];[.D50];[.D55];[.D60];[.D65];[.D70];[.D75];[.D80];[.D86];[.D92];[.D104];[.D110];[.D116];[.D122];[.D128];[.D134];[.D140];[.D146];[.D158];[.D164];[.D170];[.D176];[.D182];[.D188];[.D194])/33" office:value-type="float" office:value="4.6969696969697" calcext:value-type="float">
            <text:p>4.697</text:p>
          </table:table-cell>
          <table:table-cell table:style-name="ce19" table:formula="of:=SUM([.E25];[.E30];[.E35];[.E40];[.E45];[.E50];[.E55];[.E60];[.E65];[.E70];[.E75];[.E80];[.E86];[.E92];[.E104];[.E110];[.E116];[.E122];[.E128];[.E134];[.E140];[.E146];[.E158];[.E164];[.E170];[.E176];[.E182];[.E188];[.E194])/33" office:value-type="float" office:value="4.24242424242424" calcext:value-type="float">
            <text:p>4.242</text:p>
          </table:table-cell>
          <table:table-cell table:style-name="ce19" table:formula="of:=SUM([.F25];[.F30];[.F35];[.F40];[.F45];[.F50];[.F55];[.F60];[.F65];[.F70];[.F75];[.F80];[.F86];[.F92];[.F104];[.F110];[.F116];[.F122];[.F128];[.F134];[.F140];[.F146];[.F158];[.F164];[.F170];[.F176];[.F182];[.F188];[.F194])/33" office:value-type="float" office:value="2.81818181818182" calcext:value-type="float">
            <text:p>2.818</text:p>
          </table:table-cell>
          <table:table-cell table:style-name="ce19" table:formula="of:=SUM([.G25];[.G30];[.G35];[.G40];[.G45];[.G50];[.G55];[.G60];[.G65];[.G70];[.G75];[.G80];[.G86];[.G92];[.G104];[.G110];[.G116];[.G122];[.G128];[.G134];[.G140];[.G146];[.G158];[.G164];[.G170];[.G176];[.G182];[.G188];[.G194])/33" office:value-type="float" office:value="3.33333333333333" calcext:value-type="float">
            <text:p>3.333</text:p>
          </table:table-cell>
          <table:table-cell table:style-name="ce19" table:formula="of:=SUM([.H25];[.H30];[.H35];[.H40];[.H45];[.H50];[.H55];[.H60];[.H65];[.H70];[.H75];[.H80];[.H86];[.H92];[.H104];[.H110];[.H116];[.H122];[.H128];[.H134];[.H140];[.H146];[.H158];[.H164];[.H170];[.H176];[.H182];[.H188];[.H194])/33" office:value-type="float" office:value="4.36363636363636" calcext:value-type="float">
            <text:p>4.364</text:p>
          </table:table-cell>
          <table:table-cell table:style-name="ce19" table:formula="of:=SUM([.I25];[.I30];[.I35];[.I40];[.I45];[.I50];[.I55];[.I60];[.I65];[.I70];[.I75];[.I80];[.I86];[.I92];[.I104];[.I110];[.I116];[.I122];[.I128];[.I134];[.I140];[.I146];[.I158];[.I164];[.I170];[.I176];[.I182];[.I188];[.I194])/33" office:value-type="float" office:value="1.93939393939394" calcext:value-type="float">
            <text:p>1.939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median</text:p>
          </table:table-cell>
          <table:table-cell table:style-name="ce7"/>
          <table:table-cell table:style-name="ce6" table:formula="of:=MEDIAN([.C25];[.C30];[.C35];[.C40];[.C45];[.C50];[.C55];[.C60];[.C65];[.C70];[.C75];[.C80];[.C86];[.C92];[.C104];[.C110];[.C116];[.C122];[.C128];[.C134];[.C140];[.C146];[.C158];[.C164];[.C170];[.C176];[.C182];[.C188];[.C194])" office:value-type="float" office:value="2" calcext:value-type="float">
            <text:p>2</text:p>
          </table:table-cell>
          <table:table-cell table:style-name="ce6" table:formula="of:=MEDIAN([.D25];[.D30];[.D35];[.D40];[.D45];[.D50];[.D55];[.D60];[.D65];[.D70];[.D75];[.D80];[.D86];[.D92];[.D104];[.D110];[.D116];[.D122];[.D128];[.D134];[.D140];[.D146];[.D158];[.D164];[.D170];[.D176];[.D182];[.D188];[.D194])" office:value-type="float" office:value="7" calcext:value-type="float">
            <text:p>7</text:p>
          </table:table-cell>
          <table:table-cell table:style-name="ce6" table:formula="of:=MEDIAN([.E25];[.E30];[.E35];[.E40];[.E45];[.E50];[.E55];[.E60];[.E65];[.E70];[.E75];[.E80];[.E86];[.E92];[.E104];[.E110];[.E116];[.E122];[.E128];[.E134];[.E140];[.E146];[.E158];[.E164];[.E170];[.E176];[.E182];[.E188];[.E194])" office:value-type="float" office:value="5" calcext:value-type="float">
            <text:p>5</text:p>
          </table:table-cell>
          <table:table-cell table:style-name="ce6" table:formula="of:=MEDIAN([.F25];[.F30];[.F35];[.F40];[.F45];[.F50];[.F55];[.F60];[.F65];[.F70];[.F75];[.F80];[.F86];[.F92];[.F104];[.F110];[.F116];[.F122];[.F128];[.F134];[.F140];[.F146];[.F158];[.F164];[.F170];[.F176];[.F182];[.F188];[.F194])" office:value-type="float" office:value="3" calcext:value-type="float">
            <text:p>3</text:p>
          </table:table-cell>
          <table:table-cell table:style-name="ce6" table:formula="of:=MEDIAN([.G25];[.G30];[.G35];[.G40];[.G45];[.G50];[.G55];[.G60];[.G65];[.G70];[.G75];[.G80];[.G86];[.G92];[.G104];[.G110];[.G116];[.G122];[.G128];[.G134];[.G140];[.G146];[.G158];[.G164];[.G170];[.G176];[.G182];[.G188];[.G194])" office:value-type="float" office:value="4" calcext:value-type="float">
            <text:p>4</text:p>
          </table:table-cell>
          <table:table-cell table:style-name="ce6" table:formula="of:=MEDIAN([.H25];[.H30];[.H35];[.H40];[.H45];[.H50];[.H55];[.H60];[.H65];[.H70];[.H75];[.H80];[.H86];[.H92];[.H104];[.H110];[.H116];[.H122];[.H128];[.H134];[.H140];[.H146];[.H158];[.H164];[.H170];[.H176];[.H182];[.H188];[.H194])" office:value-type="float" office:value="6" calcext:value-type="float">
            <text:p>6</text:p>
          </table:table-cell>
          <table:table-cell table:style-name="ce6" table:formula="of:=MEDIAN([.I25];[.I30];[.I35];[.I40];[.I45];[.I50];[.I55];[.I60];[.I65];[.I70];[.I75];[.I80];[.I86];[.I92];[.I104];[.I110];[.I116];[.I122];[.I128];[.I134];[.I140];[.I146];[.I158];[.I164];[.I170];[.I176];[.I182];[.I188];[.I194])" office:value-type="float" office:value="1" calcext:value-type="float">
            <text:p>1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SD</text:p>
          </table:table-cell>
          <table:table-cell table:style-name="ce7"/>
          <table:table-cell table:style-name="ce19" table:formula="of:=STDEV([.C25];[.C30];[.C35];[.C40];[.C45];[.C50];[.C55];[.C60];[.C65];[.C70];[.C75];[.C80];[.C86];[.C92];[.C104];[.C110];[.C116];[.C122];[.C128];[.C134];[.C140];[.C146];[.C158];[.C164];[.C170];[.C176];[.C182];[.C188];[.C194])" office:value-type="float" office:value="1.79969893486595" calcext:value-type="float">
            <text:p>1.800</text:p>
          </table:table-cell>
          <table:table-cell table:style-name="ce19" table:formula="of:=STDEV([.D25];[.D30];[.D35];[.D40];[.D45];[.D50];[.D55];[.D60];[.D65];[.D70];[.D75];[.D80];[.D86];[.D92];[.D104];[.D110];[.D116];[.D122];[.D128];[.D134];[.D140];[.D146];[.D158];[.D164];[.D170];[.D176];[.D182];[.D188];[.D194])" office:value-type="float" office:value="2.33415420700282" calcext:value-type="float">
            <text:p>2.334</text:p>
          </table:table-cell>
          <table:table-cell table:style-name="ce19" table:formula="of:=STDEV([.E25];[.E30];[.E35];[.E40];[.E45];[.E50];[.E55];[.E60];[.E65];[.E70];[.E75];[.E80];[.E86];[.E92];[.E104];[.E110];[.E116];[.E122];[.E128];[.E134];[.E140];[.E146];[.E158];[.E164];[.E170];[.E176];[.E182];[.E188];[.E194])" office:value-type="float" office:value="1.33814812113184" calcext:value-type="float">
            <text:p>1.338</text:p>
          </table:table-cell>
          <table:table-cell table:style-name="ce19" table:formula="of:=STDEV([.F25];[.F30];[.F35];[.F40];[.F45];[.F50];[.F55];[.F60];[.F65];[.F70];[.F75];[.F80];[.F86];[.F92];[.F104];[.F110];[.F116];[.F122];[.F128];[.F134];[.F140];[.F146];[.F158];[.F164];[.F170];[.F176];[.F182];[.F188];[.F194])" office:value-type="float" office:value="1.6557111192309" calcext:value-type="float">
            <text:p>1.656</text:p>
          </table:table-cell>
          <table:table-cell table:style-name="ce19" table:formula="of:=STDEV([.G25];[.G30];[.G35];[.G40];[.G45];[.G50];[.G55];[.G60];[.G65];[.G70];[.G75];[.G80];[.G86];[.G92];[.G104];[.G110];[.G116];[.G122];[.G128];[.G134];[.G140];[.G146];[.G158];[.G164];[.G170];[.G176];[.G182];[.G188];[.G194])" office:value-type="float" office:value="1.1457782864819" calcext:value-type="float">
            <text:p>1.146</text:p>
          </table:table-cell>
          <table:table-cell table:style-name="ce19" table:formula="of:=STDEV([.H25];[.H30];[.H35];[.H40];[.H45];[.H50];[.H55];[.H60];[.H65];[.H70];[.H75];[.H80];[.H86];[.H92];[.H104];[.H110];[.H116];[.H122];[.H128];[.H134];[.H140];[.H146];[.H158];[.H164];[.H170];[.H176];[.H182];[.H188];[.H194])" office:value-type="float" office:value="1.56941205143586" calcext:value-type="float">
            <text:p>1.569</text:p>
          </table:table-cell>
          <table:table-cell table:style-name="ce19" table:formula="of:=STDEV([.I25];[.I30];[.I35];[.I40];[.I45];[.I50];[.I55];[.I60];[.I65];[.I70];[.I75];[.I80];[.I86];[.I92];[.I104];[.I110];[.I116];[.I122];[.I128];[.I134];[.I140];[.I146];[.I158];[.I164];[.I170];[.I176];[.I182];[.I188];[.I194])" office:value-type="float" office:value="1.63399839012046" calcext:value-type="float">
            <text:p>1.634</text:p>
          </table:table-cell>
          <table:table-cell table:style-name="Default"/>
          <table:table-cell table:number-columns-repeated="10"/>
        </table:table-row>
      </table:table>
      <table:table table:name="test run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28" office:value-type="string" calcext:value-type="string">
            <text:p>observed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z</text:p>
          </table:table-cell>
          <table:table-cell table:style-name="ce28" office:value-type="string" calcext:value-type="string">
            <text:p>xy</text:p>
          </table:table-cell>
          <table:table-cell table:style-name="ce28" office:value-type="string" calcext:value-type="string">
            <text:p>xz</text:p>
          </table:table-cell>
          <table:table-cell table:style-name="ce28" office:value-type="string" calcext:value-type="string">
            <text:p>yz</text:p>
          </table:table-cell>
          <table:table-cell table:style-name="ce28" office:value-type="string" calcext:value-type="string">
            <text:p>xyz</text:p>
          </table:table-cell>
          <table:table-cell/>
          <table:table-cell office:value-type="string" calcext:value-type="string">
            <text:p>xy old</text:p>
          </table:table-cell>
          <table:table-cell office:value-type="string" calcext:value-type="string">
            <text:p>xyz old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01_01</text:p>
          </table:table-cell>
          <table:table-cell table:number-columns-repeated="2" office:value-type="string" calcext:value-type="string">
            <text:p>pms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mps</text:p>
          </table:table-cell>
          <table:table-cell/>
          <table:table-cell table:number-columns-repeated="2" office:value-type="string" calcext:value-type="string">
            <text:p>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]/3" office:value-type="float" office:value="0" calcext:value-type="float">
            <text:p>0.00</text:p>
          </table:table-cell>
          <table:table-cell table:style-name="ce29" table:formula="of:=[.D3]/3" office:value-type="float" office:value="0.333333333333333" calcext:value-type="float">
            <text:p>0.33</text:p>
          </table:table-cell>
          <table:table-cell table:style-name="ce29" table:formula="of:=[.E3]/3" office:value-type="float" office:value="0.666666666666667" calcext:value-type="float">
            <text:p>0.67</text:p>
          </table:table-cell>
          <table:table-cell table:style-name="ce29" table:formula="of:=[.F3]/3" office:value-type="float" office:value="0.666666666666667" calcext:value-type="float">
            <text:p>0.67</text:p>
          </table:table-cell>
          <table:table-cell table:style-name="ce29" table:formula="of:=[.G3]/3" office:value-type="float" office:value="0" calcext:value-type="float">
            <text:p>0.00</text:p>
          </table:table-cell>
          <table:table-cell table:style-name="ce29" table:formula="of:=[.H3]/3" office:value-type="float" office:value="0.666666666666667" calcext:value-type="float">
            <text:p>0.67</text:p>
          </table:table-cell>
          <table:table-cell table:style-name="ce29" table:formula="of:=[.I3]/3" office:value-type="float" office:value="0.333333333333333" calcext:value-type="float">
            <text:p>0.33</text:p>
          </table:table-cell>
          <table:table-cell/>
          <table:table-cell table:style-name="ce29" table:formula="of:=[.K3]/3" office:value-type="float" office:value="0.333333333333333" calcext:value-type="float">
            <text:p>0.33</text:p>
          </table:table-cell>
          <table:table-cell table:style-name="ce29" table:formula="of:=[.L3]/3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01_03</text:p>
          </table:table-cell>
          <table:table-cell office:value-type="string" calcext:value-type="string">
            <text:p>rhcse</text:p>
          </table:table-cell>
          <table:table-cell office:value-type="string" calcext:value-type="string">
            <text:p>hcrse</text:p>
          </table:table-cell>
          <table:table-cell office:value-type="string" calcext:value-type="string">
            <text:p>sehcr</text:p>
          </table:table-cell>
          <table:table-cell office:value-type="string" calcext:value-type="string">
            <text:p>rshec</text:p>
          </table:table-cell>
          <table:table-cell office:value-type="string" calcext:value-type="string">
            <text:p>hcers</text:p>
          </table:table-cell>
          <table:table-cell office:value-type="string" calcext:value-type="string">
            <text:p>shcre</text:p>
          </table:table-cell>
          <table:table-cell office:value-type="string" calcext:value-type="string">
            <text:p>rsehc</text:p>
          </table:table-cell>
          <table:table-cell office:value-type="string" calcext:value-type="string">
            <text:p>hserc</text:p>
          </table:table-cell>
          <table:table-cell/>
          <table:table-cell office:value-type="string" calcext:value-type="string">
            <text:p>rcehs</text:p>
          </table:table-cell>
          <table:table-cell office:value-type="string" calcext:value-type="string">
            <text:p>hse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6]/5" office:value-type="float" office:value="0.4" calcext:value-type="float">
            <text:p>0.40</text:p>
          </table:table-cell>
          <table:table-cell table:style-name="ce29" table:formula="of:=[.D6]/5" office:value-type="float" office:value="0.8" calcext:value-type="float">
            <text:p>0.80</text:p>
          </table:table-cell>
          <table:table-cell table:style-name="ce29" table:formula="of:=[.E6]/5" office:value-type="float" office:value="0.6" calcext:value-type="float">
            <text:p>0.60</text:p>
          </table:table-cell>
          <table:table-cell table:style-name="ce29" table:formula="of:=[.F6]/5" office:value-type="float" office:value="0.6" calcext:value-type="float">
            <text:p>0.60</text:p>
          </table:table-cell>
          <table:table-cell table:style-name="ce29" table:formula="of:=[.G6]/5" office:value-type="float" office:value="0.4" calcext:value-type="float">
            <text:p>0.40</text:p>
          </table:table-cell>
          <table:table-cell table:style-name="ce29" table:formula="of:=[.H6]/5" office:value-type="float" office:value="0.8" calcext:value-type="float">
            <text:p>0.80</text:p>
          </table:table-cell>
          <table:table-cell table:style-name="ce29" table:formula="of:=[.I6]/5" office:value-type="float" office:value="0.8" calcext:value-type="float">
            <text:p>0.80</text:p>
          </table:table-cell>
          <table:table-cell/>
          <table:table-cell table:style-name="ce29" table:formula="of:=[.K6]/5" office:value-type="float" office:value="0.6" calcext:value-type="float">
            <text:p>0.60</text:p>
          </table:table-cell>
          <table:table-cell table:style-name="ce29" table:formula="of:=[.L6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01_05</text:p>
          </table:table-cell>
          <table:table-cell office:value-type="string" calcext:value-type="string">
            <text:p>pbhs</text:p>
          </table:table-cell>
          <table:table-cell office:value-type="string" calcext:value-type="string">
            <text:p>hpbs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hspb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pbsh</text:p>
          </table:table-cell>
          <table:table-cell office:value-type="string" calcext:value-type="string">
            <text:p>pshb</text:p>
          </table:table-cell>
          <table:table-cell office:value-type="string" calcext:value-type="string">
            <text:p>phsb</text:p>
          </table:table-cell>
          <table:table-cell/>
          <table:table-cell table:number-columns-repeated="2" office:value-type="string" calcext:value-type="string">
            <text:p>ph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9]/4" office:value-type="float" office:value="0.5" calcext:value-type="float">
            <text:p>0.50</text:p>
          </table:table-cell>
          <table:table-cell table:style-name="ce29" table:formula="of:=[.D9]/4" office:value-type="float" office:value="0.5" calcext:value-type="float">
            <text:p>0.50</text:p>
          </table:table-cell>
          <table:table-cell table:style-name="ce29" table:formula="of:=[.E9]/4" office:value-type="float" office:value="1" calcext:value-type="float">
            <text:p>1.00</text:p>
          </table:table-cell>
          <table:table-cell table:style-name="ce29" table:formula="of:=[.F9]/4" office:value-type="float" office:value="0.5" calcext:value-type="float">
            <text:p>0.50</text:p>
          </table:table-cell>
          <table:table-cell table:style-name="ce29" table:formula="of:=[.G9]/4" office:value-type="float" office:value="0.25" calcext:value-type="float">
            <text:p>0.25</text:p>
          </table:table-cell>
          <table:table-cell table:style-name="ce29" table:formula="of:=[.H9]/4" office:value-type="float" office:value="0.5" calcext:value-type="float">
            <text:p>0.50</text:p>
          </table:table-cell>
          <table:table-cell table:style-name="ce29" table:formula="of:=[.I9]/4" office:value-type="float" office:value="0.5" calcext:value-type="float">
            <text:p>0.50</text:p>
          </table:table-cell>
          <table:table-cell/>
          <table:table-cell table:style-name="ce29" table:formula="of:=[.K9]/4" office:value-type="float" office:value="0.25" calcext:value-type="float">
            <text:p>0.25</text:p>
          </table:table-cell>
          <table:table-cell table:style-name="ce29" table:formula="of:=[.L9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01_09</text:p>
          </table:table-cell>
          <table:table-cell office:value-type="string" calcext:value-type="string">
            <text:p>hscp</text:p>
          </table:table-cell>
          <table:table-cell office:value-type="string" calcext:value-type="string">
            <text:p>chps</text:p>
          </table:table-cell>
          <table:table-cell office:value-type="string" calcext:value-type="string">
            <text:p>cphs</text:p>
          </table:table-cell>
          <table:table-cell office:value-type="string" calcext:value-type="string">
            <text:p>scph</text:p>
          </table:table-cell>
          <table:table-cell table:number-columns-repeated="4" office:value-type="string" calcext:value-type="string">
            <text:p>cphs</text:p>
          </table:table-cell>
          <table:table-cell/>
          <table:table-cell table:number-columns-repeated="2" office:value-type="string" calcext:value-type="string">
            <text:p>hp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12]/4" office:value-type="float" office:value="1" calcext:value-type="float">
            <text:p>1.00</text:p>
          </table:table-cell>
          <table:table-cell table:style-name="ce29" table:formula="of:=[.D12]/4" office:value-type="float" office:value="1" calcext:value-type="float">
            <text:p>1.00</text:p>
          </table:table-cell>
          <table:table-cell table:style-name="ce29" table:formula="of:=[.E12]/4" office:value-type="float" office:value="0.5" calcext:value-type="float">
            <text:p>0.50</text:p>
          </table:table-cell>
          <table:table-cell table:style-name="ce29" table:formula="of:=[.F12]/4" office:value-type="float" office:value="1" calcext:value-type="float">
            <text:p>1.00</text:p>
          </table:table-cell>
          <table:table-cell table:style-name="ce29" table:formula="of:=[.G12]/4" office:value-type="float" office:value="1" calcext:value-type="float">
            <text:p>1.00</text:p>
          </table:table-cell>
          <table:table-cell table:style-name="ce29" table:formula="of:=[.H12]/4" office:value-type="float" office:value="1" calcext:value-type="float">
            <text:p>1.00</text:p>
          </table:table-cell>
          <table:table-cell table:style-name="ce29" table:formula="of:=[.I12]/4" office:value-type="float" office:value="1" calcext:value-type="float">
            <text:p>1.00</text:p>
          </table:table-cell>
          <table:table-cell/>
          <table:table-cell table:style-name="ce29" table:formula="of:=[.K12]/4" office:value-type="float" office:value="0.5" calcext:value-type="float">
            <text:p>0.50</text:p>
          </table:table-cell>
          <table:table-cell table:style-name="ce29" table:formula="of:=[.L12]/4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10_01</text:p>
          </table:table-cell>
          <table:table-cell table:number-columns-repeated="2" office:value-type="string" calcext:value-type="string">
            <text:p>pb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pbs</text:p>
          </table:table-cell>
          <table:table-cell/>
          <table:table-cell table:number-columns-repeated="2" office:value-type="string" calcext:value-type="string">
            <text:p>p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15]/3" office:value-type="float" office:value="0" calcext:value-type="float">
            <text:p>0.00</text:p>
          </table:table-cell>
          <table:table-cell table:style-name="ce29" table:formula="of:=[.D15]/3" office:value-type="float" office:value="0.666666666666667" calcext:value-type="float">
            <text:p>0.67</text:p>
          </table:table-cell>
          <table:table-cell table:style-name="ce29" table:formula="of:=[.E15]/3" office:value-type="float" office:value="0.333333333333333" calcext:value-type="float">
            <text:p>0.33</text:p>
          </table:table-cell>
          <table:table-cell table:style-name="ce29" table:formula="of:=[.F15]/3" office:value-type="float" office:value="0" calcext:value-type="float">
            <text:p>0.00</text:p>
          </table:table-cell>
          <table:table-cell table:style-name="ce29" table:formula="of:=[.G15]/3" office:value-type="float" office:value="0.333333333333333" calcext:value-type="float">
            <text:p>0.33</text:p>
          </table:table-cell>
          <table:table-cell table:style-name="ce29" table:formula="of:=[.H15]/3" office:value-type="float" office:value="0.666666666666667" calcext:value-type="float">
            <text:p>0.67</text:p>
          </table:table-cell>
          <table:table-cell table:style-name="ce29" table:formula="of:=[.I15]/3" office:value-type="float" office:value="0" calcext:value-type="float">
            <text:p>0.00</text:p>
          </table:table-cell>
          <table:table-cell/>
          <table:table-cell table:style-name="ce29" table:formula="of:=[.K15]/3" office:value-type="float" office:value="0" calcext:value-type="float">
            <text:p>0.00</text:p>
          </table:table-cell>
          <table:table-cell table:style-name="ce29" table:formula="of:=[.L15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12_01</text:p>
          </table:table-cell>
          <table:table-cell office:value-type="string" calcext:value-type="string">
            <text:p>pgs</text:p>
          </table:table-cell>
          <table:table-cell table:number-columns-repeated="7" office:value-type="string" calcext:value-type="string">
            <text:p>psg</text:p>
          </table:table-cell>
          <table:table-cell/>
          <table:table-cell table:number-columns-repeated="2" office:value-type="string" calcext:value-type="string">
            <text:p>p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18]/3" office:value-type="float" office:value="0.333333333333333" calcext:value-type="float">
            <text:p>0.33</text:p>
          </table:table-cell>
          <table:table-cell table:style-name="ce29" table:formula="of:=[.D18]/3" office:value-type="float" office:value="0.333333333333333" calcext:value-type="float">
            <text:p>0.33</text:p>
          </table:table-cell>
          <table:table-cell table:style-name="ce29" table:formula="of:=[.E18]/3" office:value-type="float" office:value="0.333333333333333" calcext:value-type="float">
            <text:p>0.33</text:p>
          </table:table-cell>
          <table:table-cell table:style-name="ce29" table:formula="of:=[.F18]/3" office:value-type="float" office:value="0.333333333333333" calcext:value-type="float">
            <text:p>0.33</text:p>
          </table:table-cell>
          <table:table-cell table:style-name="ce29" table:formula="of:=[.G18]/3" office:value-type="float" office:value="0.333333333333333" calcext:value-type="float">
            <text:p>0.33</text:p>
          </table:table-cell>
          <table:table-cell table:style-name="ce29" table:formula="of:=[.H18]/3" office:value-type="float" office:value="0.333333333333333" calcext:value-type="float">
            <text:p>0.33</text:p>
          </table:table-cell>
          <table:table-cell table:style-name="ce29" table:formula="of:=[.I18]/3" office:value-type="float" office:value="0.333333333333333" calcext:value-type="float">
            <text:p>0.33</text:p>
          </table:table-cell>
          <table:table-cell/>
          <table:table-cell table:style-name="ce29" table:formula="of:=[.K18]/3" office:value-type="float" office:value="0" calcext:value-type="float">
            <text:p>0.00</text:p>
          </table:table-cell>
          <table:table-cell table:style-name="ce29" table:formula="of:=[.L18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12_06</text:p>
          </table:table-cell>
          <table:table-cell office:value-type="string" calcext:value-type="string">
            <text:p>pnsgb</text:p>
          </table:table-cell>
          <table:table-cell office:value-type="string" calcext:value-type="string">
            <text:p>bgnsp</text:p>
          </table:table-cell>
          <table:table-cell office:value-type="string" calcext:value-type="string">
            <text:p>npbsg</text:p>
          </table:table-cell>
          <table:table-cell office:value-type="string" calcext:value-type="string">
            <text:p>bpsgn</text:p>
          </table:table-cell>
          <table:table-cell office:value-type="string" calcext:value-type="string">
            <text:p>bnpsg</text:p>
          </table:table-cell>
          <table:table-cell office:value-type="string" calcext:value-type="string">
            <text:p>bpsng</text:p>
          </table:table-cell>
          <table:table-cell table:number-columns-repeated="2" office:value-type="string" calcext:value-type="string">
            <text:p>bnpsg</text:p>
          </table:table-cell>
          <table:table-cell/>
          <table:table-cell office:value-type="string" calcext:value-type="string">
            <text:p>pnsgb</text:p>
          </table:table-cell>
          <table:table-cell office:value-type="string" calcext:value-type="string">
            <text:p>bnps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21]/5" office:value-type="float" office:value="0.8" calcext:value-type="float">
            <text:p>0.80</text:p>
          </table:table-cell>
          <table:table-cell table:style-name="ce29" table:formula="of:=[.D21]/5" office:value-type="float" office:value="0.6" calcext:value-type="float">
            <text:p>0.60</text:p>
          </table:table-cell>
          <table:table-cell table:style-name="ce29" table:formula="of:=[.E21]/5" office:value-type="float" office:value="0.6" calcext:value-type="float">
            <text:p>0.60</text:p>
          </table:table-cell>
          <table:table-cell table:style-name="ce29" table:formula="of:=[.F21]/5" office:value-type="float" office:value="0.6" calcext:value-type="float">
            <text:p>0.60</text:p>
          </table:table-cell>
          <table:table-cell table:style-name="ce29" table:formula="of:=[.G21]/5" office:value-type="float" office:value="0.6" calcext:value-type="float">
            <text:p>0.60</text:p>
          </table:table-cell>
          <table:table-cell table:style-name="ce29" table:formula="of:=[.H21]/5" office:value-type="float" office:value="0.6" calcext:value-type="float">
            <text:p>0.60</text:p>
          </table:table-cell>
          <table:table-cell table:style-name="ce29" table:formula="of:=[.I21]/5" office:value-type="float" office:value="0.6" calcext:value-type="float">
            <text:p>0.60</text:p>
          </table:table-cell>
          <table:table-cell/>
          <table:table-cell table:style-name="ce29" table:formula="of:=[.K21]/5" office:value-type="float" office:value="0" calcext:value-type="float">
            <text:p>0.00</text:p>
          </table:table-cell>
          <table:table-cell table:style-name="ce29" table:formula="of:=[.L21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1_01</text:p>
          </table:table-cell>
          <table:table-cell office:value-type="string" calcext:value-type="string">
            <text:p>tnsgmp</text:p>
          </table:table-cell>
          <table:table-cell office:value-type="string" calcext:value-type="string">
            <text:p>gpmnst</text:p>
          </table:table-cell>
          <table:table-cell office:value-type="string" calcext:value-type="string">
            <text:p>gtpmns</text:p>
          </table:table-cell>
          <table:table-cell office:value-type="string" calcext:value-type="string">
            <text:p>msnptg</text:p>
          </table:table-cell>
          <table:table-cell office:value-type="string" calcext:value-type="string">
            <text:p>tgnmps</text:p>
          </table:table-cell>
          <table:table-cell office:value-type="string" calcext:value-type="string">
            <text:p>nptgms</text:p>
          </table:table-cell>
          <table:table-cell office:value-type="string" calcext:value-type="string">
            <text:p>gtnmps</text:p>
          </table:table-cell>
          <table:table-cell office:value-type="string" calcext:value-type="string">
            <text:p>tmpgns</text:p>
          </table:table-cell>
          <table:table-cell/>
          <table:table-cell office:value-type="string" calcext:value-type="string">
            <text:p>tgnrmps</text:p>
          </table:table-cell>
          <table:table-cell office:value-type="string" calcext:value-type="string">
            <text:p>tmp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24]/6" office:value-type="float" office:value="1" calcext:value-type="float">
            <text:p>1.00</text:p>
          </table:table-cell>
          <table:table-cell table:style-name="ce29" table:formula="of:=[.D24]/6" office:value-type="float" office:value="1" calcext:value-type="float">
            <text:p>1.00</text:p>
          </table:table-cell>
          <table:table-cell table:style-name="ce29" table:formula="of:=[.E24]/6" office:value-type="float" office:value="0.833333333333333" calcext:value-type="float">
            <text:p>0.83</text:p>
          </table:table-cell>
          <table:table-cell table:style-name="ce29" table:formula="of:=[.F24]/6" office:value-type="float" office:value="0.666666666666667" calcext:value-type="float">
            <text:p>0.67</text:p>
          </table:table-cell>
          <table:table-cell table:style-name="ce29" table:formula="of:=[.G24]/6" office:value-type="float" office:value="0.666666666666667" calcext:value-type="float">
            <text:p>0.67</text:p>
          </table:table-cell>
          <table:table-cell table:style-name="ce29" table:formula="of:=[.H24]/6" office:value-type="float" office:value="0.666666666666667" calcext:value-type="float">
            <text:p>0.67</text:p>
          </table:table-cell>
          <table:table-cell table:style-name="ce29" table:formula="of:=[.I24]/6" office:value-type="float" office:value="0.666666666666667" calcext:value-type="float">
            <text:p>0.67</text:p>
          </table:table-cell>
          <table:table-cell/>
          <table:table-cell table:style-name="ce29" table:formula="of:=[.K24]/6" office:value-type="float" office:value="0.5" calcext:value-type="float">
            <text:p>0.50</text:p>
          </table:table-cell>
          <table:table-cell table:style-name="ce29" table:formula="of:=[.L24]/6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1_03</text:p>
          </table:table-cell>
          <table:table-cell office:value-type="string" calcext:value-type="string">
            <text:p>pnys</text:p>
          </table:table-cell>
          <table:table-cell office:value-type="string" calcext:value-type="string">
            <text:p>ynps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pnsy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ypns</text:p>
          </table:table-cell>
          <table:table-cell table:number-columns-repeated="2" office:value-type="string" calcext:value-type="string">
            <text:p>pyns</text:p>
          </table:table-cell>
          <table:table-cell/>
          <table:table-cell office:value-type="string" calcext:value-type="string">
            <text:p>pyms</text:p>
          </table:table-cell>
          <table:table-cell office:value-type="string" calcext:value-type="string">
            <text:p>py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27]/4" office:value-type="float" office:value="0.5" calcext:value-type="float">
            <text:p>0.50</text:p>
          </table:table-cell>
          <table:table-cell table:style-name="ce29" table:formula="of:=[.D27]/4" office:value-type="float" office:value="0.25" calcext:value-type="float">
            <text:p>0.25</text:p>
          </table:table-cell>
          <table:table-cell table:style-name="ce29" table:formula="of:=[.E27]/4" office:value-type="float" office:value="0.25" calcext:value-type="float">
            <text:p>0.25</text:p>
          </table:table-cell>
          <table:table-cell table:style-name="ce29" table:formula="of:=[.F27]/4" office:value-type="float" office:value="0.25" calcext:value-type="float">
            <text:p>0.25</text:p>
          </table:table-cell>
          <table:table-cell table:style-name="ce29" table:formula="of:=[.G27]/4" office:value-type="float" office:value="0.5" calcext:value-type="float">
            <text:p>0.50</text:p>
          </table:table-cell>
          <table:table-cell table:style-name="ce29" table:formula="of:=[.H27]/4" office:value-type="float" office:value="0.25" calcext:value-type="float">
            <text:p>0.25</text:p>
          </table:table-cell>
          <table:table-cell table:style-name="ce29" table:formula="of:=[.I27]/4" office:value-type="float" office:value="0.25" calcext:value-type="float">
            <text:p>0.25</text:p>
          </table:table-cell>
          <table:table-cell/>
          <table:table-cell table:style-name="ce29" table:formula="of:=[.K27]/4" office:value-type="float" office:value="0.25" calcext:value-type="float">
            <text:p>0.25</text:p>
          </table:table-cell>
          <table:table-cell table:style-name="ce29" table:formula="of:=[.L27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1_04</text:p>
          </table:table-cell>
          <table:table-cell office:value-type="string" calcext:value-type="string">
            <text:p>nfpymbs</text:p>
          </table:table-cell>
          <table:table-cell office:value-type="string" calcext:value-type="string">
            <text:p>mpnbyfs</text:p>
          </table:table-cell>
          <table:table-cell office:value-type="string" calcext:value-type="string">
            <text:p>ynbmpfs</text:p>
          </table:table-cell>
          <table:table-cell office:value-type="string" calcext:value-type="string">
            <text:p>ybmsfnp</text:p>
          </table:table-cell>
          <table:table-cell office:value-type="string" calcext:value-type="string">
            <text:p>ysmbpnf</text:p>
          </table:table-cell>
          <table:table-cell office:value-type="string" calcext:value-type="string">
            <text:p>ynbmspf</text:p>
          </table:table-cell>
          <table:table-cell office:value-type="string" calcext:value-type="string">
            <text:p>ynbpmsf</text:p>
          </table:table-cell>
          <table:table-cell office:value-type="string" calcext:value-type="string">
            <text:p>ynbmpfs</text:p>
          </table:table-cell>
          <table:table-cell/>
          <table:table-cell office:value-type="string" calcext:value-type="string">
            <text:p>ynfpmbs</text:p>
          </table:table-cell>
          <table:table-cell office:value-type="string" calcext:value-type="string">
            <text:p>ypmbn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0]/7" office:value-type="float" office:value="0.857142857142857" calcext:value-type="float">
            <text:p>0.86</text:p>
          </table:table-cell>
          <table:table-cell table:style-name="ce29" table:formula="of:=[.D30]/7" office:value-type="float" office:value="0.857142857142857" calcext:value-type="float">
            <text:p>0.86</text:p>
          </table:table-cell>
          <table:table-cell table:style-name="ce29" table:formula="of:=[.E30]/7" office:value-type="float" office:value="1" calcext:value-type="float">
            <text:p>1.00</text:p>
          </table:table-cell>
          <table:table-cell table:style-name="ce29" table:formula="of:=[.F30]/7" office:value-type="float" office:value="1" calcext:value-type="float">
            <text:p>1.00</text:p>
          </table:table-cell>
          <table:table-cell table:style-name="ce29" table:formula="of:=[.G30]/7" office:value-type="float" office:value="1" calcext:value-type="float">
            <text:p>1.00</text:p>
          </table:table-cell>
          <table:table-cell table:style-name="ce29" table:formula="of:=[.H30]/7" office:value-type="float" office:value="0.714285714285714" calcext:value-type="float">
            <text:p>0.71</text:p>
          </table:table-cell>
          <table:table-cell table:style-name="ce29" table:formula="of:=[.I30]/7" office:value-type="float" office:value="0.857142857142857" calcext:value-type="float">
            <text:p>0.86</text:p>
          </table:table-cell>
          <table:table-cell/>
          <table:table-cell table:style-name="ce29" table:formula="of:=[.K30]/7" office:value-type="float" office:value="0.285714285714286" calcext:value-type="float">
            <text:p>0.29</text:p>
          </table:table-cell>
          <table:table-cell table:style-name="ce29" table:formula="of:=[.L30]/7" office:value-type="float" office:value="0.714285714285714" calcext:value-type="float">
            <text:p>0.71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2_12</text:p>
          </table:table-cell>
          <table:table-cell office:value-type="string" calcext:value-type="string">
            <text:p>mcbatp</text:p>
          </table:table-cell>
          <table:table-cell office:value-type="string" calcext:value-type="string">
            <text:p>actbmp</text:p>
          </table:table-cell>
          <table:table-cell office:value-type="string" calcext:value-type="string">
            <text:p>mabtpc</text:p>
          </table:table-cell>
          <table:table-cell office:value-type="string" calcext:value-type="string">
            <text:p>pctamb</text:p>
          </table:table-cell>
          <table:table-cell office:value-type="string" calcext:value-type="string">
            <text:p>mptbac</text:p>
          </table:table-cell>
          <table:table-cell office:value-type="string" calcext:value-type="string">
            <text:p>mpatbc</text:p>
          </table:table-cell>
          <table:table-cell office:value-type="string" calcext:value-type="string">
            <text:p>mcptba</text:p>
          </table:table-cell>
          <table:table-cell office:value-type="string" calcext:value-type="string">
            <text:p>mptbca</text:p>
          </table:table-cell>
          <table:table-cell/>
          <table:table-cell office:value-type="string" calcext:value-type="string">
            <text:p>mabctp</text:p>
          </table:table-cell>
          <table:table-cell office:value-type="string" calcext:value-type="string">
            <text:p>mpc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3]/6" office:value-type="float" office:value="0.666666666666667" calcext:value-type="float">
            <text:p>0.67</text:p>
          </table:table-cell>
          <table:table-cell table:style-name="ce29" table:formula="of:=[.D33]/6" office:value-type="float" office:value="0.5" calcext:value-type="float">
            <text:p>0.50</text:p>
          </table:table-cell>
          <table:table-cell table:style-name="ce29" table:formula="of:=[.E33]/6" office:value-type="float" office:value="0.666666666666667" calcext:value-type="float">
            <text:p>0.67</text:p>
          </table:table-cell>
          <table:table-cell table:style-name="ce29" table:formula="of:=[.F33]/6" office:value-type="float" office:value="0.666666666666667" calcext:value-type="float">
            <text:p>0.67</text:p>
          </table:table-cell>
          <table:table-cell table:style-name="ce29" table:formula="of:=[.G33]/6" office:value-type="float" office:value="0.666666666666667" calcext:value-type="float">
            <text:p>0.67</text:p>
          </table:table-cell>
          <table:table-cell table:style-name="ce29" table:formula="of:=[.H33]/6" office:value-type="float" office:value="0.666666666666667" calcext:value-type="float">
            <text:p>0.67</text:p>
          </table:table-cell>
          <table:table-cell table:style-name="ce29" table:formula="of:=[.I33]/6" office:value-type="float" office:value="0.833333333333333" calcext:value-type="float">
            <text:p>0.83</text:p>
          </table:table-cell>
          <table:table-cell/>
          <table:table-cell table:style-name="ce29" table:formula="of:=[.K33]/6" office:value-type="float" office:value="0.333333333333333" calcext:value-type="float">
            <text:p>0.33</text:p>
          </table:table-cell>
          <table:table-cell table:style-name="ce29" table:formula="of:=[.L33]/6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2_16</text:p>
          </table:table-cell>
          <table:table-cell office:value-type="string" calcext:value-type="string">
            <text:p>pcsbaoweg</text:p>
          </table:table-cell>
          <table:table-cell office:value-type="string" calcext:value-type="string">
            <text:p>pweobacsg</text:p>
          </table:table-cell>
          <table:table-cell office:value-type="string" calcext:value-type="string">
            <text:p>oabscpegw</text:p>
          </table:table-cell>
          <table:table-cell office:value-type="string" calcext:value-type="string">
            <text:p>boaspcgew</text:p>
          </table:table-cell>
          <table:table-cell office:value-type="string" calcext:value-type="string">
            <text:p>bweoapgcs</text:p>
          </table:table-cell>
          <table:table-cell office:value-type="string" calcext:value-type="string">
            <text:p>ewabospgc</text:p>
          </table:table-cell>
          <table:table-cell office:value-type="string" calcext:value-type="string">
            <text:p>baospgcwe</text:p>
          </table:table-cell>
          <table:table-cell office:value-type="string" calcext:value-type="string">
            <text:p>oabspcgew</text:p>
          </table:table-cell>
          <table:table-cell/>
          <table:table-cell office:value-type="string" calcext:value-type="string">
            <text:p>aewbopcgs</text:p>
          </table:table-cell>
          <table:table-cell office:value-type="string" calcext:value-type="string">
            <text:p>psbaocg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6]/9" office:value-type="float" office:value="0.666666666666667" calcext:value-type="float">
            <text:p>0.67</text:p>
          </table:table-cell>
          <table:table-cell table:style-name="ce29" table:formula="of:=[.D36]/9" office:value-type="float" office:value="0.777777777777778" calcext:value-type="float">
            <text:p>0.78</text:p>
          </table:table-cell>
          <table:table-cell table:style-name="ce29" table:formula="of:=[.E36]/9" office:value-type="float" office:value="0.888888888888889" calcext:value-type="float">
            <text:p>0.89</text:p>
          </table:table-cell>
          <table:table-cell table:style-name="ce29" table:formula="of:=[.F36]/9" office:value-type="float" office:value="0.888888888888889" calcext:value-type="float">
            <text:p>0.89</text:p>
          </table:table-cell>
          <table:table-cell table:style-name="ce29" table:formula="of:=[.G36]/9" office:value-type="float" office:value="0.777777777777778" calcext:value-type="float">
            <text:p>0.78</text:p>
          </table:table-cell>
          <table:table-cell table:style-name="ce29" table:formula="of:=[.H36]/9" office:value-type="float" office:value="0.777777777777778" calcext:value-type="float">
            <text:p>0.78</text:p>
          </table:table-cell>
          <table:table-cell table:style-name="ce29" table:formula="of:=[.I36]/9" office:value-type="float" office:value="0.777777777777778" calcext:value-type="float">
            <text:p>0.78</text:p>
          </table:table-cell>
          <table:table-cell/>
          <table:table-cell table:style-name="ce29" table:formula="of:=[.K36]/9" office:value-type="float" office:value="0.777777777777778" calcext:value-type="float">
            <text:p>0.78</text:p>
          </table:table-cell>
          <table:table-cell table:style-name="ce29" table:formula="of:=[.L36]/9" office:value-type="float" office:value="0.444444444444444" calcext:value-type="float">
            <text:p>0.44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4_02</text:p>
          </table:table-cell>
          <table:table-cell office:value-type="string" calcext:value-type="string">
            <text:p>awgps</text:p>
          </table:table-cell>
          <table:table-cell office:value-type="string" calcext:value-type="string">
            <text:p>ap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wsg</text:p>
          </table:table-cell>
          <table:table-cell office:value-type="string" calcext:value-type="string">
            <text:p>sgpaw</text:p>
          </table:table-cell>
          <table:table-cell office:value-type="string" calcext:value-type="string">
            <text:p>sg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sga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9]/5" office:value-type="float" office:value="0.8" calcext:value-type="float">
            <text:p>0.80</text:p>
          </table:table-cell>
          <table:table-cell table:style-name="ce29" table:formula="of:=[.D39]/5" office:value-type="float" office:value="1" calcext:value-type="float">
            <text:p>1.00</text:p>
          </table:table-cell>
          <table:table-cell table:style-name="ce29" table:formula="of:=[.E39]/5" office:value-type="float" office:value="0.8" calcext:value-type="float">
            <text:p>0.80</text:p>
          </table:table-cell>
          <table:table-cell table:style-name="ce29" table:formula="of:=[.F39]/5" office:value-type="float" office:value="1" calcext:value-type="float">
            <text:p>1.00</text:p>
          </table:table-cell>
          <table:table-cell table:style-name="ce29" table:formula="of:=[.G39]/5" office:value-type="float" office:value="0.8" calcext:value-type="float">
            <text:p>0.80</text:p>
          </table:table-cell>
          <table:table-cell table:style-name="ce29" table:formula="of:=[.H39]/5" office:value-type="float" office:value="0.8" calcext:value-type="float">
            <text:p>0.80</text:p>
          </table:table-cell>
          <table:table-cell table:style-name="ce29" table:formula="of:=[.I39]/5" office:value-type="float" office:value="0.8" calcext:value-type="float">
            <text:p>0.80</text:p>
          </table:table-cell>
          <table:table-cell/>
          <table:table-cell table:style-name="ce29" table:formula="of:=[.K39]/5" office:value-type="float" office:value="0.8" calcext:value-type="float">
            <text:p>0.80</text:p>
          </table:table-cell>
          <table:table-cell table:style-name="ce29" table:formula="of:=[.L39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4_04</text:p>
          </table:table-cell>
          <table:table-cell table:number-columns-repeated="6" office:value-type="string" calcext:value-type="string">
            <text:p>p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c</text:p>
          </table:table-cell>
          <table:table-cell/>
          <table:table-cell table:number-columns-repeated="2" office:value-type="string" calcext:value-type="string">
            <text:p>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42]/2" office:value-type="float" office:value="0" calcext:value-type="float">
            <text:p>0.00</text:p>
          </table:table-cell>
          <table:table-cell table:style-name="ce29" table:formula="of:=[.D42]/2" office:value-type="float" office:value="0" calcext:value-type="float">
            <text:p>0.00</text:p>
          </table:table-cell>
          <table:table-cell table:style-name="ce29" table:formula="of:=[.E42]/2" office:value-type="float" office:value="0" calcext:value-type="float">
            <text:p>0.00</text:p>
          </table:table-cell>
          <table:table-cell table:style-name="ce29" table:formula="of:=[.F42]/2" office:value-type="float" office:value="0" calcext:value-type="float">
            <text:p>0.00</text:p>
          </table:table-cell>
          <table:table-cell table:style-name="ce29" table:formula="of:=[.G42]/2" office:value-type="float" office:value="0" calcext:value-type="float">
            <text:p>0.00</text:p>
          </table:table-cell>
          <table:table-cell table:style-name="ce29" table:formula="of:=[.H42]/2" office:value-type="float" office:value="0.5" calcext:value-type="float">
            <text:p>0.50</text:p>
          </table:table-cell>
          <table:table-cell table:style-name="ce29" table:formula="of:=[.I42]/2" office:value-type="float" office:value="0" calcext:value-type="float">
            <text:p>0.00</text:p>
          </table:table-cell>
          <table:table-cell/>
          <table:table-cell table:style-name="ce29" table:formula="of:=[.K42]/2" office:value-type="float" office:value="0" calcext:value-type="float">
            <text:p>0.00</text:p>
          </table:table-cell>
          <table:table-cell table:style-name="ce29" table:formula="of:=[.L42]/2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4_05</text:p>
          </table:table-cell>
          <table:table-cell office:value-type="string" calcext:value-type="string">
            <text:p>gswap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gs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ags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45]/5" office:value-type="float" office:value="0.8" calcext:value-type="float">
            <text:p>0.80</text:p>
          </table:table-cell>
          <table:table-cell table:style-name="ce29" table:formula="of:=[.D45]/5" office:value-type="float" office:value="0.6" calcext:value-type="float">
            <text:p>0.60</text:p>
          </table:table-cell>
          <table:table-cell table:style-name="ce29" table:formula="of:=[.E45]/5" office:value-type="float" office:value="1" calcext:value-type="float">
            <text:p>1.00</text:p>
          </table:table-cell>
          <table:table-cell table:style-name="ce29" table:formula="of:=[.F45]/5" office:value-type="float" office:value="0.6" calcext:value-type="float">
            <text:p>0.60</text:p>
          </table:table-cell>
          <table:table-cell table:style-name="ce29" table:formula="of:=[.G45]/5" office:value-type="float" office:value="0.8" calcext:value-type="float">
            <text:p>0.80</text:p>
          </table:table-cell>
          <table:table-cell table:style-name="ce29" table:formula="of:=[.H45]/5" office:value-type="float" office:value="0.6" calcext:value-type="float">
            <text:p>0.60</text:p>
          </table:table-cell>
          <table:table-cell table:style-name="ce29" table:formula="of:=[.I45]/5" office:value-type="float" office:value="0.4" calcext:value-type="float">
            <text:p>0.40</text:p>
          </table:table-cell>
          <table:table-cell/>
          <table:table-cell table:style-name="ce29" table:formula="of:=[.K45]/5" office:value-type="float" office:value="0.4" calcext:value-type="float">
            <text:p>0.40</text:p>
          </table:table-cell>
          <table:table-cell table:style-name="ce29" table:formula="of:=[.L45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6_11</text:p>
          </table:table-cell>
          <table:table-cell office:value-type="string" calcext:value-type="string">
            <text:p>psgct</text:p>
          </table:table-cell>
          <table:table-cell office:value-type="string" calcext:value-type="string">
            <text:p>pstcg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tsgpc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ctsgp</text:p>
          </table:table-cell>
          <table:table-cell office:value-type="string" calcext:value-type="string">
            <text:p>gpcts</text:p>
          </table:table-cell>
          <table:table-cell office:value-type="string" calcext:value-type="string">
            <text:p>gpcst</text:p>
          </table:table-cell>
          <table:table-cell/>
          <table:table-cell office:value-type="string" calcext:value-type="string">
            <text:p>pgcst</text:p>
          </table:table-cell>
          <table:table-cell office:value-type="string" calcext:value-type="string">
            <text:p>cstg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48]/5" office:value-type="float" office:value="0.4" calcext:value-type="float">
            <text:p>0.40</text:p>
          </table:table-cell>
          <table:table-cell table:style-name="ce29" table:formula="of:=[.D48]/5" office:value-type="float" office:value="0.4" calcext:value-type="float">
            <text:p>0.40</text:p>
          </table:table-cell>
          <table:table-cell table:style-name="ce29" table:formula="of:=[.E48]/5" office:value-type="float" office:value="0.6" calcext:value-type="float">
            <text:p>0.60</text:p>
          </table:table-cell>
          <table:table-cell table:style-name="ce29" table:formula="of:=[.F48]/5" office:value-type="float" office:value="0.4" calcext:value-type="float">
            <text:p>0.40</text:p>
          </table:table-cell>
          <table:table-cell table:style-name="ce29" table:formula="of:=[.G48]/5" office:value-type="float" office:value="0.8" calcext:value-type="float">
            <text:p>0.80</text:p>
          </table:table-cell>
          <table:table-cell table:style-name="ce29" table:formula="of:=[.H48]/5" office:value-type="float" office:value="0.8" calcext:value-type="float">
            <text:p>0.80</text:p>
          </table:table-cell>
          <table:table-cell table:style-name="ce29" table:formula="of:=[.I48]/5" office:value-type="float" office:value="0.8" calcext:value-type="float">
            <text:p>0.80</text:p>
          </table:table-cell>
          <table:table-cell/>
          <table:table-cell table:style-name="ce29" table:formula="of:=[.K48]/5" office:value-type="float" office:value="0.4" calcext:value-type="float">
            <text:p>0.40</text:p>
          </table:table-cell>
          <table:table-cell table:style-name="ce29" table:formula="of:=[.L48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vg. xy</text:p>
          </table:table-cell>
          <table:table-cell office:value-type="string" calcext:value-type="string">
            <text:p>avg. xyz</text:p>
          </table:table-cell>
        </table:table-row>
        <table:table-row table:style-name="ro1">
          <table:table-cell table:style-name="ce28" office:value-type="string" calcext:value-type="string">
            <text:p>avg. edit dist.</text:p>
          </table:table-cell>
          <table:table-cell/>
          <table:table-cell table:formula="of:=SUM([.C4];[.C7];[.C10];[.C13];[.C16];[.C19];[.C22];[.C25];[.C28];[.C31];[.C34];[.C37];[.C40];[.C43];[.C46];[.D49])/16" office:value-type="float" office:value="0.545238095238095" calcext:value-type="float">
            <text:p>0.545238095238095</text:p>
          </table:table-cell>
          <table:table-cell table:formula="of:=SUM([.D4];[.D7];[.D10];[.D13];[.D16];[.D19];[.D22];[.D25];[.D28];[.D31];[.D34];[.D37];[.D40];[.D43];[.D46];[.E49])/16" office:value-type="float" office:value="0.613640873015873" calcext:value-type="float">
            <text:p>0.613640873015873</text:p>
          </table:table-cell>
          <table:table-cell table:formula="of:=SUM([.E4];[.E7];[.E10];[.E13];[.E16];[.E19];[.E22];[.E25];[.E28];[.E31];[.E34];[.E37];[.E40];[.E43];[.E46];[.F49])/16" office:value-type="float" office:value="0.617013888888889" calcext:value-type="float">
            <text:p>0.617013888888889</text:p>
          </table:table-cell>
          <table:table-cell table:formula="of:=SUM([.F4];[.F7];[.F10];[.F13];[.F16];[.F19];[.F22];[.F25];[.F28];[.F31];[.F34];[.F37];[.F40];[.F43];[.F46];[.G49])/16" office:value-type="float" office:value="0.598263888888889" calcext:value-type="float">
            <text:p>0.598263888888889</text:p>
          </table:table-cell>
          <table:table-cell table:formula="of:=SUM([.G4];[.G7];[.G10];[.G13];[.G16];[.G19];[.G22];[.G25];[.G28];[.G31];[.G34];[.G37];[.G40];[.G43];[.G46];[.H49])/16" office:value-type="float" office:value="0.557986111111111" calcext:value-type="float">
            <text:p>0.557986111111111</text:p>
          </table:table-cell>
          <table:table-cell table:formula="of:=SUM([.H4];[.H7];[.H10];[.H13];[.H16];[.H19];[.H22];[.H25];[.H28];[.H31];[.H34];[.H37];[.H40];[.H43];[.H46];[.I49])/16" office:value-type="float" office:value="0.646378968253968" calcext:value-type="float">
            <text:p>0.646378968253968</text:p>
          </table:table-cell>
          <table:table-cell table:formula="of:=SUM([.I4];[.I7];[.I10];[.I13];[.I16];[.I19];[.I22];[.I25];[.I28];[.I31];[.I34];[.I37];[.I40];[.I43];[.I46];[.J49])/16" office:value-type="float" office:value="0.509474206349206" calcext:value-type="float">
            <text:p>0.509474206349206</text:p>
          </table:table-cell>
          <table:table-cell/>
          <table:table-cell table:formula="of:=SUM([.K4];[.K7];[.K10];[.K13];[.K16];[.K19];[.K22];[.K25];[.K28];[.K31];[.K34];[.K37];[.K40];[.K43];[.K46];[.L49])/16" office:value-type="float" office:value="0.364384920634921" calcext:value-type="float">
            <text:p>0.364384920634921</text:p>
          </table:table-cell>
          <table:table-cell table:formula="of:=SUM([.L4];[.L7];[.L10];[.L13];[.L16];[.L19];[.L22];[.L25];[.L28];[.L31];[.L34];[.L37];[.L40];[.L43];[.L46];[.M49])/16" office:value-type="float" office:value="0.393253968253968" calcext:value-type="float">
            <text:p>0.393253968253968</text:p>
          </table:table-cell>
          <table:table-cell/>
          <table:table-cell table:formula="of:=([.F51]+[.K51])/2" office:value-type="float" office:value="0.481324404761905" calcext:value-type="float">
            <text:p>0.481324404761905</text:p>
          </table:table-cell>
          <table:table-cell table:formula="of:=([.I51]+[.L51])/2" office:value-type="float" office:value="0.451364087301587" calcext:value-type="float">
            <text:p>0.451364087301587</text:p>
          </table:table-cell>
        </table:table-row>
        <table:table-row table:style-name="ro1">
          <table:table-cell office:value-type="string" calcext:value-type="string">
            <text:p>normalized baseline</text:p>
          </table:table-cell>
          <table:table-cell/>
          <table:table-cell table:style-name="ce28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 table:number-columns-repeated="12"/>
        </table:table-row>
      </table:table>
      <table:table table:name="group ranking xy vs. z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table:style-name="ce15" office:value-type="string" calcext:value-type="string">
            <text:p>01_01</text:p>
          </table:table-cell>
          <table:table-cell table:style-name="ce15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xz</text:p>
          </table:table-cell>
          <table:table-cell table:style-name="ce8" office:value-type="string" calcext:value-type="string">
            <text:p>yz</text:p>
          </table:table-cell>
          <table:table-cell table:style-name="ce8" office:value-type="string" calcext:value-type="string">
            <text:p>xyz</text:p>
          </table:table-cell>
          <table:table-cell table:style-name="ce16" office:value-type="string" calcext:value-type="string">
            <text:p>baseline</text:p>
          </table:table-cell>
          <table:table-cell/>
          <table:table-cell table:style-name="ce8" office:value-type="string" calcext:value-type="string">
            <text:p>best rank x,y</text:p>
          </table:table-cell>
          <table:table-cell table:style-name="ce26"/>
          <table:table-cell table:style-name="ce8" office:value-type="string" calcext:value-type="string">
            <text:p>best rank z</text:p>
          </table:table-cell>
          <table:table-cell/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1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.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3]/3" office:value-type="float" office:value="0" calcext:value-type="float">
            <text:p>0</text:p>
          </table:table-cell>
          <table:table-cell table:style-name="ce11" table:formula="of:=[.D3]/3" office:value-type="float" office:value="0.502" calcext:value-type="float">
            <text:p>0.502</text:p>
          </table:table-cell>
          <table:table-cell table:style-name="ce11" table:formula="of:=[.E3]/3" office:value-type="float" office:value="0.666666666666667" calcext:value-type="float">
            <text:p>0.666666666666667</text:p>
          </table:table-cell>
          <table:table-cell table:style-name="ce11" table:formula="of:=[.F3]/3" office:value-type="float" office:value="0.504333333333333" calcext:value-type="float">
            <text:p>0.504333333333333</text:p>
          </table:table-cell>
          <table:table-cell table:style-name="ce11" table:formula="of:=[.G3]/3" office:value-type="float" office:value="0.333333333333333" calcext:value-type="float">
            <text:p>0.333333333333333</text:p>
          </table:table-cell>
          <table:table-cell table:style-name="ce11" table:formula="of:=[.H3]/3" office:value-type="float" office:value="0.666666666666667" calcext:value-type="float">
            <text:p>0.666666666666667</text:p>
          </table:table-cell>
          <table:table-cell table:style-name="ce11" table:formula="of:=[.I3]/3" office:value-type="float" office:value="0.333333333333333" calcext:value-type="float">
            <text:p>0.333333333333333</text:p>
          </table:table-cell>
          <table:table-cell table:style-name="ce11" office:value-type="float" office:value="0.44" calcext:value-type="float">
            <text:p>0.44</text:p>
          </table:table-cell>
          <table:table-cell table:number-columns-repeated="4"/>
          <table:table-cell table:style-name="ce3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" office:value-type="string" calcext:value-type="string">
            <text:p>01_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14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edit distance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normalized</text:p>
          </table:table-cell>
          <table:table-cell table:style-name="ce12" table:formula="of:=[.C8]/5" office:value-type="float" office:value="0.6458" calcext:value-type="float">
            <text:p>0.6458</text:p>
          </table:table-cell>
          <table:table-cell table:style-name="ce12" table:formula="of:=[.D8]/5" office:value-type="float" office:value="0.8" calcext:value-type="float">
            <text:p>0.8</text:p>
          </table:table-cell>
          <table:table-cell table:style-name="ce12" table:formula="of:=[.E8]/5" office:value-type="float" office:value="0.8" calcext:value-type="float">
            <text:p>0.8</text:p>
          </table:table-cell>
          <table:table-cell table:style-name="ce12" table:formula="of:=[.F8]/5" office:value-type="float" office:value="0.653" calcext:value-type="float">
            <text:p>0.653</text:p>
          </table:table-cell>
          <table:table-cell table:style-name="ce12" table:formula="of:=[.G8]/5" office:value-type="float" office:value="0.4" calcext:value-type="float">
            <text:p>0.4</text:p>
          </table:table-cell>
          <table:table-cell table:style-name="ce12" table:formula="of:=[.H8]/5" office:value-type="float" office:value="0.8" calcext:value-type="float">
            <text:p>0.8</text:p>
          </table:table-cell>
          <table:table-cell table:style-name="ce12" table:formula="of:=[.I8]/5" office:value-type="float" office:value="0.8" calcext:value-type="float">
            <text:p>0.8</text:p>
          </table:table-cell>
          <table:table-cell table:style-name="ce12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01_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14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edit distance</text:p>
          </table:table-cell>
          <table:table-cell office:value-type="float" office:value="3.076" calcext:value-type="float">
            <text:p>3.076</text:p>
          </table:table-cell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  <table:table-cell office:value-type="float" office:value="2" calcext:value-type="float">
            <text:p>2</text:p>
          </table:table-cell>
          <table:table-cell office:value-type="float" office:value="2.954" calcext:value-type="float">
            <text:p>2.954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]/4" office:value-type="float" office:value="0.769" calcext:value-type="float">
            <text:p>0.769</text:p>
          </table:table-cell>
          <table:table-cell table:formula="of:=[.D13]/4" office:value-type="float" office:value="0.5" calcext:value-type="float">
            <text:p>0.5</text:p>
          </table:table-cell>
          <table:table-cell table:formula="of:=[.E13]/4" office:value-type="float" office:value="0.753" calcext:value-type="float">
            <text:p>0.753</text:p>
          </table:table-cell>
          <table:table-cell table:formula="of:=[.F13]/4" office:value-type="float" office:value="0.5" calcext:value-type="float">
            <text:p>0.5</text:p>
          </table:table-cell>
          <table:table-cell table:formula="of:=[.G13]/4" office:value-type="float" office:value="0.7385" calcext:value-type="float">
            <text:p>0.7385</text:p>
          </table:table-cell>
          <table:table-cell table:formula="of:=[.H13]/4" office:value-type="float" office:value="0.7475" calcext:value-type="float">
            <text:p>0.7475</text:p>
          </table:table-cell>
          <table:table-cell table:formula="of:=[.I13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01_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14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edit 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8" calcext:value-type="float">
            <text:p>2.83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]/4" office:value-type="float" office:value="1" calcext:value-type="float">
            <text:p>1</text:p>
          </table:table-cell>
          <table:table-cell table:formula="of:=[.D18]/4" office:value-type="float" office:value="1" calcext:value-type="float">
            <text:p>1</text:p>
          </table:table-cell>
          <table:table-cell table:formula="of:=[.E18]/4" office:value-type="float" office:value="0.703" calcext:value-type="float">
            <text:p>0.703</text:p>
          </table:table-cell>
          <table:table-cell table:formula="of:=[.F18]/4" office:value-type="float" office:value="1" calcext:value-type="float">
            <text:p>1</text:p>
          </table:table-cell>
          <table:table-cell table:formula="of:=[.G18]/4" office:value-type="float" office:value="1" calcext:value-type="float">
            <text:p>1</text:p>
          </table:table-cell>
          <table:table-cell table:formula="of:=[.H18]/4" office:value-type="float" office:value="0.7095" calcext:value-type="float">
            <text:p>0.7095</text:p>
          </table:table-cell>
          <table:table-cell table:formula="of:=[.I18]/4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10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14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edit distance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4333333333333" calcext:value-type="float">
            <text:p>0.164333333333333</text:p>
          </table:table-cell>
          <table:table-cell table:formula="of:=[.D23]/3" office:value-type="float" office:value="0.335333333333333" calcext:value-type="float">
            <text:p>0.335333333333333</text:p>
          </table:table-cell>
          <table:table-cell table:formula="of:=[.E23]/3" office:value-type="float" office:value="0.446333333333333" calcext:value-type="float">
            <text:p>0.446333333333333</text:p>
          </table:table-cell>
          <table:table-cell table:formula="of:=[.F23]/3" office:value-type="float" office:value="0" calcext:value-type="float">
            <text:p>0</text:p>
          </table:table-cell>
          <table:table-cell table:formula="of:=[.G23]/3" office:value-type="float" office:value="0.170333333333333" calcext:value-type="float">
            <text:p>0.170333333333333</text:p>
          </table:table-cell>
          <table:table-cell table:formula="of:=[.H23]/3" office:value-type="float" office:value="0.447333333333333" calcext:value-type="float">
            <text:p>0.447333333333333</text:p>
          </table:table-cell>
          <table:table-cell table:formula="of:=[.I23]/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12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14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8]/3" office:value-type="float" office:value="0.168333333333333" calcext:value-type="float">
            <text:p>0.168333333333333</text:p>
          </table:table-cell>
          <table:table-cell table:formula="of:=[.D28]/3" office:value-type="float" office:value="0.501333333333333" calcext:value-type="float">
            <text:p>0.501333333333333</text:p>
          </table:table-cell>
          <table:table-cell table:formula="of:=[.E28]/3" office:value-type="float" office:value="0.166666666666667" calcext:value-type="float">
            <text:p>0.166666666666667</text:p>
          </table:table-cell>
          <table:table-cell table:formula="of:=[.F28]/3" office:value-type="float" office:value="0.333333333333333" calcext:value-type="float">
            <text:p>0.333333333333333</text:p>
          </table:table-cell>
          <table:table-cell table:formula="of:=[.G28]/3" office:value-type="float" office:value="0.174" calcext:value-type="float">
            <text:p>0.174</text:p>
          </table:table-cell>
          <table:table-cell table:formula="of:=[.H28]/3" office:value-type="float" office:value="0.160666666666667" calcext:value-type="float">
            <text:p>0.160666666666667</text:p>
          </table:table-cell>
          <table:table-cell table:formula="of:=[.I28]/3" office:value-type="float" office:value="0.333333333333333" calcext:value-type="float">
            <text:p>0.333333333333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12_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14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edit distance</text:p>
          </table:table-cell>
          <table:table-cell office:value-type="float" office:value="3.579" calcext:value-type="float">
            <text:p>3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  <table:table-cell office:value-type="float" office:value="3.496" calcext:value-type="float">
            <text:p>3.496</text:p>
          </table:table-cell>
          <table:table-cell table:number-columns-repeated="2" office:value-type="float" office:value="3.476" calcext:value-type="float">
            <text:p>3.4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7158" calcext:value-type="float">
            <text:p>0.7158</text:p>
          </table:table-cell>
          <table:table-cell table:formula="of:=[.D33]/5" office:value-type="float" office:value="0.4648" calcext:value-type="float">
            <text:p>0.4648</text:p>
          </table:table-cell>
          <table:table-cell table:formula="of:=[.E33]/5" office:value-type="float" office:value="0.7008" calcext:value-type="float">
            <text:p>0.7008</text:p>
          </table:table-cell>
          <table:table-cell table:formula="of:=[.F33]/5" office:value-type="float" office:value="0.6" calcext:value-type="float">
            <text:p>0.6</text:p>
          </table:table-cell>
          <table:table-cell table:formula="of:=[.G33]/5" office:value-type="float" office:value="0.6992" calcext:value-type="float">
            <text:p>0.6992</text:p>
          </table:table-cell>
          <table:table-cell table:formula="of:=[.H33]/5" office:value-type="float" office:value="0.6952" calcext:value-type="float">
            <text:p>0.6952</text:p>
          </table:table-cell>
          <table:table-cell table:formula="of:=[.I33]/5" office:value-type="float" office:value="0.6952" calcext:value-type="float">
            <text:p>0.695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21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14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edit distance</text:p>
          </table:table-cell>
          <table:table-cell office:value-type="float" office:value="4.347" calcext:value-type="float">
            <text:p>4.347</text:p>
          </table:table-cell>
          <table:table-cell office:value-type="float" office:value="4.201" calcext:value-type="float">
            <text:p>4.20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85" calcext:value-type="float">
            <text:p>4.185</text:p>
          </table:table-cell>
          <table:table-cell office:value-type="float" office:value="4.331" calcext:value-type="float">
            <text:p>4.331</text:p>
          </table:table-cell>
          <table:table-cell office:value-type="float" office:value="4.291" calcext:value-type="float">
            <text:p>4.291</text:p>
          </table:table-cell>
          <table:table-cell office:value-type="float" office:value="4.336" calcext:value-type="float">
            <text:p>4.3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8]/6" office:value-type="float" office:value="0.7245" calcext:value-type="float">
            <text:p>0.7245</text:p>
          </table:table-cell>
          <table:table-cell table:formula="of:=[.D38]/6" office:value-type="float" office:value="0.700166666666667" calcext:value-type="float">
            <text:p>0.700166666666667</text:p>
          </table:table-cell>
          <table:table-cell table:formula="of:=[.E38]/6" office:value-type="float" office:value="0.728166666666667" calcext:value-type="float">
            <text:p>0.728166666666667</text:p>
          </table:table-cell>
          <table:table-cell table:formula="of:=[.F38]/6" office:value-type="float" office:value="0.6975" calcext:value-type="float">
            <text:p>0.6975</text:p>
          </table:table-cell>
          <table:table-cell table:formula="of:=[.G38]/6" office:value-type="float" office:value="0.721833333333333" calcext:value-type="float">
            <text:p>0.721833333333333</text:p>
          </table:table-cell>
          <table:table-cell table:formula="of:=[.H38]/6" office:value-type="float" office:value="0.715166666666667" calcext:value-type="float">
            <text:p>0.715166666666667</text:p>
          </table:table-cell>
          <table:table-cell table:formula="of:=[.I38]/6" office:value-type="float" office:value="0.722666666666667" calcext:value-type="float">
            <text:p>0.722666666666667</text:p>
          </table:table-cell>
          <table:table-cell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21_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14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edit distance</text:p>
          </table:table-cell>
          <table:table-cell office:value-type="float" office:value="2.45" calcext:value-type="float">
            <text:p>2.45</text:p>
          </table:table-cell>
          <table:table-cell office:value-type="float" office:value="1.48" calcext:value-type="float">
            <text:p>1.48</text:p>
          </table:table-cell>
          <table:table-cell office:value-type="float" office:value="2.315" calcext:value-type="float">
            <text:p>2.315</text:p>
          </table:table-cell>
          <table:table-cell office:value-type="float" office:value="1.487" calcext:value-type="float">
            <text:p>1.487</text:p>
          </table:table-cell>
          <table:table-cell office:value-type="float" office:value="2.319" calcext:value-type="float">
            <text:p>2.319</text:p>
          </table:table-cell>
          <table:table-cell office:value-type="float" office:value="2.317" calcext:value-type="float">
            <text:p>2.317</text:p>
          </table:table-cell>
          <table:table-cell office:value-type="float" office:value="1.525" calcext:value-type="float">
            <text:p>1.5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4" office:value-type="float" office:value="0.6125" calcext:value-type="float">
            <text:p>0.6125</text:p>
          </table:table-cell>
          <table:table-cell table:formula="of:=[.D43]/4" office:value-type="float" office:value="0.37" calcext:value-type="float">
            <text:p>0.37</text:p>
          </table:table-cell>
          <table:table-cell table:formula="of:=[.E43]/4" office:value-type="float" office:value="0.57875" calcext:value-type="float">
            <text:p>0.57875</text:p>
          </table:table-cell>
          <table:table-cell table:formula="of:=[.F43]/4" office:value-type="float" office:value="0.37175" calcext:value-type="float">
            <text:p>0.37175</text:p>
          </table:table-cell>
          <table:table-cell table:formula="of:=[.G43]/4" office:value-type="float" office:value="0.57975" calcext:value-type="float">
            <text:p>0.57975</text:p>
          </table:table-cell>
          <table:table-cell table:formula="of:=[.H43]/4" office:value-type="float" office:value="0.57925" calcext:value-type="float">
            <text:p>0.57925</text:p>
          </table:table-cell>
          <table:table-cell table:formula="of:=[.I43]/4" office:value-type="float" office:value="0.38125" calcext:value-type="float">
            <text:p>0.3812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21_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1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edit distance</text:p>
          </table:table-cell>
          <table:table-cell office:value-type="float" office:value="5.269" calcext:value-type="float">
            <text:p>5.269</text:p>
          </table:table-cell>
          <table:table-cell office:value-type="float" office:value="5.582" calcext:value-type="float">
            <text:p>5.582</text:p>
          </table:table-cell>
          <table:table-cell office:value-type="float" office:value="5.64" calcext:value-type="float">
            <text:p>5.64</text:p>
          </table:table-cell>
          <table:table-cell office:value-type="float" office:value="5.111" calcext:value-type="float">
            <text:p>5.111</text:p>
          </table:table-cell>
          <table:table-cell office:value-type="float" office:value="5.501" calcext:value-type="float">
            <text:p>5.501</text:p>
          </table:table-cell>
          <table:table-cell office:value-type="float" office:value="5.595" calcext:value-type="float">
            <text:p>5.595</text:p>
          </table:table-cell>
          <table:table-cell office:value-type="float" office:value="5.502" calcext:value-type="float">
            <text:p>5.5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8]/7" office:value-type="float" office:value="0.752714285714286" calcext:value-type="float">
            <text:p>0.752714285714286</text:p>
          </table:table-cell>
          <table:table-cell table:formula="of:=[.D48]/7" office:value-type="float" office:value="0.797428571428571" calcext:value-type="float">
            <text:p>0.797428571428571</text:p>
          </table:table-cell>
          <table:table-cell table:formula="of:=[.E48]/7" office:value-type="float" office:value="0.805714285714286" calcext:value-type="float">
            <text:p>0.805714285714286</text:p>
          </table:table-cell>
          <table:table-cell table:formula="of:=[.F48]/7" office:value-type="float" office:value="0.730142857142857" calcext:value-type="float">
            <text:p>0.730142857142857</text:p>
          </table:table-cell>
          <table:table-cell table:formula="of:=[.G48]/7" office:value-type="float" office:value="0.785857142857143" calcext:value-type="float">
            <text:p>0.785857142857143</text:p>
          </table:table-cell>
          <table:table-cell table:formula="of:=[.H48]/7" office:value-type="float" office:value="0.799285714285714" calcext:value-type="float">
            <text:p>0.799285714285714</text:p>
          </table:table-cell>
          <table:table-cell table:formula="of:=[.I48]/7" office:value-type="float" office:value="0.786" calcext:value-type="float">
            <text:p>0.786</text:p>
          </table:table-cell>
          <table:table-cell office:value-type="float" office:value="0.756" calcext:value-type="float">
            <text:p>0.7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22_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14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edit distance</text:p>
          </table:table-cell>
          <table:table-cell office:value-type="float" office:value="4.37" calcext:value-type="float">
            <text:p>4.37</text:p>
          </table:table-cell>
          <table:table-cell office:value-type="float" office:value="3.325" calcext:value-type="float">
            <text:p>3.325</text:p>
          </table:table-cell>
          <table:table-cell office:value-type="float" office:value="4.379" calcext:value-type="float">
            <text:p>4.379</text:p>
          </table:table-cell>
          <table:table-cell office:value-type="float" office:value="3.56" calcext:value-type="float">
            <text:p>3.56</text:p>
          </table:table-cell>
          <table:table-cell office:value-type="float" office:value="4.331" calcext:value-type="float">
            <text:p>4.331</text:p>
          </table:table-cell>
          <table:table-cell office:value-type="float" office:value="4.354" calcext:value-type="float">
            <text:p>4.354</text:p>
          </table:table-cell>
          <table:table-cell office:value-type="float" office:value="4.313" calcext:value-type="float">
            <text:p>4.313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53]/6" office:value-type="float" office:value="0.728333333333333" calcext:value-type="float">
            <text:p>0.728333333333333</text:p>
          </table:table-cell>
          <table:table-cell table:style-name="ce11" table:formula="of:=[.D53]/6" office:value-type="float" office:value="0.554166666666667" calcext:value-type="float">
            <text:p>0.554166666666667</text:p>
          </table:table-cell>
          <table:table-cell table:style-name="ce11" table:formula="of:=[.E53]/6" office:value-type="float" office:value="0.729833333333333" calcext:value-type="float">
            <text:p>0.729833333333333</text:p>
          </table:table-cell>
          <table:table-cell table:style-name="ce11" table:formula="of:=[.F53]/6" office:value-type="float" office:value="0.593333333333333" calcext:value-type="float">
            <text:p>0.593333333333333</text:p>
          </table:table-cell>
          <table:table-cell table:style-name="ce11" table:formula="of:=[.G53]/6" office:value-type="float" office:value="0.721833333333333" calcext:value-type="float">
            <text:p>0.721833333333333</text:p>
          </table:table-cell>
          <table:table-cell table:style-name="ce11" table:formula="of:=[.H53]/6" office:value-type="float" office:value="0.725666666666667" calcext:value-type="float">
            <text:p>0.725666666666667</text:p>
          </table:table-cell>
          <table:table-cell table:style-name="ce11" table:formula="of:=[.I53]/6" office:value-type="float" office:value="0.718833333333333" calcext:value-type="float">
            <text:p>0.718833333333333</text:p>
          </table:table-cell>
          <table:table-cell table:style-name="ce11"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22_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9"/>
          <table:table-cell table:number-columns-repeated="12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edit distance</text:p>
          </table:table-cell>
          <table:table-cell office:value-type="float" office:value="7.15" calcext:value-type="float">
            <text:p>7.15</text:p>
          </table:table-cell>
          <table:table-cell office:value-type="float" office:value="7.647" calcext:value-type="float">
            <text:p>7.647</text:p>
          </table:table-cell>
          <table:table-cell office:value-type="float" office:value="6.914" calcext:value-type="float">
            <text:p>6.914</text:p>
          </table:table-cell>
          <table:table-cell office:value-type="float" office:value="7.539" calcext:value-type="float">
            <text:p>7.539</text:p>
          </table:table-cell>
          <table:table-cell office:value-type="float" office:value="7.238" calcext:value-type="float">
            <text:p>7.238</text:p>
          </table:table-cell>
          <table:table-cell office:value-type="float" office:value="6.923" calcext:value-type="float">
            <text:p>6.923</text:p>
          </table:table-cell>
          <table:table-cell office:value-type="float" office:value="7.338" calcext:value-type="float">
            <text:p>7.3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8]/9" office:value-type="float" office:value="0.794444444444444" calcext:value-type="float">
            <text:p>0.794444444444444</text:p>
          </table:table-cell>
          <table:table-cell table:formula="of:=[.D58]/9" office:value-type="float" office:value="0.849666666666667" calcext:value-type="float">
            <text:p>0.849666666666667</text:p>
          </table:table-cell>
          <table:table-cell table:formula="of:=[.E58]/9" office:value-type="float" office:value="0.768222222222222" calcext:value-type="float">
            <text:p>0.768222222222222</text:p>
          </table:table-cell>
          <table:table-cell table:formula="of:=[.F58]/9" office:value-type="float" office:value="0.837666666666667" calcext:value-type="float">
            <text:p>0.837666666666667</text:p>
          </table:table-cell>
          <table:table-cell table:formula="of:=[.G58]/9" office:value-type="float" office:value="0.804222222222222" calcext:value-type="float">
            <text:p>0.804222222222222</text:p>
          </table:table-cell>
          <table:table-cell table:formula="of:=[.H58]/9" office:value-type="float" office:value="0.769222222222222" calcext:value-type="float">
            <text:p>0.769222222222222</text:p>
          </table:table-cell>
          <table:table-cell table:formula="of:=[.I58]/9" office:value-type="float" office:value="0.815333333333333" calcext:value-type="float">
            <text:p>0.815333333333333</text:p>
          </table:table-cell>
          <table:table-cell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24_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14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edit distance</text:p>
          </table:table-cell>
          <table:table-cell office:value-type="float" office:value="3.367" calcext:value-type="float">
            <text:p>3.367</text:p>
          </table:table-cell>
          <table:table-cell office:value-type="float" office:value="4.263" calcext:value-type="float">
            <text:p>4.2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4.155" calcext:value-type="float">
            <text:p>4.15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734" calcext:value-type="float">
            <text:p>0.6734</text:p>
          </table:table-cell>
          <table:table-cell table:formula="of:=[.D63]/5" office:value-type="float" office:value="0.8526" calcext:value-type="float">
            <text:p>0.8526</text:p>
          </table:table-cell>
          <table:table-cell table:formula="of:=[.E63]/5" office:value-type="float" office:value="0.8356" calcext:value-type="float">
            <text:p>0.8356</text:p>
          </table:table-cell>
          <table:table-cell table:formula="of:=[.F63]/5" office:value-type="float" office:value="0.8478" calcext:value-type="float">
            <text:p>0.8478</text:p>
          </table:table-cell>
          <table:table-cell table:formula="of:=[.G63]/5" office:value-type="float" office:value="0.8" calcext:value-type="float">
            <text:p>0.8</text:p>
          </table:table-cell>
          <table:table-cell table:formula="of:=[.H63]/5" office:value-type="float" office:value="0.831" calcext:value-type="float">
            <text:p>0.831</text:p>
          </table:table-cell>
          <table:table-cell table:formula="of:=[.I63]/5"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" office:value-type="string" calcext:value-type="string">
            <text:p>24_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14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" calcext:value-type="float">
            <text:p>0.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8]/2" office:value-type="float" office:value="0.2525" calcext:value-type="float">
            <text:p>0.2525</text:p>
          </table:table-cell>
          <table:table-cell table:formula="of:=[.D68]/2" office:value-type="float" office:value="0.2485" calcext:value-type="float">
            <text:p>0.2485</text:p>
          </table:table-cell>
          <table:table-cell table:formula="of:=[.E68]/2" office:value-type="float" office:value="0.2805" calcext:value-type="float">
            <text:p>0.2805</text:p>
          </table:table-cell>
          <table:table-cell table:formula="of:=[.F68]/2" office:value-type="float" office:value="0.256" calcext:value-type="float">
            <text:p>0.256</text:p>
          </table:table-cell>
          <table:table-cell table:formula="of:=[.G68]/2" office:value-type="float" office:value="0.241" calcext:value-type="float">
            <text:p>0.241</text:p>
          </table:table-cell>
          <table:table-cell table:formula="of:=[.H68]/2" office:value-type="float" office:value="0.2545" calcext:value-type="float">
            <text:p>0.2545</text:p>
          </table:table-cell>
          <table:table-cell table:formula="of:=[.I68]/2"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24_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14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edit distance</text:p>
          </table:table-cell>
          <table:table-cell office:value-type="float" office:value="4.343" calcext:value-type="float">
            <text:p>4.3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22" calcext:value-type="float">
            <text:p>4.522</text:p>
          </table:table-cell>
          <table:table-cell office:value-type="float" office:value="4.336" calcext:value-type="float">
            <text:p>4.336</text:p>
          </table:table-cell>
          <table:table-cell office:value-type="float" office:value="4.5" calcext:value-type="float">
            <text:p>4.5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2" calcext:value-type="float">
            <text:p>2.482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3]/5" office:value-type="float" office:value="0.8686" calcext:value-type="float">
            <text:p>0.8686</text:p>
          </table:table-cell>
          <table:table-cell table:style-name="ce11" table:formula="of:=[.D73]/5" office:value-type="float" office:value="0.9054" calcext:value-type="float">
            <text:p>0.9054</text:p>
          </table:table-cell>
          <table:table-cell table:style-name="ce11" table:formula="of:=[.E73]/5" office:value-type="float" office:value="0.9044" calcext:value-type="float">
            <text:p>0.9044</text:p>
          </table:table-cell>
          <table:table-cell table:style-name="ce11" table:formula="of:=[.F73]/5" office:value-type="float" office:value="0.8672" calcext:value-type="float">
            <text:p>0.8672</text:p>
          </table:table-cell>
          <table:table-cell table:style-name="ce11" table:formula="of:=[.G73]/5" office:value-type="float" office:value="0.9" calcext:value-type="float">
            <text:p>0.9</text:p>
          </table:table-cell>
          <table:table-cell table:style-name="ce11" table:formula="of:=[.H73]/5" office:value-type="float" office:value="0.4968" calcext:value-type="float">
            <text:p>0.4968</text:p>
          </table:table-cell>
          <table:table-cell table:style-name="ce11" table:formula="of:=[.I73]/5" office:value-type="float" office:value="0.4964" calcext:value-type="float">
            <text:p>0.4964</text:p>
          </table:table-cell>
          <table:table-cell table:style-name="ce11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26_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14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edit distance</text:p>
          </table:table-cell>
          <table:table-cell office:value-type="float" office:value="3.433" calcext:value-type="float">
            <text:p>3.433</text:p>
          </table:table-cell>
          <table:table-cell office:value-type="float" office:value="2.922" calcext:value-type="float">
            <text:p>2.922</text:p>
          </table:table-cell>
          <table:table-cell office:value-type="float" office:value="3.008" calcext:value-type="float">
            <text:p>3.008</text:p>
          </table:table-cell>
          <table:table-cell office:value-type="float" office:value="2.98" calcext:value-type="float">
            <text:p>2.98</text:p>
          </table:table-cell>
          <table:table-cell office:value-type="float" office:value="4" calcext:value-type="float">
            <text:p>4</text:p>
          </table:table-cell>
          <table:table-cell office:value-type="float" office:value="2.971" calcext:value-type="float">
            <text:p>2.97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8]/5" office:value-type="float" office:value="0.6866" calcext:value-type="float">
            <text:p>0.6866</text:p>
          </table:table-cell>
          <table:table-cell table:style-name="ce11" table:formula="of:=[.D78]/5" office:value-type="float" office:value="0.5844" calcext:value-type="float">
            <text:p>0.5844</text:p>
          </table:table-cell>
          <table:table-cell table:style-name="ce11" table:formula="of:=[.E78]/5" office:value-type="float" office:value="0.6016" calcext:value-type="float">
            <text:p>0.6016</text:p>
          </table:table-cell>
          <table:table-cell table:style-name="ce11" table:formula="of:=[.F78]/5" office:value-type="float" office:value="0.596" calcext:value-type="float">
            <text:p>0.596</text:p>
          </table:table-cell>
          <table:table-cell table:style-name="ce11" table:formula="of:=[.G78]/5" office:value-type="float" office:value="0.8" calcext:value-type="float">
            <text:p>0.8</text:p>
          </table:table-cell>
          <table:table-cell table:style-name="ce11" table:formula="of:=[.H78]/5" office:value-type="float" office:value="0.5942" calcext:value-type="float">
            <text:p>0.5942</text:p>
          </table:table-cell>
          <table:table-cell table:style-name="ce11" table:formula="of:=[.I78]/5" office:value-type="float" office:value="0.8" calcext:value-type="float">
            <text:p>0.8</text:p>
          </table:table-cell>
          <table:table-cell table:style-name="ce11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4]/5" office:value-type="float" office:value="0.1952" calcext:value-type="float">
            <text:p>0.1952</text:p>
          </table:table-cell>
          <table:table-cell table:formula="of:=[.D84]/5" office:value-type="float" office:value="0.4778" calcext:value-type="float">
            <text:p>0.4778</text:p>
          </table:table-cell>
          <table:table-cell table:formula="of:=[.E84]/5" office:value-type="float" office:value="0.4672" calcext:value-type="float">
            <text:p>0.4672</text:p>
          </table:table-cell>
          <table:table-cell table:formula="of:=[.F84]/5" office:value-type="float" office:value="0.3" calcext:value-type="float">
            <text:p>0.3</text:p>
          </table:table-cell>
          <table:table-cell table:formula="of:=[.G84]/5" office:value-type="float" office:value="0.306" calcext:value-type="float">
            <text:p>0.306</text:p>
          </table:table-cell>
          <table:table-cell table:formula="of:=[.H84]/5" office:value-type="float" office:value="0.4728" calcext:value-type="float">
            <text:p>0.4728</text:p>
          </table:table-cell>
          <table:table-cell table:formula="of:=[.I84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0]/5" office:value-type="float" office:value="0.1952" calcext:value-type="float">
            <text:p>0.1952</text:p>
          </table:table-cell>
          <table:table-cell table:formula="of:=[.D90]/5" office:value-type="float" office:value="0.4778" calcext:value-type="float">
            <text:p>0.4778</text:p>
          </table:table-cell>
          <table:table-cell table:formula="of:=[.E90]/5" office:value-type="float" office:value="0.4672" calcext:value-type="float">
            <text:p>0.4672</text:p>
          </table:table-cell>
          <table:table-cell table:formula="of:=[.F90]/5" office:value-type="float" office:value="0.3" calcext:value-type="float">
            <text:p>0.3</text:p>
          </table:table-cell>
          <table:table-cell table:formula="of:=[.G90]/5" office:value-type="float" office:value="0.306" calcext:value-type="float">
            <text:p>0.306</text:p>
          </table:table-cell>
          <table:table-cell table:formula="of:=[.H90]/5" office:value-type="float" office:value="0.4728" calcext:value-type="float">
            <text:p>0.4728</text:p>
          </table:table-cell>
          <table:table-cell table:formula="of:=[.I90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2]/5" office:value-type="float" office:value="0.1952" calcext:value-type="float">
            <text:p>0.1952</text:p>
          </table:table-cell>
          <table:table-cell table:formula="of:=[.D102]/5" office:value-type="float" office:value="0.4778" calcext:value-type="float">
            <text:p>0.4778</text:p>
          </table:table-cell>
          <table:table-cell table:formula="of:=[.E102]/5" office:value-type="float" office:value="0.4672" calcext:value-type="float">
            <text:p>0.4672</text:p>
          </table:table-cell>
          <table:table-cell table:formula="of:=[.F102]/5" office:value-type="float" office:value="0.3" calcext:value-type="float">
            <text:p>0.3</text:p>
          </table:table-cell>
          <table:table-cell table:formula="of:=[.G102]/5" office:value-type="float" office:value="0.306" calcext:value-type="float">
            <text:p>0.306</text:p>
          </table:table-cell>
          <table:table-cell table:formula="of:=[.H102]/5" office:value-type="float" office:value="0.4728" calcext:value-type="float">
            <text:p>0.4728</text:p>
          </table:table-cell>
          <table:table-cell table:formula="of:=[.I102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8]/5" office:value-type="float" office:value="0.1952" calcext:value-type="float">
            <text:p>0.1952</text:p>
          </table:table-cell>
          <table:table-cell table:formula="of:=[.D108]/5" office:value-type="float" office:value="0.4778" calcext:value-type="float">
            <text:p>0.4778</text:p>
          </table:table-cell>
          <table:table-cell table:formula="of:=[.E108]/5" office:value-type="float" office:value="0.4672" calcext:value-type="float">
            <text:p>0.4672</text:p>
          </table:table-cell>
          <table:table-cell table:formula="of:=[.F108]/5" office:value-type="float" office:value="0.3" calcext:value-type="float">
            <text:p>0.3</text:p>
          </table:table-cell>
          <table:table-cell table:formula="of:=[.G108]/5" office:value-type="float" office:value="0.306" calcext:value-type="float">
            <text:p>0.306</text:p>
          </table:table-cell>
          <table:table-cell table:formula="of:=[.H108]/5" office:value-type="float" office:value="0.4728" calcext:value-type="float">
            <text:p>0.4728</text:p>
          </table:table-cell>
          <table:table-cell table:formula="of:=[.I108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14]/5" office:value-type="float" office:value="0.1952" calcext:value-type="float">
            <text:p>0.1952</text:p>
          </table:table-cell>
          <table:table-cell table:formula="of:=[.D114]/5" office:value-type="float" office:value="0.4778" calcext:value-type="float">
            <text:p>0.4778</text:p>
          </table:table-cell>
          <table:table-cell table:formula="of:=[.E114]/5" office:value-type="float" office:value="0.4672" calcext:value-type="float">
            <text:p>0.4672</text:p>
          </table:table-cell>
          <table:table-cell table:formula="of:=[.F114]/5" office:value-type="float" office:value="0.3" calcext:value-type="float">
            <text:p>0.3</text:p>
          </table:table-cell>
          <table:table-cell table:formula="of:=[.G114]/5" office:value-type="float" office:value="0.306" calcext:value-type="float">
            <text:p>0.306</text:p>
          </table:table-cell>
          <table:table-cell table:formula="of:=[.H114]/5" office:value-type="float" office:value="0.4728" calcext:value-type="float">
            <text:p>0.4728</text:p>
          </table:table-cell>
          <table:table-cell table:formula="of:=[.I114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20]/5" office:value-type="float" office:value="0.1952" calcext:value-type="float">
            <text:p>0.1952</text:p>
          </table:table-cell>
          <table:table-cell table:formula="of:=[.D120]/5" office:value-type="float" office:value="0.4778" calcext:value-type="float">
            <text:p>0.4778</text:p>
          </table:table-cell>
          <table:table-cell table:formula="of:=[.E120]/5" office:value-type="float" office:value="0.4672" calcext:value-type="float">
            <text:p>0.4672</text:p>
          </table:table-cell>
          <table:table-cell table:formula="of:=[.F120]/5" office:value-type="float" office:value="0.3" calcext:value-type="float">
            <text:p>0.3</text:p>
          </table:table-cell>
          <table:table-cell table:formula="of:=[.G120]/5" office:value-type="float" office:value="0.306" calcext:value-type="float">
            <text:p>0.306</text:p>
          </table:table-cell>
          <table:table-cell table:formula="of:=[.H120]/5" office:value-type="float" office:value="0.4728" calcext:value-type="float">
            <text:p>0.4728</text:p>
          </table:table-cell>
          <table:table-cell table:formula="of:=[.I120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26]/5" office:value-type="float" office:value="0.1952" calcext:value-type="float">
            <text:p>0.1952</text:p>
          </table:table-cell>
          <table:table-cell table:formula="of:=[.D126]/5" office:value-type="float" office:value="0.4778" calcext:value-type="float">
            <text:p>0.4778</text:p>
          </table:table-cell>
          <table:table-cell table:formula="of:=[.E126]/5" office:value-type="float" office:value="0.4672" calcext:value-type="float">
            <text:p>0.4672</text:p>
          </table:table-cell>
          <table:table-cell table:formula="of:=[.F126]/5" office:value-type="float" office:value="0.3" calcext:value-type="float">
            <text:p>0.3</text:p>
          </table:table-cell>
          <table:table-cell table:formula="of:=[.G126]/5" office:value-type="float" office:value="0.306" calcext:value-type="float">
            <text:p>0.306</text:p>
          </table:table-cell>
          <table:table-cell table:formula="of:=[.H126]/5" office:value-type="float" office:value="0.4728" calcext:value-type="float">
            <text:p>0.4728</text:p>
          </table:table-cell>
          <table:table-cell table:formula="of:=[.I126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2]/5" office:value-type="float" office:value="0.1952" calcext:value-type="float">
            <text:p>0.1952</text:p>
          </table:table-cell>
          <table:table-cell table:formula="of:=[.D132]/5" office:value-type="float" office:value="0.4778" calcext:value-type="float">
            <text:p>0.4778</text:p>
          </table:table-cell>
          <table:table-cell table:formula="of:=[.E132]/5" office:value-type="float" office:value="0.4672" calcext:value-type="float">
            <text:p>0.4672</text:p>
          </table:table-cell>
          <table:table-cell table:formula="of:=[.F132]/5" office:value-type="float" office:value="0.3" calcext:value-type="float">
            <text:p>0.3</text:p>
          </table:table-cell>
          <table:table-cell table:formula="of:=[.G132]/5" office:value-type="float" office:value="0.306" calcext:value-type="float">
            <text:p>0.306</text:p>
          </table:table-cell>
          <table:table-cell table:formula="of:=[.H132]/5" office:value-type="float" office:value="0.4728" calcext:value-type="float">
            <text:p>0.4728</text:p>
          </table:table-cell>
          <table:table-cell table:formula="of:=[.I132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8]/5" office:value-type="float" office:value="0.1952" calcext:value-type="float">
            <text:p>0.1952</text:p>
          </table:table-cell>
          <table:table-cell table:formula="of:=[.D138]/5" office:value-type="float" office:value="0.4778" calcext:value-type="float">
            <text:p>0.4778</text:p>
          </table:table-cell>
          <table:table-cell table:formula="of:=[.E138]/5" office:value-type="float" office:value="0.4672" calcext:value-type="float">
            <text:p>0.4672</text:p>
          </table:table-cell>
          <table:table-cell table:formula="of:=[.F138]/5" office:value-type="float" office:value="0.3" calcext:value-type="float">
            <text:p>0.3</text:p>
          </table:table-cell>
          <table:table-cell table:formula="of:=[.G138]/5" office:value-type="float" office:value="0.306" calcext:value-type="float">
            <text:p>0.306</text:p>
          </table:table-cell>
          <table:table-cell table:formula="of:=[.H138]/5" office:value-type="float" office:value="0.4728" calcext:value-type="float">
            <text:p>0.4728</text:p>
          </table:table-cell>
          <table:table-cell table:formula="of:=[.I138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44]/5" office:value-type="float" office:value="0.1952" calcext:value-type="float">
            <text:p>0.1952</text:p>
          </table:table-cell>
          <table:table-cell table:formula="of:=[.D144]/5" office:value-type="float" office:value="0.4778" calcext:value-type="float">
            <text:p>0.4778</text:p>
          </table:table-cell>
          <table:table-cell table:formula="of:=[.E144]/5" office:value-type="float" office:value="0.4672" calcext:value-type="float">
            <text:p>0.4672</text:p>
          </table:table-cell>
          <table:table-cell table:formula="of:=[.F144]/5" office:value-type="float" office:value="0.3" calcext:value-type="float">
            <text:p>0.3</text:p>
          </table:table-cell>
          <table:table-cell table:formula="of:=[.G144]/5" office:value-type="float" office:value="0.306" calcext:value-type="float">
            <text:p>0.306</text:p>
          </table:table-cell>
          <table:table-cell table:formula="of:=[.H144]/5" office:value-type="float" office:value="0.4728" calcext:value-type="float">
            <text:p>0.4728</text:p>
          </table:table-cell>
          <table:table-cell table:formula="of:=[.I144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56]/5" office:value-type="float" office:value="0.1952" calcext:value-type="float">
            <text:p>0.1952</text:p>
          </table:table-cell>
          <table:table-cell table:formula="of:=[.D156]/5" office:value-type="float" office:value="0.4778" calcext:value-type="float">
            <text:p>0.4778</text:p>
          </table:table-cell>
          <table:table-cell table:formula="of:=[.E156]/5" office:value-type="float" office:value="0.4672" calcext:value-type="float">
            <text:p>0.4672</text:p>
          </table:table-cell>
          <table:table-cell table:formula="of:=[.F156]/5" office:value-type="float" office:value="0.3" calcext:value-type="float">
            <text:p>0.3</text:p>
          </table:table-cell>
          <table:table-cell table:formula="of:=[.G156]/5" office:value-type="float" office:value="0.306" calcext:value-type="float">
            <text:p>0.306</text:p>
          </table:table-cell>
          <table:table-cell table:formula="of:=[.H156]/5" office:value-type="float" office:value="0.4728" calcext:value-type="float">
            <text:p>0.4728</text:p>
          </table:table-cell>
          <table:table-cell table:formula="of:=[.I156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1.036" calcext:value-type="float">
            <text:p>1.036</text:p>
          </table:table-cell>
          <table:table-cell office:value-type="float" office:value="2.877" calcext:value-type="float">
            <text:p>2.877</text:p>
          </table:table-cell>
          <table:table-cell office:value-type="float" office:value="2.639" calcext:value-type="float">
            <text:p>2.639</text:p>
          </table:table-cell>
          <table:table-cell office:value-type="float" office:value="0.512" calcext:value-type="float">
            <text:p>0.512</text:p>
          </table:table-cell>
          <table:table-cell office:value-type="float" office:value="2.511" calcext:value-type="float">
            <text:p>2.511</text:p>
          </table:table-cell>
          <table:table-cell office:value-type="float" office:value="2.666" calcext:value-type="float">
            <text:p>2.666</text:p>
          </table:table-cell>
          <table:table-cell office:value-type="float" office:value="2.48" calcext:value-type="float">
            <text:p>2.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62]/5" office:value-type="float" office:value="0.2072" calcext:value-type="float">
            <text:p>0.2072</text:p>
          </table:table-cell>
          <table:table-cell table:formula="of:=[.D162]/5" office:value-type="float" office:value="0.5754" calcext:value-type="float">
            <text:p>0.5754</text:p>
          </table:table-cell>
          <table:table-cell table:formula="of:=[.E162]/5" office:value-type="float" office:value="0.5278" calcext:value-type="float">
            <text:p>0.5278</text:p>
          </table:table-cell>
          <table:table-cell table:formula="of:=[.F162]/5" office:value-type="float" office:value="0.1024" calcext:value-type="float">
            <text:p>0.1024</text:p>
          </table:table-cell>
          <table:table-cell table:formula="of:=[.G162]/5" office:value-type="float" office:value="0.5022" calcext:value-type="float">
            <text:p>0.5022</text:p>
          </table:table-cell>
          <table:table-cell table:formula="of:=[.H162]/5" office:value-type="float" office:value="0.5332" calcext:value-type="float">
            <text:p>0.5332</text:p>
          </table:table-cell>
          <table:table-cell table:formula="of:=[.I162]/5" office:value-type="float" office:value="0.496" calcext:value-type="float">
            <text:p>0.496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1.036" calcext:value-type="float">
            <text:p>1.036</text:p>
          </table:table-cell>
          <table:table-cell office:value-type="float" office:value="2.877" calcext:value-type="float">
            <text:p>2.877</text:p>
          </table:table-cell>
          <table:table-cell office:value-type="float" office:value="2.639" calcext:value-type="float">
            <text:p>2.639</text:p>
          </table:table-cell>
          <table:table-cell office:value-type="float" office:value="0.512" calcext:value-type="float">
            <text:p>0.512</text:p>
          </table:table-cell>
          <table:table-cell office:value-type="float" office:value="2.511" calcext:value-type="float">
            <text:p>2.511</text:p>
          </table:table-cell>
          <table:table-cell office:value-type="float" office:value="2.666" calcext:value-type="float">
            <text:p>2.666</text:p>
          </table:table-cell>
          <table:table-cell office:value-type="float" office:value="2.48" calcext:value-type="float">
            <text:p>2.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68]/5" office:value-type="float" office:value="0.2072" calcext:value-type="float">
            <text:p>0.2072</text:p>
          </table:table-cell>
          <table:table-cell table:formula="of:=[.D168]/5" office:value-type="float" office:value="0.5754" calcext:value-type="float">
            <text:p>0.5754</text:p>
          </table:table-cell>
          <table:table-cell table:formula="of:=[.E168]/5" office:value-type="float" office:value="0.5278" calcext:value-type="float">
            <text:p>0.5278</text:p>
          </table:table-cell>
          <table:table-cell table:formula="of:=[.F168]/5" office:value-type="float" office:value="0.1024" calcext:value-type="float">
            <text:p>0.1024</text:p>
          </table:table-cell>
          <table:table-cell table:formula="of:=[.G168]/5" office:value-type="float" office:value="0.5022" calcext:value-type="float">
            <text:p>0.5022</text:p>
          </table:table-cell>
          <table:table-cell table:formula="of:=[.H168]/5" office:value-type="float" office:value="0.5332" calcext:value-type="float">
            <text:p>0.5332</text:p>
          </table:table-cell>
          <table:table-cell table:formula="of:=[.I168]/5" office:value-type="float" office:value="0.496" calcext:value-type="float">
            <text:p>0.496</text:p>
          </table:table-cell>
          <table:table-cell office:value-type="float" office:value="0.666" calcext:value-type="float">
            <text:p>0.6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74]/5" office:value-type="float" office:value="0.1952" calcext:value-type="float">
            <text:p>0.1952</text:p>
          </table:table-cell>
          <table:table-cell table:formula="of:=[.D174]/5" office:value-type="float" office:value="0.4778" calcext:value-type="float">
            <text:p>0.4778</text:p>
          </table:table-cell>
          <table:table-cell table:formula="of:=[.E174]/5" office:value-type="float" office:value="0.4672" calcext:value-type="float">
            <text:p>0.4672</text:p>
          </table:table-cell>
          <table:table-cell table:formula="of:=[.F174]/5" office:value-type="float" office:value="0.3" calcext:value-type="float">
            <text:p>0.3</text:p>
          </table:table-cell>
          <table:table-cell table:formula="of:=[.G174]/5" office:value-type="float" office:value="0.306" calcext:value-type="float">
            <text:p>0.306</text:p>
          </table:table-cell>
          <table:table-cell table:formula="of:=[.H174]/5" office:value-type="float" office:value="0.4728" calcext:value-type="float">
            <text:p>0.4728</text:p>
          </table:table-cell>
          <table:table-cell table:formula="of:=[.I174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0]/5" office:value-type="float" office:value="0.1952" calcext:value-type="float">
            <text:p>0.1952</text:p>
          </table:table-cell>
          <table:table-cell table:formula="of:=[.D180]/5" office:value-type="float" office:value="0.4778" calcext:value-type="float">
            <text:p>0.4778</text:p>
          </table:table-cell>
          <table:table-cell table:formula="of:=[.E180]/5" office:value-type="float" office:value="0.4672" calcext:value-type="float">
            <text:p>0.4672</text:p>
          </table:table-cell>
          <table:table-cell table:formula="of:=[.F180]/5" office:value-type="float" office:value="0.3" calcext:value-type="float">
            <text:p>0.3</text:p>
          </table:table-cell>
          <table:table-cell table:formula="of:=[.G180]/5" office:value-type="float" office:value="0.306" calcext:value-type="float">
            <text:p>0.306</text:p>
          </table:table-cell>
          <table:table-cell table:formula="of:=[.H180]/5" office:value-type="float" office:value="0.4728" calcext:value-type="float">
            <text:p>0.4728</text:p>
          </table:table-cell>
          <table:table-cell table:formula="of:=[.I180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004" calcext:value-type="float">
            <text:p>2.004</text:p>
          </table:table-cell>
          <table:table-cell office:value-type="float" office:value="1.317" calcext:value-type="float">
            <text:p>1.317</text:p>
          </table:table-cell>
          <table:table-cell office:value-type="float" office:value="1.336" calcext:value-type="float">
            <text:p>1.336</text:p>
          </table:table-cell>
          <table:table-cell office:value-type="float" office:value="2.487" calcext:value-type="float">
            <text:p>2.487</text:p>
          </table:table-cell>
          <table:table-cell office:value-type="float" office:value="0.498" calcext:value-type="float">
            <text:p>0.498</text:p>
          </table:table-cell>
          <table:table-cell office:value-type="float" office:value="1.376" calcext:value-type="float">
            <text:p>1.376</text:p>
          </table:table-cell>
          <table:table-cell office:value-type="float" office:value="0.509" calcext:value-type="float">
            <text:p>0.5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6]/5" office:value-type="float" office:value="0.4008" calcext:value-type="float">
            <text:p>0.4008</text:p>
          </table:table-cell>
          <table:table-cell table:formula="of:=[.D186]/5" office:value-type="float" office:value="0.2634" calcext:value-type="float">
            <text:p>0.2634</text:p>
          </table:table-cell>
          <table:table-cell table:formula="of:=[.E186]/5" office:value-type="float" office:value="0.2672" calcext:value-type="float">
            <text:p>0.2672</text:p>
          </table:table-cell>
          <table:table-cell table:formula="of:=[.F186]/5" office:value-type="float" office:value="0.4974" calcext:value-type="float">
            <text:p>0.4974</text:p>
          </table:table-cell>
          <table:table-cell table:formula="of:=[.G186]/5" office:value-type="float" office:value="0.0996" calcext:value-type="float">
            <text:p>0.0996</text:p>
          </table:table-cell>
          <table:table-cell table:formula="of:=[.H186]/5" office:value-type="float" office:value="0.2752" calcext:value-type="float">
            <text:p>0.2752</text:p>
          </table:table-cell>
          <table:table-cell table:formula="of:=[.I186]/5" office:value-type="float" office:value="0.1018" calcext:value-type="float">
            <text:p>0.1018</text:p>
          </table:table-cell>
          <table:table-cell office:value-type="float" office:value="0.666" calcext:value-type="float">
            <text:p>0.66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004" calcext:value-type="float">
            <text:p>2.004</text:p>
          </table:table-cell>
          <table:table-cell office:value-type="float" office:value="1.317" calcext:value-type="float">
            <text:p>1.317</text:p>
          </table:table-cell>
          <table:table-cell office:value-type="float" office:value="1.336" calcext:value-type="float">
            <text:p>1.336</text:p>
          </table:table-cell>
          <table:table-cell office:value-type="float" office:value="2.487" calcext:value-type="float">
            <text:p>2.487</text:p>
          </table:table-cell>
          <table:table-cell office:value-type="float" office:value="0.498" calcext:value-type="float">
            <text:p>0.498</text:p>
          </table:table-cell>
          <table:table-cell office:value-type="float" office:value="1.376" calcext:value-type="float">
            <text:p>1.376</text:p>
          </table:table-cell>
          <table:table-cell office:value-type="float" office:value="0.509" calcext:value-type="float">
            <text:p>0.5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92]/5" office:value-type="float" office:value="0.4008" calcext:value-type="float">
            <text:p>0.4008</text:p>
          </table:table-cell>
          <table:table-cell table:formula="of:=[.D192]/5" office:value-type="float" office:value="0.2634" calcext:value-type="float">
            <text:p>0.2634</text:p>
          </table:table-cell>
          <table:table-cell table:formula="of:=[.E192]/5" office:value-type="float" office:value="0.2672" calcext:value-type="float">
            <text:p>0.2672</text:p>
          </table:table-cell>
          <table:table-cell table:formula="of:=[.F192]/5" office:value-type="float" office:value="0.4974" calcext:value-type="float">
            <text:p>0.4974</text:p>
          </table:table-cell>
          <table:table-cell table:formula="of:=[.G192]/5" office:value-type="float" office:value="0.0996" calcext:value-type="float">
            <text:p>0.0996</text:p>
          </table:table-cell>
          <table:table-cell table:formula="of:=[.H192]/5" office:value-type="float" office:value="0.2752" calcext:value-type="float">
            <text:p>0.2752</text:p>
          </table:table-cell>
          <table:table-cell table:formula="of:=[.I192]/5" office:value-type="float" office:value="0.1018" calcext:value-type="float">
            <text:p>0.1018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7"/>
          <table:table-cell table:style-name="ce19" table:formula="of:=SUM([.C24];[.C29];[.C34];[.C39];[.C44];[.C49];[.C54];[.C59];[.C64];[.C69];[.C74];[.C79];[.C85];[.C91];[.C103];[.C109];[.C115];[.C121];[.C127];[.C133];[.C139];[.C145];[.C157];[.C163];[.C169];[.C175];[.C181];[.C187];[.C193])/33" office:value-type="float" office:value="0.330171476671477" calcext:value-type="float">
            <text:p>0.330</text:p>
          </table:table-cell>
          <table:table-cell table:style-name="ce19" table:formula="of:=SUM([.D24];[.D29];[.D34];[.D39];[.D44];[.D49];[.D54];[.D59];[.D64];[.D69];[.D74];[.D79];[.D85];[.D91];[.D103];[.D109];[.D115];[.D121];[.D127];[.D133];[.D139];[.D145];[.D157];[.D163];[.D169];[.D175];[.D181];[.D187];[.D193])/33" office:value-type="float" office:value="0.45614531024531" calcext:value-type="float">
            <text:p>0.456</text:p>
          </table:table-cell>
          <table:table-cell table:style-name="ce19" table:formula="of:=SUM([.E24];[.E29];[.E34];[.E39];[.E44];[.E49];[.E54];[.E59];[.E64];[.E69];[.E74];[.E79];[.E85];[.E91];[.E103];[.E109];[.E115];[.E121];[.E127];[.E133];[.E139];[.E145];[.E157];[.E163];[.E169];[.E175];[.E181];[.E187];[.E193])/33" office:value-type="float" office:value="0.460914742664743" calcext:value-type="float">
            <text:p>0.461</text:p>
          </table:table-cell>
          <table:table-cell table:style-name="ce19" table:formula="of:=SUM([.F24];[.F29];[.F34];[.F39];[.F44];[.F49];[.F54];[.F59];[.F64];[.F69];[.F74];[.F79];[.F85];[.F91];[.F103];[.F109];[.F115];[.F121];[.F127];[.F133];[.F139];[.F145];[.F157];[.F163];[.F169];[.F175];[.F181];[.F187];[.F193])/33" office:value-type="float" office:value="0.358494733044733" calcext:value-type="float">
            <text:p>0.358</text:p>
          </table:table-cell>
          <table:table-cell table:style-name="ce19" table:formula="of:=SUM([.G24];[.G29];[.G34];[.G39];[.G44];[.G49];[.G54];[.G59];[.G64];[.G69];[.G74];[.G79];[.G85];[.G91];[.G103];[.G109];[.G115];[.G121];[.G127];[.G133];[.G139];[.G145];[.G157];[.G163];[.G169];[.G175];[.G181];[.G187];[.G193])/33" office:value-type="float" office:value="0.38120088985089" calcext:value-type="float">
            <text:p>0.381</text:p>
          </table:table-cell>
          <table:table-cell table:style-name="ce19" table:formula="of:=SUM([.H24];[.H29];[.H34];[.H39];[.H44];[.H49];[.H54];[.H59];[.H64];[.H69];[.H74];[.H79];[.H85];[.H91];[.H103];[.H109];[.H115];[.H121];[.H127];[.H133];[.H139];[.H145];[.H157];[.H163];[.H169];[.H175];[.H181];[.H187];[.H193])/33" office:value-type="float" office:value="0.449439129389129" calcext:value-type="float">
            <text:p>0.449</text:p>
          </table:table-cell>
          <table:table-cell table:style-name="ce19" table:formula="of:=SUM([.I24];[.I29];[.I34];[.I39];[.I44];[.I49];[.I54];[.I59];[.I64];[.I69];[.I74];[.I79];[.I85];[.I91];[.I103];[.I109];[.I115];[.I121];[.I127];[.I133];[.I139];[.I145];[.I157];[.I163];[.I169];[.I175];[.I181];[.I187];[.I193])/33" office:value-type="float" office:value="0.281279292929293" calcext:value-type="float">
            <text:p>0.281</text:p>
          </table:table-cell>
          <table:table-cell table:style-name="ce19" table:formula="of:=SUM([.J24];[.J29];[.J34];[.J39];[.J44];[.J49];[.J54];[.J59];[.J64];[.J69];[.J74];[.J79];[.J85];[.J91];[.J103];[.J109];[.J115];[.J121];[.J127];[.J133];[.J139];[.J145];[.J157];[.J163];[.J169];[.J175];[.J181];[.J187];[.J193])/33" office:value-type="float" office:value="0.567545454545455" calcext:value-type="float">
            <text:p>0.568</text:p>
          </table:table-cell>
          <table:table-cell/>
          <table:table-cell table:style-name="ce22" table:formula="of:=SUM([.L5:.L196])/31" office:value-type="float" office:value="1.96774193548387" calcext:value-type="float">
            <text:p>1.97</text:p>
          </table:table-cell>
          <table:table-cell table:style-name="ce22"/>
          <table:table-cell table:style-name="ce22" table:formula="of:=SUM([.N5:.N196])/31" office:value-type="float" office:value="1.61290322580645" calcext:value-type="float">
            <text:p>1.61</text:p>
          </table:table-cell>
          <table:table-cell/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7"/>
          <table:table-cell table:style-name="ce19" table:formula="of:=MEDIAN([.C24];[.C29];[.C34];[.C39];[.C44];[.C49];[.C54];[.C59];[.C64];[.C69];[.C74];[.C79];[.C85];[.C91];[.C103];[.C109];[.C115];[.C121];[.C127];[.C133];[.C139];[.C145];[.C157];[.C163];[.C169];[.C175];[.C181];[.C187];[.C193])" office:value-type="float" office:value="0.1952" calcext:value-type="float">
            <text:p>0.195</text:p>
          </table:table-cell>
          <table:table-cell table:style-name="ce19" table:formula="of:=MEDIAN([.D24];[.D29];[.D34];[.D39];[.D44];[.D49];[.D54];[.D59];[.D64];[.D69];[.D74];[.D79];[.D85];[.D91];[.D103];[.D109];[.D115];[.D121];[.D127];[.D133];[.D139];[.D145];[.D157];[.D163];[.D169];[.D175];[.D181];[.D187];[.D193])" office:value-type="float" office:value="0.4778" calcext:value-type="float">
            <text:p>0.478</text:p>
          </table:table-cell>
          <table:table-cell table:style-name="ce19" table:formula="of:=MEDIAN([.E24];[.E29];[.E34];[.E39];[.E44];[.E49];[.E54];[.E59];[.E64];[.E69];[.E74];[.E79];[.E85];[.E91];[.E103];[.E109];[.E115];[.E121];[.E127];[.E133];[.E139];[.E145];[.E157];[.E163];[.E169];[.E175];[.E181];[.E187];[.E193])" office:value-type="float" office:value="0.4672" calcext:value-type="float">
            <text:p>0.467</text:p>
          </table:table-cell>
          <table:table-cell table:style-name="ce19" table:formula="of:=MEDIAN([.F24];[.F29];[.F34];[.F39];[.F44];[.F49];[.F54];[.F59];[.F64];[.F69];[.F74];[.F79];[.F85];[.F91];[.F103];[.F109];[.F115];[.F121];[.F127];[.F133];[.F139];[.F145];[.F157];[.F163];[.F169];[.F175];[.F181];[.F187];[.F193])" office:value-type="float" office:value="0.3" calcext:value-type="float">
            <text:p>0.300</text:p>
          </table:table-cell>
          <table:table-cell table:style-name="ce19" table:formula="of:=MEDIAN([.G24];[.G29];[.G34];[.G39];[.G44];[.G49];[.G54];[.G59];[.G64];[.G69];[.G74];[.G79];[.G85];[.G91];[.G103];[.G109];[.G115];[.G121];[.G127];[.G133];[.G139];[.G145];[.G157];[.G163];[.G169];[.G175];[.G181];[.G187];[.G193])" office:value-type="float" office:value="0.306" calcext:value-type="float">
            <text:p>0.306</text:p>
          </table:table-cell>
          <table:table-cell table:style-name="ce19" table:formula="of:=MEDIAN([.H24];[.H29];[.H34];[.H39];[.H44];[.H49];[.H54];[.H59];[.H64];[.H69];[.H74];[.H79];[.H85];[.H91];[.H103];[.H109];[.H115];[.H121];[.H127];[.H133];[.H139];[.H145];[.H157];[.H163];[.H169];[.H175];[.H181];[.H187];[.H193])" office:value-type="float" office:value="0.4728" calcext:value-type="float">
            <text:p>0.473</text:p>
          </table:table-cell>
          <table:table-cell table:style-name="ce19" table:formula="of:=MEDIAN([.I24];[.I29];[.I34];[.I39];[.I44];[.I49];[.I54];[.I59];[.I64];[.I69];[.I74];[.I79];[.I85];[.I91];[.I103];[.I109];[.I115];[.I121];[.I127];[.I133];[.I139];[.I145];[.I157];[.I163];[.I169];[.I175];[.I181];[.I187];[.I193])" office:value-type="float" office:value="0.1018" calcext:value-type="float">
            <text:p>0.102</text:p>
          </table:table-cell>
          <table:table-cell table:style-name="ce19" table:formula="of:=MEDIAN([.J24];[.J29];[.J34];[.J39];[.J44];[.J49];[.J54];[.J59];[.J64];[.J69];[.J74];[.J79];[.J85];[.J91];[.J103];[.J109];[.J115];[.J121];[.J127];[.J133];[.J139];[.J145];[.J157];[.J163];[.J169];[.J175];[.J181];[.J187];[.J193])" office:value-type="float" office:value="0.666" calcext:value-type="float">
            <text:p>0.666</text:p>
          </table:table-cell>
          <table:table-cell/>
          <table:table-cell table:style-name="ce22" table:number-columns-repeated="3"/>
          <table:table-cell/>
        </table:table-row>
        <table:table-row table:style-name="ro1">
          <table:table-cell table:style-name="ce6" office:value-type="string" calcext:value-type="string">
            <text:p>standard dev.</text:p>
          </table:table-cell>
          <table:table-cell table:style-name="ce7"/>
          <table:table-cell table:style-name="ce19" table:formula="of:=STDEV([.C24];[.C29];[.C34];[.C39];[.C44];[.C49];[.C54];[.C59];[.C64];[.C69];[.C74];[.C79];[.C85];[.C91];[.C103];[.C109];[.C115];[.C121];[.C127];[.C133];[.C139];[.C145];[.C157];[.C163];[.C169];[.C175];[.C181];[.C187];[.C193])" office:value-type="float" office:value="0.249851238379121" calcext:value-type="float">
            <text:p>0.250</text:p>
          </table:table-cell>
          <table:table-cell table:style-name="ce19" table:formula="of:=STDEV([.D24];[.D29];[.D34];[.D39];[.D44];[.D49];[.D54];[.D59];[.D64];[.D69];[.D74];[.D79];[.D85];[.D91];[.D103];[.D109];[.D115];[.D121];[.D127];[.D133];[.D139];[.D145];[.D157];[.D163];[.D169];[.D175];[.D181];[.D187];[.D193])" office:value-type="float" office:value="0.166608795837255" calcext:value-type="float">
            <text:p>0.167</text:p>
          </table:table-cell>
          <table:table-cell table:style-name="ce19" table:formula="of:=STDEV([.E24];[.E29];[.E34];[.E39];[.E44];[.E49];[.E54];[.E59];[.E64];[.E69];[.E74];[.E79];[.E85];[.E91];[.E103];[.E109];[.E115];[.E121];[.E127];[.E133];[.E139];[.E145];[.E157];[.E163];[.E169];[.E175];[.E181];[.E187];[.E193])" office:value-type="float" office:value="0.176473603481105" calcext:value-type="float">
            <text:p>0.176</text:p>
          </table:table-cell>
          <table:table-cell table:style-name="ce19" table:formula="of:=STDEV([.F24];[.F29];[.F34];[.F39];[.F44];[.F49];[.F54];[.F59];[.F64];[.F69];[.F74];[.F79];[.F85];[.F91];[.F103];[.F109];[.F115];[.F121];[.F127];[.F133];[.F139];[.F145];[.F157];[.F163];[.F169];[.F175];[.F181];[.F187];[.F193])" office:value-type="float" office:value="0.22629795121697" calcext:value-type="float">
            <text:p>0.226</text:p>
          </table:table-cell>
          <table:table-cell table:style-name="ce19" table:formula="of:=STDEV([.G24];[.G29];[.G34];[.G39];[.G44];[.G49];[.G54];[.G59];[.G64];[.G69];[.G74];[.G79];[.G85];[.G91];[.G103];[.G109];[.G115];[.G121];[.G127];[.G133];[.G139];[.G145];[.G157];[.G163];[.G169];[.G175];[.G181];[.G187];[.G193])" office:value-type="float" office:value="0.240795928158133" calcext:value-type="float">
            <text:p>0.241</text:p>
          </table:table-cell>
          <table:table-cell table:style-name="ce19" table:formula="of:=STDEV([.H24];[.H29];[.H34];[.H39];[.H44];[.H49];[.H54];[.H59];[.H64];[.H69];[.H74];[.H79];[.H85];[.H91];[.H103];[.H109];[.H115];[.H121];[.H127];[.H133];[.H139];[.H145];[.H157];[.H163];[.H169];[.H175];[.H181];[.H187];[.H193])" office:value-type="float" office:value="0.159171694770076" calcext:value-type="float">
            <text:p>0.159</text:p>
          </table:table-cell>
          <table:table-cell table:style-name="ce19" table:formula="of:=STDEV([.I24];[.I29];[.I34];[.I39];[.I44];[.I49];[.I54];[.I59];[.I64];[.I69];[.I74];[.I79];[.I85];[.I91];[.I103];[.I109];[.I115];[.I121];[.I127];[.I133];[.I139];[.I145];[.I157];[.I163];[.I169];[.I175];[.I181];[.I187];[.I193])" office:value-type="float" office:value="0.28755103610218" calcext:value-type="float">
            <text:p>0.288</text:p>
          </table:table-cell>
          <table:table-cell table:style-name="ce19" table:formula="of:=STDEV([.J24];[.J29];[.J34];[.J39];[.J44];[.J49];[.J54];[.J59];[.J64];[.J69];[.J74];[.J79];[.J85];[.J91];[.J103];[.J109];[.J115];[.J121];[.J127];[.J133];[.J139];[.J145];[.J157];[.J163];[.J169];[.J175];[.J181];[.J187];[.J193])" office:value-type="float" office:value="0.103738362158129" calcext:value-type="float">
            <text:p>0.104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ranking avg.</text:p>
          </table:table-cell>
          <table:table-cell table:style-name="ce7"/>
          <table:table-cell table:style-name="ce19" table:formula="of:=SUM([.C25];[.C30];[.C35];[.C40];[.C45];[.C50];[.C55];[.C60];[.C65];[.C70];[.C75];[.C80];[.C86];[.C92];[.C104];[.C110];[.C116];[.C122];[.C128];[.C134];[.C140];[.C146];[.C158];[.C164];[.C170];[.C176];[.C182];[.C188];[.C194])/33" office:value-type="float" office:value="2.72727272727273" calcext:value-type="float">
            <text:p>2.727</text:p>
          </table:table-cell>
          <table:table-cell table:style-name="ce19" table:formula="of:=SUM([.D25];[.D30];[.D35];[.D40];[.D45];[.D50];[.D55];[.D60];[.D65];[.D70];[.D75];[.D80];[.D86];[.D92];[.D104];[.D110];[.D116];[.D122];[.D128];[.D134];[.D140];[.D146];[.D158];[.D164];[.D170];[.D176];[.D182];[.D188];[.D194])/33" office:value-type="float" office:value="4.6969696969697" calcext:value-type="float">
            <text:p>4.697</text:p>
          </table:table-cell>
          <table:table-cell table:style-name="ce19" table:formula="of:=SUM([.E25];[.E30];[.E35];[.E40];[.E45];[.E50];[.E55];[.E60];[.E65];[.E70];[.E75];[.E80];[.E86];[.E92];[.E104];[.E110];[.E116];[.E122];[.E128];[.E134];[.E140];[.E146];[.E158];[.E164];[.E170];[.E176];[.E182];[.E188];[.E194])/33" office:value-type="float" office:value="4.24242424242424" calcext:value-type="float">
            <text:p>4.242</text:p>
          </table:table-cell>
          <table:table-cell table:style-name="ce19" table:formula="of:=SUM([.F25];[.F30];[.F35];[.F40];[.F45];[.F50];[.F55];[.F60];[.F65];[.F70];[.F75];[.F80];[.F86];[.F92];[.F104];[.F110];[.F116];[.F122];[.F128];[.F134];[.F140];[.F146];[.F158];[.F164];[.F170];[.F176];[.F182];[.F188];[.F194])/33" office:value-type="float" office:value="2.81818181818182" calcext:value-type="float">
            <text:p>2.818</text:p>
          </table:table-cell>
          <table:table-cell table:style-name="ce19" table:formula="of:=SUM([.G25];[.G30];[.G35];[.G40];[.G45];[.G50];[.G55];[.G60];[.G65];[.G70];[.G75];[.G80];[.G86];[.G92];[.G104];[.G110];[.G116];[.G122];[.G128];[.G134];[.G140];[.G146];[.G158];[.G164];[.G170];[.G176];[.G182];[.G188];[.G194])/33" office:value-type="float" office:value="3.33333333333333" calcext:value-type="float">
            <text:p>3.333</text:p>
          </table:table-cell>
          <table:table-cell table:style-name="ce19" table:formula="of:=SUM([.H25];[.H30];[.H35];[.H40];[.H45];[.H50];[.H55];[.H60];[.H65];[.H70];[.H75];[.H80];[.H86];[.H92];[.H104];[.H110];[.H116];[.H122];[.H128];[.H134];[.H140];[.H146];[.H158];[.H164];[.H170];[.H176];[.H182];[.H188];[.H194])/33" office:value-type="float" office:value="4.36363636363636" calcext:value-type="float">
            <text:p>4.364</text:p>
          </table:table-cell>
          <table:table-cell table:style-name="ce19" table:formula="of:=SUM([.I25];[.I30];[.I35];[.I40];[.I45];[.I50];[.I55];[.I60];[.I65];[.I70];[.I75];[.I80];[.I86];[.I92];[.I104];[.I110];[.I116];[.I122];[.I128];[.I134];[.I140];[.I146];[.I158];[.I164];[.I170];[.I176];[.I182];[.I188];[.I194])/33" office:value-type="float" office:value="1.93939393939394" calcext:value-type="float">
            <text:p>1.939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6" office:value-type="string" calcext:value-type="string">
            <text:p>ranking median</text:p>
          </table:table-cell>
          <table:table-cell table:style-name="ce7"/>
          <table:table-cell table:style-name="ce6" table:formula="of:=MEDIAN([.C25];[.C30];[.C35];[.C40];[.C45];[.C50];[.C55];[.C60];[.C65];[.C70];[.C75];[.C80];[.C86];[.C92];[.C104];[.C110];[.C116];[.C122];[.C128];[.C134];[.C140];[.C146];[.C158];[.C164];[.C170];[.C176];[.C182];[.C188];[.C194])" office:value-type="float" office:value="2" calcext:value-type="float">
            <text:p>2</text:p>
          </table:table-cell>
          <table:table-cell table:style-name="ce6" table:formula="of:=MEDIAN([.D25];[.D30];[.D35];[.D40];[.D45];[.D50];[.D55];[.D60];[.D65];[.D70];[.D75];[.D80];[.D86];[.D92];[.D104];[.D110];[.D116];[.D122];[.D128];[.D134];[.D140];[.D146];[.D158];[.D164];[.D170];[.D176];[.D182];[.D188];[.D194])" office:value-type="float" office:value="7" calcext:value-type="float">
            <text:p>7</text:p>
          </table:table-cell>
          <table:table-cell table:style-name="ce6" table:formula="of:=MEDIAN([.E25];[.E30];[.E35];[.E40];[.E45];[.E50];[.E55];[.E60];[.E65];[.E70];[.E75];[.E80];[.E86];[.E92];[.E104];[.E110];[.E116];[.E122];[.E128];[.E134];[.E140];[.E146];[.E158];[.E164];[.E170];[.E176];[.E182];[.E188];[.E194])" office:value-type="float" office:value="5" calcext:value-type="float">
            <text:p>5</text:p>
          </table:table-cell>
          <table:table-cell table:style-name="ce6" table:formula="of:=MEDIAN([.F25];[.F30];[.F35];[.F40];[.F45];[.F50];[.F55];[.F60];[.F65];[.F70];[.F75];[.F80];[.F86];[.F92];[.F104];[.F110];[.F116];[.F122];[.F128];[.F134];[.F140];[.F146];[.F158];[.F164];[.F170];[.F176];[.F182];[.F188];[.F194])" office:value-type="float" office:value="3" calcext:value-type="float">
            <text:p>3</text:p>
          </table:table-cell>
          <table:table-cell table:style-name="ce6" table:formula="of:=MEDIAN([.G25];[.G30];[.G35];[.G40];[.G45];[.G50];[.G55];[.G60];[.G65];[.G70];[.G75];[.G80];[.G86];[.G92];[.G104];[.G110];[.G116];[.G122];[.G128];[.G134];[.G140];[.G146];[.G158];[.G164];[.G170];[.G176];[.G182];[.G188];[.G194])" office:value-type="float" office:value="4" calcext:value-type="float">
            <text:p>4</text:p>
          </table:table-cell>
          <table:table-cell table:style-name="ce6" table:formula="of:=MEDIAN([.H25];[.H30];[.H35];[.H40];[.H45];[.H50];[.H55];[.H60];[.H65];[.H70];[.H75];[.H80];[.H86];[.H92];[.H104];[.H110];[.H116];[.H122];[.H128];[.H134];[.H140];[.H146];[.H158];[.H164];[.H170];[.H176];[.H182];[.H188];[.H194])" office:value-type="float" office:value="6" calcext:value-type="float">
            <text:p>6</text:p>
          </table:table-cell>
          <table:table-cell table:style-name="ce6" table:formula="of:=MEDIAN([.I25];[.I30];[.I35];[.I40];[.I45];[.I50];[.I55];[.I60];[.I65];[.I70];[.I75];[.I80];[.I86];[.I92];[.I104];[.I110];[.I116];[.I122];[.I128];[.I134];[.I140];[.I146];[.I158];[.I164];[.I170];[.I176];[.I182];[.I188];[.I194])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6" office:value-type="string" calcext:value-type="string">
            <text:p>ranking SD</text:p>
          </table:table-cell>
          <table:table-cell table:style-name="ce7"/>
          <table:table-cell table:style-name="ce19" table:formula="of:=STDEV([.C25];[.C30];[.C35];[.C40];[.C45];[.C50];[.C55];[.C60];[.C65];[.C70];[.C75];[.C80];[.C86];[.C92];[.C104];[.C110];[.C116];[.C122];[.C128];[.C134];[.C140];[.C146];[.C158];[.C164];[.C170];[.C176];[.C182];[.C188];[.C194])" office:value-type="float" office:value="1.79969893486595" calcext:value-type="float">
            <text:p>1.800</text:p>
          </table:table-cell>
          <table:table-cell table:style-name="ce19" table:formula="of:=STDEV([.D25];[.D30];[.D35];[.D40];[.D45];[.D50];[.D55];[.D60];[.D65];[.D70];[.D75];[.D80];[.D86];[.D92];[.D104];[.D110];[.D116];[.D122];[.D128];[.D134];[.D140];[.D146];[.D158];[.D164];[.D170];[.D176];[.D182];[.D188];[.D194])" office:value-type="float" office:value="2.33415420700282" calcext:value-type="float">
            <text:p>2.334</text:p>
          </table:table-cell>
          <table:table-cell table:style-name="ce19" table:formula="of:=STDEV([.E25];[.E30];[.E35];[.E40];[.E45];[.E50];[.E55];[.E60];[.E65];[.E70];[.E75];[.E80];[.E86];[.E92];[.E104];[.E110];[.E116];[.E122];[.E128];[.E134];[.E140];[.E146];[.E158];[.E164];[.E170];[.E176];[.E182];[.E188];[.E194])" office:value-type="float" office:value="1.33814812113184" calcext:value-type="float">
            <text:p>1.338</text:p>
          </table:table-cell>
          <table:table-cell table:style-name="ce19" table:formula="of:=STDEV([.F25];[.F30];[.F35];[.F40];[.F45];[.F50];[.F55];[.F60];[.F65];[.F70];[.F75];[.F80];[.F86];[.F92];[.F104];[.F110];[.F116];[.F122];[.F128];[.F134];[.F140];[.F146];[.F158];[.F164];[.F170];[.F176];[.F182];[.F188];[.F194])" office:value-type="float" office:value="1.6557111192309" calcext:value-type="float">
            <text:p>1.656</text:p>
          </table:table-cell>
          <table:table-cell table:style-name="ce19" table:formula="of:=STDEV([.G25];[.G30];[.G35];[.G40];[.G45];[.G50];[.G55];[.G60];[.G65];[.G70];[.G75];[.G80];[.G86];[.G92];[.G104];[.G110];[.G116];[.G122];[.G128];[.G134];[.G140];[.G146];[.G158];[.G164];[.G170];[.G176];[.G182];[.G188];[.G194])" office:value-type="float" office:value="1.1457782864819" calcext:value-type="float">
            <text:p>1.146</text:p>
          </table:table-cell>
          <table:table-cell table:style-name="ce19" table:formula="of:=STDEV([.H25];[.H30];[.H35];[.H40];[.H45];[.H50];[.H55];[.H60];[.H65];[.H70];[.H75];[.H80];[.H86];[.H92];[.H104];[.H110];[.H116];[.H122];[.H128];[.H134];[.H140];[.H146];[.H158];[.H164];[.H170];[.H176];[.H182];[.H188];[.H194])" office:value-type="float" office:value="1.56941205143586" calcext:value-type="float">
            <text:p>1.569</text:p>
          </table:table-cell>
          <table:table-cell table:style-name="ce19" table:formula="of:=STDEV([.I25];[.I30];[.I35];[.I40];[.I45];[.I50];[.I55];[.I60];[.I65];[.I70];[.I75];[.I80];[.I86];[.I92];[.I104];[.I110];[.I116];[.I122];[.I128];[.I134];[.I140];[.I146];[.I158];[.I164];[.I170];[.I176];[.I182];[.I188];[.I194])" office:value-type="float" office:value="1.63399839012046" calcext:value-type="float">
            <text:p>1.634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9" loext:min-decimal-places="9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0:21:47.065717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27:49.602258182</meta:creation-date>
    <dc:date>2020-03-12T15:11:35.045897582</dc:date>
    <meta:editing-duration>P2DT1H36M12S</meta:editing-duration>
    <meta:editing-cycles>73</meta:editing-cycles>
    <meta:generator>LibreOffice/6.0.7.3$Linux_X86_64 LibreOffice_project/00m0$Build-3</meta:generator>
    <meta:document-statistic meta:table-count="3" meta:cell-count="2761" meta:object-count="0"/>
  </office:meta>
</office:document-meta>
</file>